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55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5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7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5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37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1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38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8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2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8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6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0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8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8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9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3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4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35" draw:master-page-name="Master1-Layout7-blank-Blank" presentation:presentation-page-layout-name="Master1-PPL7" draw:id="Slide-256">
        <draw:custom-shape svg:x="0.44828in" svg:y="0.89655in" svg:width="1.5431in" svg:height="0.86207in" draw:id="id63" draw:style-name="a338" draw:name="Flowchart: Alternate Process 3">
          <svg:title/>
          <svg:desc/>
          <text:p text:style-name="a337" text:class-names="" text:cond-style-name=""><text:span text:style-name="a336" text:class-names="">START</text:span></text:p>
          <draw:enhanced-geometry xmlns:dr3d="urn:oasis:names:tc:opendocument:xmlns:dr3d:1.0" draw:path-stretchpoint-x="21600" draw:path-stretchpoint-y="21600" draw:type="non-primitive" svg:viewBox="0 0 21600 21600" draw:enhanced-path="M ?f11 ?f22 A ?f69 ?f70 ?f71 ?f72 ?f11 ?f22 ?f66 ?f68  W ?f73 ?f74 ?f75 ?f76 ?f11 ?f22 ?f66 ?f68 L ?f23 ?f11 A ?f112 ?f113 ?f114 ?f115 ?f23 ?f11 ?f109 ?f111  W ?f116 ?f117 ?f118 ?f119 ?f23 ?f11 ?f109 ?f111 L ?f17 ?f24 A ?f155 ?f156 ?f157 ?f158 ?f17 ?f24 ?f152 ?f154  W ?f159 ?f160 ?f161 ?f162 ?f17 ?f24 ?f152 ?f154 L ?f22 ?f18 A ?f198 ?f199 ?f200 ?f201 ?f22 ?f18 ?f195 ?f197  W ?f202 ?f203 ?f204 ?f205 ?f22 ?f18 ?f195 ?f197 Z N" draw:text-areas="?f27 ?f27 ?f28 ?f29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?f8 / 21600"/>
            <draw:equation draw:name="f13" draw:formula="?f7 / 21600"/>
            <draw:equation draw:name="f14" draw:formula="21600 * ?f8"/>
            <draw:equation draw:name="f15" draw:formula="21600 * ?f7"/>
            <draw:equation draw:name="f16" draw:formula="min(?f13, ?f12)"/>
            <draw:equation draw:name="f17" draw:formula="?f14 / ?f9"/>
            <draw:equation draw:name="f18" draw:formula="?f15 / ?f9"/>
            <draw:equation draw:name="f19" draw:formula="?f18 - ?f11"/>
            <draw:equation draw:name="f20" draw:formula="?f17 - ?f11"/>
            <draw:equation draw:name="f21" draw:formula="min(?f20, ?f19)"/>
            <draw:equation draw:name="f22" draw:formula="?f21 / 6"/>
            <draw:equation draw:name="f23" draw:formula="?f17 - ?f22"/>
            <draw:equation draw:name="f24" draw:formula="?f18 - ?f22"/>
            <draw:equation draw:name="f25" draw:formula="?f22 * 29289"/>
            <draw:equation draw:name="f26" draw:formula="?f22 * ?f16"/>
            <draw:equation draw:name="f27" draw:formula="?f25 / 100000"/>
            <draw:equation draw:name="f28" draw:formula="?f17 - ?f27"/>
            <draw:equation draw:name="f29" draw:formula="?f18 - ?f27"/>
            <draw:equation draw:name="f30" draw:formula="21550000 - ?f2"/>
            <draw:equation draw:name="f31" draw:formula="if(?f30, ?f2, 21550000)"/>
            <draw:equation draw:name="f32" draw:formula="-21550000 - ?f31"/>
            <draw:equation draw:name="f33" draw:formula="if(?f32, -21550000, ?f31)"/>
            <draw:equation draw:name="f34" draw:formula="?f1 + ?f33"/>
            <draw:equation draw:name="f35" draw:formula="?f1 + ?f2"/>
            <draw:equation draw:name="f36" draw:formula="?f35 * ?f10 / ?f1"/>
            <draw:equation draw:name="f37" draw:formula="0 - ?f36"/>
            <draw:equation draw:name="f38" draw:formula="cos(?f37)"/>
            <draw:equation draw:name="f39" draw:formula="0 - ?f38"/>
            <draw:equation draw:name="f40" draw:formula="?f39 * ?f26"/>
            <draw:equation draw:name="f41" draw:formula="sin(?f37)"/>
            <draw:equation draw:name="f42" draw:formula="0 - ?f41"/>
            <draw:equation draw:name="f43" draw:formula="?f42 * ?f26"/>
            <draw:equation draw:name="f44" draw:formula="sqrt(?f40 * ?f40 + ?f43 * ?f43 + 0 * 0)"/>
            <draw:equation draw:name="f45" draw:formula="?f26 * ?f26 / ?f44"/>
            <draw:equation draw:name="f46" draw:formula="?f42 * ?f45"/>
            <draw:equation draw:name="f47" draw:formula="?f11 - ?f46"/>
            <draw:equation draw:name="f48" draw:formula="?f39 * ?f45"/>
            <draw:equation draw:name="f49" draw:formula="?f22 - ?f48"/>
            <draw:equation draw:name="f50" draw:formula="?f47 - ?f26"/>
            <draw:equation draw:name="f51" draw:formula="?f49 - ?f26"/>
            <draw:equation draw:name="f52" draw:formula="?f47 + ?f26"/>
            <draw:equation draw:name="f53" draw:formula="?f49 + ?f26"/>
            <draw:equation draw:name="f54" draw:formula="?f34 + ?f2"/>
            <draw:equation draw:name="f55" draw:formula="?f54 * ?f10 / ?f1"/>
            <draw:equation draw:name="f56" draw:formula="0 - ?f55"/>
            <draw:equation draw:name="f57" draw:formula="cos(?f56)"/>
            <draw:equation draw:name="f58" draw:formula="0 - ?f57"/>
            <draw:equation draw:name="f59" draw:formula="?f58 * ?f26"/>
            <draw:equation draw:name="f60" draw:formula="sin(?f56)"/>
            <draw:equation draw:name="f61" draw:formula="0 - ?f60"/>
            <draw:equation draw:name="f62" draw:formula="?f61 * ?f26"/>
            <draw:equation draw:name="f63" draw:formula="sqrt(?f59 * ?f59 + ?f62 * ?f62 + 0 * 0)"/>
            <draw:equation draw:name="f64" draw:formula="?f26 * ?f26 / ?f63"/>
            <draw:equation draw:name="f65" draw:formula="?f61 * ?f64"/>
            <draw:equation draw:name="f66" draw:formula="?f47 + ?f65"/>
            <draw:equation draw:name="f67" draw:formula="?f58 * ?f64"/>
            <draw:equation draw:name="f68" draw:formula="?f49 + ?f67"/>
            <draw:equation draw:name="f69" draw:formula="if(?f33, ?f11, ?f50)"/>
            <draw:equation draw:name="f70" draw:formula="if(?f33, ?f22, ?f51)"/>
            <draw:equation draw:name="f71" draw:formula="if(?f33, ?f11, ?f52)"/>
            <draw:equation draw:name="f72" draw:formula="if(?f33, ?f22, ?f53)"/>
            <draw:equation draw:name="f73" draw:formula="if(?f33, ?f50, ?f66)"/>
            <draw:equation draw:name="f74" draw:formula="if(?f33, ?f51, ?f68)"/>
            <draw:equation draw:name="f75" draw:formula="if(?f33, ?f52, ?f66)"/>
            <draw:equation draw:name="f76" draw:formula="if(?f33, ?f53, ?f68)"/>
            <draw:equation draw:name="f77" draw:formula="?f0 + ?f33"/>
            <draw:equation draw:name="f78" draw:formula="?f0 + ?f2"/>
            <draw:equation draw:name="f79" draw:formula="?f78 * ?f10 / ?f1"/>
            <draw:equation draw:name="f80" draw:formula="0 - ?f79"/>
            <draw:equation draw:name="f81" draw:formula="cos(?f80)"/>
            <draw:equation draw:name="f82" draw:formula="0 - ?f81"/>
            <draw:equation draw:name="f83" draw:formula="?f82 * ?f26"/>
            <draw:equation draw:name="f84" draw:formula="sin(?f80)"/>
            <draw:equation draw:name="f85" draw:formula="0 - ?f84"/>
            <draw:equation draw:name="f86" draw:formula="?f85 * ?f26"/>
            <draw:equation draw:name="f87" draw:formula="sqrt(?f83 * ?f83 + ?f86 * ?f86 + 0 * 0)"/>
            <draw:equation draw:name="f88" draw:formula="?f26 * ?f26 / ?f87"/>
            <draw:equation draw:name="f89" draw:formula="?f85 * ?f88"/>
            <draw:equation draw:name="f90" draw:formula="?f23 - ?f89"/>
            <draw:equation draw:name="f91" draw:formula="?f82 * ?f88"/>
            <draw:equation draw:name="f92" draw:formula="?f11 - ?f91"/>
            <draw:equation draw:name="f93" draw:formula="?f90 - ?f26"/>
            <draw:equation draw:name="f94" draw:formula="?f92 - ?f26"/>
            <draw:equation draw:name="f95" draw:formula="?f90 + ?f26"/>
            <draw:equation draw:name="f96" draw:formula="?f92 + ?f26"/>
            <draw:equation draw:name="f97" draw:formula="?f77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26"/>
            <draw:equation draw:name="f103" draw:formula="sin(?f99)"/>
            <draw:equation draw:name="f104" draw:formula="0 - ?f103"/>
            <draw:equation draw:name="f105" draw:formula="?f104 * ?f26"/>
            <draw:equation draw:name="f106" draw:formula="sqrt(?f102 * ?f102 + ?f105 * ?f105 + 0 * 0)"/>
            <draw:equation draw:name="f107" draw:formula="?f26 * ?f26 / ?f106"/>
            <draw:equation draw:name="f108" draw:formula="?f104 * ?f107"/>
            <draw:equation draw:name="f109" draw:formula="?f90 + ?f108"/>
            <draw:equation draw:name="f110" draw:formula="?f101 * ?f107"/>
            <draw:equation draw:name="f111" draw:formula="?f92 + ?f110"/>
            <draw:equation draw:name="f112" draw:formula="if(?f33, ?f23, ?f93)"/>
            <draw:equation draw:name="f113" draw:formula="if(?f33, ?f11, ?f94)"/>
            <draw:equation draw:name="f114" draw:formula="if(?f33, ?f23, ?f95)"/>
            <draw:equation draw:name="f115" draw:formula="if(?f33, ?f11, ?f96)"/>
            <draw:equation draw:name="f116" draw:formula="if(?f33, ?f93, ?f109)"/>
            <draw:equation draw:name="f117" draw:formula="if(?f33, ?f94, ?f111)"/>
            <draw:equation draw:name="f118" draw:formula="if(?f33, ?f95, ?f109)"/>
            <draw:equation draw:name="f119" draw:formula="if(?f33, ?f96, ?f111)"/>
            <draw:equation draw:name="f120" draw:formula="?f11 + ?f33"/>
            <draw:equation draw:name="f121" draw:formula="?f11 + ?f2"/>
            <draw:equation draw:name="f122" draw:formula="?f121 * ?f10 / ?f1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26"/>
            <draw:equation draw:name="f127" draw:formula="sin(?f123)"/>
            <draw:equation draw:name="f128" draw:formula="0 - ?f127"/>
            <draw:equation draw:name="f129" draw:formula="?f128 * ?f26"/>
            <draw:equation draw:name="f130" draw:formula="sqrt(?f126 * ?f126 + ?f129 * ?f129 + 0 * 0)"/>
            <draw:equation draw:name="f131" draw:formula="?f26 * ?f26 / ?f130"/>
            <draw:equation draw:name="f132" draw:formula="?f128 * ?f131"/>
            <draw:equation draw:name="f133" draw:formula="?f17 - ?f132"/>
            <draw:equation draw:name="f134" draw:formula="?f125 * ?f131"/>
            <draw:equation draw:name="f135" draw:formula="?f24 - ?f134"/>
            <draw:equation draw:name="f136" draw:formula="?f133 - ?f26"/>
            <draw:equation draw:name="f137" draw:formula="?f135 - ?f26"/>
            <draw:equation draw:name="f138" draw:formula="?f133 + ?f26"/>
            <draw:equation draw:name="f139" draw:formula="?f135 + ?f26"/>
            <draw:equation draw:name="f140" draw:formula="?f120 + ?f2"/>
            <draw:equation draw:name="f141" draw:formula="?f140 * ?f10 / ?f1"/>
            <draw:equation draw:name="f142" draw:formula="0 - ?f141"/>
            <draw:equation draw:name="f143" draw:formula="cos(?f142)"/>
            <draw:equation draw:name="f144" draw:formula="0 - ?f143"/>
            <draw:equation draw:name="f145" draw:formula="?f144 * ?f26"/>
            <draw:equation draw:name="f146" draw:formula="sin(?f142)"/>
            <draw:equation draw:name="f147" draw:formula="0 - ?f146"/>
            <draw:equation draw:name="f148" draw:formula="?f147 * ?f26"/>
            <draw:equation draw:name="f149" draw:formula="sqrt(?f145 * ?f145 + ?f148 * ?f148 + 0 * 0)"/>
            <draw:equation draw:name="f150" draw:formula="?f26 * ?f26 / ?f149"/>
            <draw:equation draw:name="f151" draw:formula="?f147 * ?f150"/>
            <draw:equation draw:name="f152" draw:formula="?f133 + ?f151"/>
            <draw:equation draw:name="f153" draw:formula="?f144 * ?f150"/>
            <draw:equation draw:name="f154" draw:formula="?f135 + ?f153"/>
            <draw:equation draw:name="f155" draw:formula="if(?f33, ?f17, ?f136)"/>
            <draw:equation draw:name="f156" draw:formula="if(?f33, ?f24, ?f137)"/>
            <draw:equation draw:name="f157" draw:formula="if(?f33, ?f17, ?f138)"/>
            <draw:equation draw:name="f158" draw:formula="if(?f33, ?f24, ?f139)"/>
            <draw:equation draw:name="f159" draw:formula="if(?f33, ?f136, ?f152)"/>
            <draw:equation draw:name="f160" draw:formula="if(?f33, ?f137, ?f154)"/>
            <draw:equation draw:name="f161" draw:formula="if(?f33, ?f138, ?f152)"/>
            <draw:equation draw:name="f162" draw:formula="if(?f33, ?f139, ?f154)"/>
            <draw:equation draw:name="f163" draw:formula="?f2 + ?f33"/>
            <draw:equation draw:name="f164" draw:formula="?f2 + ?f2"/>
            <draw:equation draw:name="f165" draw:formula="?f164 * ?f10 / ?f1"/>
            <draw:equation draw:name="f166" draw:formula="0 - ?f165"/>
            <draw:equation draw:name="f167" draw:formula="cos(?f166)"/>
            <draw:equation draw:name="f168" draw:formula="0 - ?f167"/>
            <draw:equation draw:name="f169" draw:formula="?f168 * ?f26"/>
            <draw:equation draw:name="f170" draw:formula="sin(?f166)"/>
            <draw:equation draw:name="f171" draw:formula="0 - ?f170"/>
            <draw:equation draw:name="f172" draw:formula="?f171 * ?f26"/>
            <draw:equation draw:name="f173" draw:formula="sqrt(?f169 * ?f169 + ?f172 * ?f172 + 0 * 0)"/>
            <draw:equation draw:name="f174" draw:formula="?f26 * ?f26 / ?f173"/>
            <draw:equation draw:name="f175" draw:formula="?f171 * ?f174"/>
            <draw:equation draw:name="f176" draw:formula="?f22 - ?f175"/>
            <draw:equation draw:name="f177" draw:formula="?f168 * ?f174"/>
            <draw:equation draw:name="f178" draw:formula="?f18 - ?f177"/>
            <draw:equation draw:name="f179" draw:formula="?f176 - ?f26"/>
            <draw:equation draw:name="f180" draw:formula="?f178 - ?f26"/>
            <draw:equation draw:name="f181" draw:formula="?f176 + ?f26"/>
            <draw:equation draw:name="f182" draw:formula="?f178 + ?f26"/>
            <draw:equation draw:name="f183" draw:formula="?f163 + ?f2"/>
            <draw:equation draw:name="f184" draw:formula="?f183 * ?f10 / ?f1"/>
            <draw:equation draw:name="f185" draw:formula="0 - ?f184"/>
            <draw:equation draw:name="f186" draw:formula="cos(?f185)"/>
            <draw:equation draw:name="f187" draw:formula="0 - ?f186"/>
            <draw:equation draw:name="f188" draw:formula="?f187 * ?f26"/>
            <draw:equation draw:name="f189" draw:formula="sin(?f185)"/>
            <draw:equation draw:name="f190" draw:formula="0 - ?f189"/>
            <draw:equation draw:name="f191" draw:formula="?f190 * ?f26"/>
            <draw:equation draw:name="f192" draw:formula="sqrt(?f188 * ?f188 + ?f191 * ?f191 + 0 * 0)"/>
            <draw:equation draw:name="f193" draw:formula="?f26 * ?f26 / ?f192"/>
            <draw:equation draw:name="f194" draw:formula="?f190 * ?f193"/>
            <draw:equation draw:name="f195" draw:formula="?f176 + ?f194"/>
            <draw:equation draw:name="f196" draw:formula="?f187 * ?f193"/>
            <draw:equation draw:name="f197" draw:formula="?f178 + ?f196"/>
            <draw:equation draw:name="f198" draw:formula="if(?f33, ?f22, ?f179)"/>
            <draw:equation draw:name="f199" draw:formula="if(?f33, ?f18, ?f180)"/>
            <draw:equation draw:name="f200" draw:formula="if(?f33, ?f22, ?f181)"/>
            <draw:equation draw:name="f201" draw:formula="if(?f33, ?f18, ?f182)"/>
            <draw:equation draw:name="f202" draw:formula="if(?f33, ?f179, ?f195)"/>
            <draw:equation draw:name="f203" draw:formula="if(?f33, ?f180, ?f197)"/>
            <draw:equation draw:name="f204" draw:formula="if(?f33, ?f181, ?f195)"/>
            <draw:equation draw:name="f205" draw:formula="if(?f33, ?f182, ?f197)"/>
          </draw:enhanced-geometry>
        </draw:custom-shape>
        <draw:custom-shape svg:x="2.04454in" svg:y="1.30259in" svg:width="0.25546in" svg:height="0.14763in" draw:id="id64" draw:style-name="a341" draw:name="Arrow: Right 4">
          <svg:title/>
          <svg:desc/>
          <text:p text:style-name="a340" text:class-names="" text:cond-style-name=""><text:span text:style-name="a339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5359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6.66667in" svg:y="1.28978in" svg:width="0.43965in" svg:height="0.08033in" draw:id="id65" draw:style-name="a344" draw:name="Arrow: Right 7">
          <svg:title/>
          <svg:desc/>
          <text:p text:style-name="a343" text:class-names="" text:cond-style-name=""><text:span text:style-name="a342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9627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8.92247in" svg:y="1.15053in" svg:width="0.93333in" svg:height="0.11111in" draw:id="id66" draw:style-name="a347" draw:name="Arrow: Right 10">
          <svg:title/>
          <svg:desc/>
          <text:p text:style-name="a346" text:class-names="" text:cond-style-name=""><text:span text:style-name="a345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20314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0.93333in" svg:height="0.11111in" draw:id="id67" draw:style-name="a350" draw:transform="translate(-0.46666in -0.05555in) rotate(-1.5708) translate(10.60423in 2.15435in)" draw:name="Arrow: Right 11">
          <svg:title/>
          <svg:desc/>
          <text:p text:style-name="a349" text:class-names="" text:cond-style-name=""><text:span text:style-name="a348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20314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10.59984in" svg:y="3.415in" svg:width="0.05in" svg:height="0.67in" draw:id="id68" draw:style-name="a353" draw:name="Arrow: Down 16">
          <svg:title/>
          <svg:desc/>
          <text:p text:style-name="a352" text:class-names="" text:cond-style-name=""><text:span text:style-name="a351" text:class-names=""/></text:p>
          <draw:enhanced-geometry xmlns:dr3d="urn:oasis:names:tc:opendocument:xmlns:dr3d:1.0" draw:type="non-primitive" svg:viewBox="0 0 21600 21600" draw:enhanced-path="M ?f12 ?f8 L ?f12 ?f13 ?f8 ?f13 ?f10 ?f9 ?f9 ?f13 ?f15 ?f13 ?f15 ?f8 Z N" draw:text-areas="?f12 ?f20 ?f15 ?f23" draw:glue-points="?f20 ?f13 ?f21 ?f13" draw:glue-point-leaving-directions="-270, -90" draw:modifiers="20794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21600 * ?f14"/>
            <draw:equation draw:name="f19" draw:formula="?f16 * ?f12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3 + ?f22"/>
            <draw:equation draw:name="f24" draw:formula="$1 / ?f6"/>
            <draw:equation draw:name="f25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4.67804in" svg:y="0.91565in" svg:width="2.01656in" svg:height="0.93334in" draw:id="id69" draw:style-name="a356" draw:name="Flowchart: Process 17">
          <svg:title/>
          <svg:desc/>
          <text:p text:style-name="a355" text:class-names="" text:cond-style-name=""><text:span text:style-name="a354" text:class-names="">MOVE TO (1,0)</text:span></text:p>
          <draw:enhanced-geometry xmlns:dr3d="urn:oasis:names:tc:opendocument:xmlns:dr3d:1.0" draw:type="non-primitive" svg:viewBox="0 0 1 1" draw:enhanced-path="M ?f0 ?f0 L ?f1 ?f0 ?f1 ?f1 ?f0 ?f1 Z N" draw:text-areas="?f3 ?f3 ?f4 ?f4">
            <draw:equation draw:name="f0" draw:formula="0"/>
            <draw:equation draw:name="f1" draw:formula="1"/>
            <draw:equation draw:name="f2" draw:formula="?f1 - ?f0"/>
            <draw:equation draw:name="f3" draw:formula="?f0 / ?f2"/>
            <draw:equation draw:name="f4" draw:formula="?f1 / ?f2"/>
          </draw:enhanced-geometry>
        </draw:custom-shape>
        <draw:custom-shape svg:x="7.1444in" svg:y="0.8827in" svg:width="1.77807in" svg:height="0.85185in" draw:id="id70" draw:style-name="a359" draw:name="Flowchart: Process 18">
          <svg:title/>
          <svg:desc/>
          <text:p text:style-name="a358" text:class-names="" text:cond-style-name=""><text:span text:style-name="a357" text:class-names="">MOVE TO (2,0)</text:span></text:p>
          <draw:enhanced-geometry xmlns:dr3d="urn:oasis:names:tc:opendocument:xmlns:dr3d:1.0" draw:type="non-primitive" svg:viewBox="0 0 1 1" draw:enhanced-path="M ?f0 ?f0 L ?f1 ?f0 ?f1 ?f1 ?f0 ?f1 Z N" draw:text-areas="?f3 ?f3 ?f4 ?f4">
            <draw:equation draw:name="f0" draw:formula="0"/>
            <draw:equation draw:name="f1" draw:formula="1"/>
            <draw:equation draw:name="f2" draw:formula="?f1 - ?f0"/>
            <draw:equation draw:name="f3" draw:formula="?f0 / ?f2"/>
            <draw:equation draw:name="f4" draw:formula="?f1 / ?f2"/>
          </draw:enhanced-geometry>
        </draw:custom-shape>
        <draw:custom-shape svg:x="9.7286in" svg:y="0.85084in" svg:width="1.8624in" svg:height="0.59938in" draw:id="id71" draw:style-name="a362" draw:name="Flowchart: Process 19">
          <svg:title/>
          <svg:desc/>
          <text:p text:style-name="a361" text:class-names="" text:cond-style-name=""><text:span text:style-name="a360" text:class-names="">MOVE TO (3,0)</text:span></text:p>
          <draw:enhanced-geometry xmlns:dr3d="urn:oasis:names:tc:opendocument:xmlns:dr3d:1.0" draw:type="non-primitive" svg:viewBox="0 0 1 1" draw:enhanced-path="M ?f0 ?f0 L ?f1 ?f0 ?f1 ?f1 ?f0 ?f1 Z N" draw:text-areas="?f3 ?f3 ?f4 ?f4">
            <draw:equation draw:name="f0" draw:formula="0"/>
            <draw:equation draw:name="f1" draw:formula="1"/>
            <draw:equation draw:name="f2" draw:formula="?f1 - ?f0"/>
            <draw:equation draw:name="f3" draw:formula="?f0 / ?f2"/>
            <draw:equation draw:name="f4" draw:formula="?f1 / ?f2"/>
          </draw:enhanced-geometry>
        </draw:custom-shape>
        <draw:custom-shape svg:x="9.73804in" svg:y="2.7664in" svg:width="1.8624in" svg:height="0.76856in" draw:id="id72" draw:style-name="a365" draw:name="Flowchart: Process 20">
          <svg:title/>
          <svg:desc/>
          <text:p text:style-name="a364" text:class-names="" text:cond-style-name=""><text:span text:style-name="a363" text:class-names="">PICK UP THE FLOWER</text:span></text:p>
          <draw:enhanced-geometry xmlns:dr3d="urn:oasis:names:tc:opendocument:xmlns:dr3d:1.0" draw:type="non-primitive" svg:viewBox="0 0 1 1" draw:enhanced-path="M ?f0 ?f0 L ?f1 ?f0 ?f1 ?f1 ?f0 ?f1 Z N" draw:text-areas="?f3 ?f3 ?f4 ?f4">
            <draw:equation draw:name="f0" draw:formula="0"/>
            <draw:equation draw:name="f1" draw:formula="1"/>
            <draw:equation draw:name="f2" draw:formula="?f1 - ?f0"/>
            <draw:equation draw:name="f3" draw:formula="?f0 / ?f2"/>
            <draw:equation draw:name="f4" draw:formula="?f1 / ?f2"/>
          </draw:enhanced-geometry>
        </draw:custom-shape>
        <draw:custom-shape svg:x="9.75378in" svg:y="4.12105in" svg:width="1.84666in" svg:height="0.77886in" draw:id="id73" draw:style-name="a368" draw:name="Flowchart: Process 21">
          <svg:title/>
          <svg:desc/>
          <text:p text:style-name="a367" text:class-names="" text:cond-style-name=""><text:span text:style-name="a366" text:class-names="">MOVE TO (3,1)</text:span></text:p>
          <draw:enhanced-geometry xmlns:dr3d="urn:oasis:names:tc:opendocument:xmlns:dr3d:1.0" draw:type="non-primitive" svg:viewBox="0 0 1 1" draw:enhanced-path="M ?f0 ?f0 L ?f1 ?f0 ?f1 ?f1 ?f0 ?f1 Z N" draw:text-areas="?f3 ?f3 ?f4 ?f4">
            <draw:equation draw:name="f0" draw:formula="0"/>
            <draw:equation draw:name="f1" draw:formula="1"/>
            <draw:equation draw:name="f2" draw:formula="?f1 - ?f0"/>
            <draw:equation draw:name="f3" draw:formula="?f0 / ?f2"/>
            <draw:equation draw:name="f4" draw:formula="?f1 / ?f2"/>
          </draw:enhanced-geometry>
        </draw:custom-shape>
        <draw:custom-shape svg:x="10.52433in" svg:y="4.93596in" svg:width="0.1142in" svg:height="1.21216in" draw:id="id74" draw:style-name="a371" draw:name="Arrow: Down 22">
          <svg:title/>
          <svg:desc/>
          <text:p text:style-name="a370" text:class-names="" text:cond-style-name=""><text:span text:style-name="a369" text:class-names=""/></text:p>
          <draw:enhanced-geometry xmlns:dr3d="urn:oasis:names:tc:opendocument:xmlns:dr3d:1.0" draw:type="non-primitive" svg:viewBox="0 0 21600 21600" draw:enhanced-path="M ?f12 ?f8 L ?f12 ?f13 ?f8 ?f13 ?f10 ?f9 ?f9 ?f13 ?f15 ?f13 ?f15 ?f8 Z N" draw:text-areas="?f12 ?f20 ?f15 ?f23" draw:glue-points="?f20 ?f13 ?f21 ?f13" draw:glue-point-leaving-directions="-270, -90" draw:modifiers="20582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21600 * ?f14"/>
            <draw:equation draw:name="f19" draw:formula="?f16 * ?f12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3 + ?f22"/>
            <draw:equation draw:name="f24" draw:formula="$1 / ?f6"/>
            <draw:equation draw:name="f25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9.70151in" svg:y="6.40305in" svg:width="1.89666in" svg:height="0.67in" draw:id="id75" draw:style-name="a374" draw:name="Flowchart: Process 23">
          <svg:title/>
          <svg:desc/>
          <text:p text:style-name="a373" text:class-names="" text:cond-style-name=""><text:span text:style-name="a372" text:class-names="">MOVE TO (3,2)</text:span></text:p>
          <draw:enhanced-geometry xmlns:dr3d="urn:oasis:names:tc:opendocument:xmlns:dr3d:1.0" draw:type="non-primitive" svg:viewBox="0 0 1 1" draw:enhanced-path="M ?f0 ?f0 L ?f1 ?f0 ?f1 ?f1 ?f0 ?f1 Z N" draw:text-areas="?f3 ?f3 ?f4 ?f4">
            <draw:equation draw:name="f0" draw:formula="0"/>
            <draw:equation draw:name="f1" draw:formula="1"/>
            <draw:equation draw:name="f2" draw:formula="?f1 - ?f0"/>
            <draw:equation draw:name="f3" draw:formula="?f0 / ?f2"/>
            <draw:equation draw:name="f4" draw:formula="?f1 / ?f2"/>
          </draw:enhanced-geometry>
        </draw:custom-shape>
        <draw:custom-shape svg:x="7.00702in" svg:y="6.62694in" svg:width="1.50593in" svg:height="0.11111in" draw:id="id76" draw:style-name="a377" draw:name="Arrow: Left 24">
          <svg:title/>
          <svg:desc/>
          <text:p text:style-name="a376" text:class-names="" text:cond-style-name=""><text:span text:style-name="a375" text:class-names=""/></text:p>
          <draw:enhanced-geometry xmlns:dr3d="urn:oasis:names:tc:opendocument:xmlns:dr3d:1.0" draw:type="non-primitive" svg:viewBox="0 0 21600 21600" draw:enhanced-path="M ?f9 ?f13 L ?f12 ?f13 ?f12 ?f8 ?f8 ?f10 ?f12 ?f9 ?f12 ?f15 ?f9 ?f15 Z N" draw:text-areas="?f22 ?f13 ?f21 ?f15" draw:glue-points="?f12 ?f20 ?f12 ?f21" draw:glue-point-leaving-directions="-0, 180" draw:modifiers="797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?f12 * ?f13"/>
            <draw:equation draw:name="f17" draw:formula="21600 * ?f14"/>
            <draw:equation draw:name="f18" draw:formula="0 * ?f14"/>
            <draw:equation draw:name="f19" draw:formula="?f16 / 10800"/>
            <draw:equation draw:name="f20" draw:formula="?f18 / ?f14"/>
            <draw:equation draw:name="f21" draw:formula="?f17 / ?f14"/>
            <draw:equation draw:name="f22" draw:formula="?f12 - ?f19"/>
            <draw:equation draw:name="f23" draw:formula="$0 / ?f6"/>
            <draw:equation draw:name="f24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3.36508in" svg:y="6.59857in" svg:width="1.48755in" svg:height="0.13948in" draw:id="id77" draw:style-name="a380" draw:name="Arrow: Left 26">
          <svg:title/>
          <svg:desc/>
          <text:p text:style-name="a379" text:class-names="" text:cond-style-name=""><text:span text:style-name="a378" text:class-names=""/></text:p>
          <draw:enhanced-geometry xmlns:dr3d="urn:oasis:names:tc:opendocument:xmlns:dr3d:1.0" draw:type="non-primitive" svg:viewBox="0 0 21600 21600" draw:enhanced-path="M ?f9 ?f13 L ?f12 ?f13 ?f12 ?f8 ?f8 ?f10 ?f12 ?f9 ?f12 ?f15 ?f9 ?f15 Z N" draw:text-areas="?f22 ?f13 ?f21 ?f15" draw:glue-points="?f12 ?f20 ?f12 ?f21" draw:glue-point-leaving-directions="-0, 180" draw:modifiers="101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?f12 * ?f13"/>
            <draw:equation draw:name="f17" draw:formula="21600 * ?f14"/>
            <draw:equation draw:name="f18" draw:formula="0 * ?f14"/>
            <draw:equation draw:name="f19" draw:formula="?f16 / 10800"/>
            <draw:equation draw:name="f20" draw:formula="?f18 / ?f14"/>
            <draw:equation draw:name="f21" draw:formula="?f17 / ?f14"/>
            <draw:equation draw:name="f22" draw:formula="?f12 - ?f19"/>
            <draw:equation draw:name="f23" draw:formula="$0 / ?f6"/>
            <draw:equation draw:name="f24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1.568in" svg:y="6.34746in" svg:width="1.67162in" svg:height="0.67in" draw:id="id78" draw:style-name="a383" draw:name="Flowchart: Alternate Process 27">
          <svg:title/>
          <svg:desc/>
          <text:p text:style-name="a382" text:class-names="" text:cond-style-name=""><text:span text:style-name="a381" text:class-names="">STOP</text:span></text:p>
          <draw:enhanced-geometry xmlns:dr3d="urn:oasis:names:tc:opendocument:xmlns:dr3d:1.0" draw:path-stretchpoint-x="21600" draw:path-stretchpoint-y="21600" draw:type="non-primitive" svg:viewBox="0 0 21600 21600" draw:enhanced-path="M ?f11 ?f22 A ?f69 ?f70 ?f71 ?f72 ?f11 ?f22 ?f66 ?f68  W ?f73 ?f74 ?f75 ?f76 ?f11 ?f22 ?f66 ?f68 L ?f23 ?f11 A ?f112 ?f113 ?f114 ?f115 ?f23 ?f11 ?f109 ?f111  W ?f116 ?f117 ?f118 ?f119 ?f23 ?f11 ?f109 ?f111 L ?f17 ?f24 A ?f155 ?f156 ?f157 ?f158 ?f17 ?f24 ?f152 ?f154  W ?f159 ?f160 ?f161 ?f162 ?f17 ?f24 ?f152 ?f154 L ?f22 ?f18 A ?f198 ?f199 ?f200 ?f201 ?f22 ?f18 ?f195 ?f197  W ?f202 ?f203 ?f204 ?f205 ?f22 ?f18 ?f195 ?f197 Z N" draw:text-areas="?f27 ?f27 ?f28 ?f29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?f8 / 21600"/>
            <draw:equation draw:name="f13" draw:formula="?f7 / 21600"/>
            <draw:equation draw:name="f14" draw:formula="21600 * ?f8"/>
            <draw:equation draw:name="f15" draw:formula="21600 * ?f7"/>
            <draw:equation draw:name="f16" draw:formula="min(?f13, ?f12)"/>
            <draw:equation draw:name="f17" draw:formula="?f14 / ?f9"/>
            <draw:equation draw:name="f18" draw:formula="?f15 / ?f9"/>
            <draw:equation draw:name="f19" draw:formula="?f18 - ?f11"/>
            <draw:equation draw:name="f20" draw:formula="?f17 - ?f11"/>
            <draw:equation draw:name="f21" draw:formula="min(?f20, ?f19)"/>
            <draw:equation draw:name="f22" draw:formula="?f21 / 6"/>
            <draw:equation draw:name="f23" draw:formula="?f17 - ?f22"/>
            <draw:equation draw:name="f24" draw:formula="?f18 - ?f22"/>
            <draw:equation draw:name="f25" draw:formula="?f22 * 29289"/>
            <draw:equation draw:name="f26" draw:formula="?f22 * ?f16"/>
            <draw:equation draw:name="f27" draw:formula="?f25 / 100000"/>
            <draw:equation draw:name="f28" draw:formula="?f17 - ?f27"/>
            <draw:equation draw:name="f29" draw:formula="?f18 - ?f27"/>
            <draw:equation draw:name="f30" draw:formula="21550000 - ?f2"/>
            <draw:equation draw:name="f31" draw:formula="if(?f30, ?f2, 21550000)"/>
            <draw:equation draw:name="f32" draw:formula="-21550000 - ?f31"/>
            <draw:equation draw:name="f33" draw:formula="if(?f32, -21550000, ?f31)"/>
            <draw:equation draw:name="f34" draw:formula="?f1 + ?f33"/>
            <draw:equation draw:name="f35" draw:formula="?f1 + ?f2"/>
            <draw:equation draw:name="f36" draw:formula="?f35 * ?f10 / ?f1"/>
            <draw:equation draw:name="f37" draw:formula="0 - ?f36"/>
            <draw:equation draw:name="f38" draw:formula="cos(?f37)"/>
            <draw:equation draw:name="f39" draw:formula="0 - ?f38"/>
            <draw:equation draw:name="f40" draw:formula="?f39 * ?f26"/>
            <draw:equation draw:name="f41" draw:formula="sin(?f37)"/>
            <draw:equation draw:name="f42" draw:formula="0 - ?f41"/>
            <draw:equation draw:name="f43" draw:formula="?f42 * ?f26"/>
            <draw:equation draw:name="f44" draw:formula="sqrt(?f40 * ?f40 + ?f43 * ?f43 + 0 * 0)"/>
            <draw:equation draw:name="f45" draw:formula="?f26 * ?f26 / ?f44"/>
            <draw:equation draw:name="f46" draw:formula="?f42 * ?f45"/>
            <draw:equation draw:name="f47" draw:formula="?f11 - ?f46"/>
            <draw:equation draw:name="f48" draw:formula="?f39 * ?f45"/>
            <draw:equation draw:name="f49" draw:formula="?f22 - ?f48"/>
            <draw:equation draw:name="f50" draw:formula="?f47 - ?f26"/>
            <draw:equation draw:name="f51" draw:formula="?f49 - ?f26"/>
            <draw:equation draw:name="f52" draw:formula="?f47 + ?f26"/>
            <draw:equation draw:name="f53" draw:formula="?f49 + ?f26"/>
            <draw:equation draw:name="f54" draw:formula="?f34 + ?f2"/>
            <draw:equation draw:name="f55" draw:formula="?f54 * ?f10 / ?f1"/>
            <draw:equation draw:name="f56" draw:formula="0 - ?f55"/>
            <draw:equation draw:name="f57" draw:formula="cos(?f56)"/>
            <draw:equation draw:name="f58" draw:formula="0 - ?f57"/>
            <draw:equation draw:name="f59" draw:formula="?f58 * ?f26"/>
            <draw:equation draw:name="f60" draw:formula="sin(?f56)"/>
            <draw:equation draw:name="f61" draw:formula="0 - ?f60"/>
            <draw:equation draw:name="f62" draw:formula="?f61 * ?f26"/>
            <draw:equation draw:name="f63" draw:formula="sqrt(?f59 * ?f59 + ?f62 * ?f62 + 0 * 0)"/>
            <draw:equation draw:name="f64" draw:formula="?f26 * ?f26 / ?f63"/>
            <draw:equation draw:name="f65" draw:formula="?f61 * ?f64"/>
            <draw:equation draw:name="f66" draw:formula="?f47 + ?f65"/>
            <draw:equation draw:name="f67" draw:formula="?f58 * ?f64"/>
            <draw:equation draw:name="f68" draw:formula="?f49 + ?f67"/>
            <draw:equation draw:name="f69" draw:formula="if(?f33, ?f11, ?f50)"/>
            <draw:equation draw:name="f70" draw:formula="if(?f33, ?f22, ?f51)"/>
            <draw:equation draw:name="f71" draw:formula="if(?f33, ?f11, ?f52)"/>
            <draw:equation draw:name="f72" draw:formula="if(?f33, ?f22, ?f53)"/>
            <draw:equation draw:name="f73" draw:formula="if(?f33, ?f50, ?f66)"/>
            <draw:equation draw:name="f74" draw:formula="if(?f33, ?f51, ?f68)"/>
            <draw:equation draw:name="f75" draw:formula="if(?f33, ?f52, ?f66)"/>
            <draw:equation draw:name="f76" draw:formula="if(?f33, ?f53, ?f68)"/>
            <draw:equation draw:name="f77" draw:formula="?f0 + ?f33"/>
            <draw:equation draw:name="f78" draw:formula="?f0 + ?f2"/>
            <draw:equation draw:name="f79" draw:formula="?f78 * ?f10 / ?f1"/>
            <draw:equation draw:name="f80" draw:formula="0 - ?f79"/>
            <draw:equation draw:name="f81" draw:formula="cos(?f80)"/>
            <draw:equation draw:name="f82" draw:formula="0 - ?f81"/>
            <draw:equation draw:name="f83" draw:formula="?f82 * ?f26"/>
            <draw:equation draw:name="f84" draw:formula="sin(?f80)"/>
            <draw:equation draw:name="f85" draw:formula="0 - ?f84"/>
            <draw:equation draw:name="f86" draw:formula="?f85 * ?f26"/>
            <draw:equation draw:name="f87" draw:formula="sqrt(?f83 * ?f83 + ?f86 * ?f86 + 0 * 0)"/>
            <draw:equation draw:name="f88" draw:formula="?f26 * ?f26 / ?f87"/>
            <draw:equation draw:name="f89" draw:formula="?f85 * ?f88"/>
            <draw:equation draw:name="f90" draw:formula="?f23 - ?f89"/>
            <draw:equation draw:name="f91" draw:formula="?f82 * ?f88"/>
            <draw:equation draw:name="f92" draw:formula="?f11 - ?f91"/>
            <draw:equation draw:name="f93" draw:formula="?f90 - ?f26"/>
            <draw:equation draw:name="f94" draw:formula="?f92 - ?f26"/>
            <draw:equation draw:name="f95" draw:formula="?f90 + ?f26"/>
            <draw:equation draw:name="f96" draw:formula="?f92 + ?f26"/>
            <draw:equation draw:name="f97" draw:formula="?f77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26"/>
            <draw:equation draw:name="f103" draw:formula="sin(?f99)"/>
            <draw:equation draw:name="f104" draw:formula="0 - ?f103"/>
            <draw:equation draw:name="f105" draw:formula="?f104 * ?f26"/>
            <draw:equation draw:name="f106" draw:formula="sqrt(?f102 * ?f102 + ?f105 * ?f105 + 0 * 0)"/>
            <draw:equation draw:name="f107" draw:formula="?f26 * ?f26 / ?f106"/>
            <draw:equation draw:name="f108" draw:formula="?f104 * ?f107"/>
            <draw:equation draw:name="f109" draw:formula="?f90 + ?f108"/>
            <draw:equation draw:name="f110" draw:formula="?f101 * ?f107"/>
            <draw:equation draw:name="f111" draw:formula="?f92 + ?f110"/>
            <draw:equation draw:name="f112" draw:formula="if(?f33, ?f23, ?f93)"/>
            <draw:equation draw:name="f113" draw:formula="if(?f33, ?f11, ?f94)"/>
            <draw:equation draw:name="f114" draw:formula="if(?f33, ?f23, ?f95)"/>
            <draw:equation draw:name="f115" draw:formula="if(?f33, ?f11, ?f96)"/>
            <draw:equation draw:name="f116" draw:formula="if(?f33, ?f93, ?f109)"/>
            <draw:equation draw:name="f117" draw:formula="if(?f33, ?f94, ?f111)"/>
            <draw:equation draw:name="f118" draw:formula="if(?f33, ?f95, ?f109)"/>
            <draw:equation draw:name="f119" draw:formula="if(?f33, ?f96, ?f111)"/>
            <draw:equation draw:name="f120" draw:formula="?f11 + ?f33"/>
            <draw:equation draw:name="f121" draw:formula="?f11 + ?f2"/>
            <draw:equation draw:name="f122" draw:formula="?f121 * ?f10 / ?f1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26"/>
            <draw:equation draw:name="f127" draw:formula="sin(?f123)"/>
            <draw:equation draw:name="f128" draw:formula="0 - ?f127"/>
            <draw:equation draw:name="f129" draw:formula="?f128 * ?f26"/>
            <draw:equation draw:name="f130" draw:formula="sqrt(?f126 * ?f126 + ?f129 * ?f129 + 0 * 0)"/>
            <draw:equation draw:name="f131" draw:formula="?f26 * ?f26 / ?f130"/>
            <draw:equation draw:name="f132" draw:formula="?f128 * ?f131"/>
            <draw:equation draw:name="f133" draw:formula="?f17 - ?f132"/>
            <draw:equation draw:name="f134" draw:formula="?f125 * ?f131"/>
            <draw:equation draw:name="f135" draw:formula="?f24 - ?f134"/>
            <draw:equation draw:name="f136" draw:formula="?f133 - ?f26"/>
            <draw:equation draw:name="f137" draw:formula="?f135 - ?f26"/>
            <draw:equation draw:name="f138" draw:formula="?f133 + ?f26"/>
            <draw:equation draw:name="f139" draw:formula="?f135 + ?f26"/>
            <draw:equation draw:name="f140" draw:formula="?f120 + ?f2"/>
            <draw:equation draw:name="f141" draw:formula="?f140 * ?f10 / ?f1"/>
            <draw:equation draw:name="f142" draw:formula="0 - ?f141"/>
            <draw:equation draw:name="f143" draw:formula="cos(?f142)"/>
            <draw:equation draw:name="f144" draw:formula="0 - ?f143"/>
            <draw:equation draw:name="f145" draw:formula="?f144 * ?f26"/>
            <draw:equation draw:name="f146" draw:formula="sin(?f142)"/>
            <draw:equation draw:name="f147" draw:formula="0 - ?f146"/>
            <draw:equation draw:name="f148" draw:formula="?f147 * ?f26"/>
            <draw:equation draw:name="f149" draw:formula="sqrt(?f145 * ?f145 + ?f148 * ?f148 + 0 * 0)"/>
            <draw:equation draw:name="f150" draw:formula="?f26 * ?f26 / ?f149"/>
            <draw:equation draw:name="f151" draw:formula="?f147 * ?f150"/>
            <draw:equation draw:name="f152" draw:formula="?f133 + ?f151"/>
            <draw:equation draw:name="f153" draw:formula="?f144 * ?f150"/>
            <draw:equation draw:name="f154" draw:formula="?f135 + ?f153"/>
            <draw:equation draw:name="f155" draw:formula="if(?f33, ?f17, ?f136)"/>
            <draw:equation draw:name="f156" draw:formula="if(?f33, ?f24, ?f137)"/>
            <draw:equation draw:name="f157" draw:formula="if(?f33, ?f17, ?f138)"/>
            <draw:equation draw:name="f158" draw:formula="if(?f33, ?f24, ?f139)"/>
            <draw:equation draw:name="f159" draw:formula="if(?f33, ?f136, ?f152)"/>
            <draw:equation draw:name="f160" draw:formula="if(?f33, ?f137, ?f154)"/>
            <draw:equation draw:name="f161" draw:formula="if(?f33, ?f138, ?f152)"/>
            <draw:equation draw:name="f162" draw:formula="if(?f33, ?f139, ?f154)"/>
            <draw:equation draw:name="f163" draw:formula="?f2 + ?f33"/>
            <draw:equation draw:name="f164" draw:formula="?f2 + ?f2"/>
            <draw:equation draw:name="f165" draw:formula="?f164 * ?f10 / ?f1"/>
            <draw:equation draw:name="f166" draw:formula="0 - ?f165"/>
            <draw:equation draw:name="f167" draw:formula="cos(?f166)"/>
            <draw:equation draw:name="f168" draw:formula="0 - ?f167"/>
            <draw:equation draw:name="f169" draw:formula="?f168 * ?f26"/>
            <draw:equation draw:name="f170" draw:formula="sin(?f166)"/>
            <draw:equation draw:name="f171" draw:formula="0 - ?f170"/>
            <draw:equation draw:name="f172" draw:formula="?f171 * ?f26"/>
            <draw:equation draw:name="f173" draw:formula="sqrt(?f169 * ?f169 + ?f172 * ?f172 + 0 * 0)"/>
            <draw:equation draw:name="f174" draw:formula="?f26 * ?f26 / ?f173"/>
            <draw:equation draw:name="f175" draw:formula="?f171 * ?f174"/>
            <draw:equation draw:name="f176" draw:formula="?f22 - ?f175"/>
            <draw:equation draw:name="f177" draw:formula="?f168 * ?f174"/>
            <draw:equation draw:name="f178" draw:formula="?f18 - ?f177"/>
            <draw:equation draw:name="f179" draw:formula="?f176 - ?f26"/>
            <draw:equation draw:name="f180" draw:formula="?f178 - ?f26"/>
            <draw:equation draw:name="f181" draw:formula="?f176 + ?f26"/>
            <draw:equation draw:name="f182" draw:formula="?f178 + ?f26"/>
            <draw:equation draw:name="f183" draw:formula="?f163 + ?f2"/>
            <draw:equation draw:name="f184" draw:formula="?f183 * ?f10 / ?f1"/>
            <draw:equation draw:name="f185" draw:formula="0 - ?f184"/>
            <draw:equation draw:name="f186" draw:formula="cos(?f185)"/>
            <draw:equation draw:name="f187" draw:formula="0 - ?f186"/>
            <draw:equation draw:name="f188" draw:formula="?f187 * ?f26"/>
            <draw:equation draw:name="f189" draw:formula="sin(?f185)"/>
            <draw:equation draw:name="f190" draw:formula="0 - ?f189"/>
            <draw:equation draw:name="f191" draw:formula="?f190 * ?f26"/>
            <draw:equation draw:name="f192" draw:formula="sqrt(?f188 * ?f188 + ?f191 * ?f191 + 0 * 0)"/>
            <draw:equation draw:name="f193" draw:formula="?f26 * ?f26 / ?f192"/>
            <draw:equation draw:name="f194" draw:formula="?f190 * ?f193"/>
            <draw:equation draw:name="f195" draw:formula="?f176 + ?f194"/>
            <draw:equation draw:name="f196" draw:formula="?f187 * ?f193"/>
            <draw:equation draw:name="f197" draw:formula="?f178 + ?f196"/>
            <draw:equation draw:name="f198" draw:formula="if(?f33, ?f22, ?f179)"/>
            <draw:equation draw:name="f199" draw:formula="if(?f33, ?f18, ?f180)"/>
            <draw:equation draw:name="f200" draw:formula="if(?f33, ?f22, ?f181)"/>
            <draw:equation draw:name="f201" draw:formula="if(?f33, ?f18, ?f182)"/>
            <draw:equation draw:name="f202" draw:formula="if(?f33, ?f179, ?f195)"/>
            <draw:equation draw:name="f203" draw:formula="if(?f33, ?f180, ?f197)"/>
            <draw:equation draw:name="f204" draw:formula="if(?f33, ?f181, ?f195)"/>
            <draw:equation draw:name="f205" draw:formula="if(?f33, ?f182, ?f197)"/>
          </draw:enhanced-geometry>
        </draw:custom-shape>
        <draw:frame draw:id="id79" draw:style-name="a386" draw:name="TextBox 28" svg:x="2.16018in" svg:y="3.11599in" svg:width="5.70411in" svg:height="1.78392in">
          <draw:text-box>
            <text:p text:style-name="a385" text:class-names="" text:cond-style-name=""><text:span text:style-name="a384" text:class-names="">FLOWCHART FOR PROJECT 1</text:span></text:p>
          </draw:text-box>
          <svg:title/>
          <svg:desc/>
        </draw:frame>
        <draw:custom-shape svg:x="2.10612in" svg:y="0.60829in" svg:width="2.01656in" svg:height="1.52028in" draw:id="id80" draw:style-name="a389" draw:name="Flowchart: Data 29">
          <svg:title/>
          <svg:desc/>
          <text:p text:style-name="a388" text:class-names="" text:cond-style-name=""><text:span text:style-name="a387" text:class-names="">SET AMINAT IN STARTING POSITION</text:span></text:p>
          <draw:enhanced-geometry xmlns:dr3d="urn:oasis:names:tc:opendocument:xmlns:dr3d:1.0" draw:type="non-primitive" svg:viewBox="0 0 5 5" draw:enhanced-path="M ?f0 ?f1 L ?f2 ?f0 ?f1 ?f0 ?f3 ?f1 Z N" draw:text-areas="?f20 ?f17 ?f25 ?f19" draw:glue-points="?f21 ?f17 ?f18 ?f22 ?f23 ?f19 ?f24 ?f22" draw:glue-point-leaving-directions="-360, -270, -180, -90">
            <draw:equation draw:name="f0" draw:formula="0"/>
            <draw:equation draw:name="f1" draw:formula="5"/>
            <draw:equation draw:name="f2" draw:formula="1"/>
            <draw:equation draw:name="f3" draw:formula="4"/>
            <draw:equation draw:name="f4" draw:formula="?f1 - ?f0"/>
            <draw:equation draw:name="f5" draw:formula="?f4 / 2"/>
            <draw:equation draw:name="f6" draw:formula="?f4 / 5"/>
            <draw:equation draw:name="f7" draw:formula="?f4 / 10"/>
            <draw:equation draw:name="f8" draw:formula="?f4 * 2"/>
            <draw:equation draw:name="f9" draw:formula="?f4 * 3"/>
            <draw:equation draw:name="f10" draw:formula="?f4 * 4"/>
            <draw:equation draw:name="f11" draw:formula="?f4 * 9"/>
            <draw:equation draw:name="f12" draw:formula="?f0 + ?f5"/>
            <draw:equation draw:name="f13" draw:formula="?f8 / 5"/>
            <draw:equation draw:name="f14" draw:formula="?f9 / 5"/>
            <draw:equation draw:name="f15" draw:formula="?f10 / 5"/>
            <draw:equation draw:name="f16" draw:formula="?f11 / 10"/>
            <draw:equation draw:name="f17" draw:formula="?f0 / ?f6"/>
            <draw:equation draw:name="f18" draw:formula="?f7 / ?f6"/>
            <draw:equation draw:name="f19" draw:formula="?f1 / ?f6"/>
            <draw:equation draw:name="f20" draw:formula="?f6 / ?f6"/>
            <draw:equation draw:name="f21" draw:formula="?f14 / ?f6"/>
            <draw:equation draw:name="f22" draw:formula="?f12 / ?f6"/>
            <draw:equation draw:name="f23" draw:formula="?f13 / ?f6"/>
            <draw:equation draw:name="f24" draw:formula="?f16 / ?f6"/>
            <draw:equation draw:name="f25" draw:formula="?f15 / ?f6"/>
          </draw:enhanced-geometry>
        </draw:custom-shape>
        <draw:custom-shape svg:x="3.9225in" svg:y="1.32759in" svg:width="0.76854in" svg:height="0.29969in" draw:id="id81" draw:style-name="a392" draw:name="Arrow: Right 30">
          <svg:title/>
          <svg:desc/>
          <text:p text:style-name="a391" text:class-names="" text:cond-style-name=""><text:span text:style-name="a390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7389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4.83471in" svg:y="6.26357in" svg:width="2.27161in" svg:height="0.67in" draw:id="id82" draw:style-name="a395" draw:name="Flowchart: Data 31">
          <svg:title/>
          <svg:desc/>
          <text:p text:style-name="a394" text:class-names="" text:cond-style-name=""><text:span text:style-name="a393" text:class-names="">FACE EAST</text:span></text:p>
          <draw:enhanced-geometry xmlns:dr3d="urn:oasis:names:tc:opendocument:xmlns:dr3d:1.0" draw:type="non-primitive" svg:viewBox="0 0 5 5" draw:enhanced-path="M ?f0 ?f1 L ?f2 ?f0 ?f1 ?f0 ?f3 ?f1 Z N" draw:text-areas="?f20 ?f17 ?f25 ?f19" draw:glue-points="?f21 ?f17 ?f18 ?f22 ?f23 ?f19 ?f24 ?f22" draw:glue-point-leaving-directions="-360, -270, -180, -90">
            <draw:equation draw:name="f0" draw:formula="0"/>
            <draw:equation draw:name="f1" draw:formula="5"/>
            <draw:equation draw:name="f2" draw:formula="1"/>
            <draw:equation draw:name="f3" draw:formula="4"/>
            <draw:equation draw:name="f4" draw:formula="?f1 - ?f0"/>
            <draw:equation draw:name="f5" draw:formula="?f4 / 2"/>
            <draw:equation draw:name="f6" draw:formula="?f4 / 5"/>
            <draw:equation draw:name="f7" draw:formula="?f4 / 10"/>
            <draw:equation draw:name="f8" draw:formula="?f4 * 2"/>
            <draw:equation draw:name="f9" draw:formula="?f4 * 3"/>
            <draw:equation draw:name="f10" draw:formula="?f4 * 4"/>
            <draw:equation draw:name="f11" draw:formula="?f4 * 9"/>
            <draw:equation draw:name="f12" draw:formula="?f0 + ?f5"/>
            <draw:equation draw:name="f13" draw:formula="?f8 / 5"/>
            <draw:equation draw:name="f14" draw:formula="?f9 / 5"/>
            <draw:equation draw:name="f15" draw:formula="?f10 / 5"/>
            <draw:equation draw:name="f16" draw:formula="?f11 / 10"/>
            <draw:equation draw:name="f17" draw:formula="?f0 / ?f6"/>
            <draw:equation draw:name="f18" draw:formula="?f7 / ?f6"/>
            <draw:equation draw:name="f19" draw:formula="?f1 / ?f6"/>
            <draw:equation draw:name="f20" draw:formula="?f6 / ?f6"/>
            <draw:equation draw:name="f21" draw:formula="?f14 / ?f6"/>
            <draw:equation draw:name="f22" draw:formula="?f12 / ?f6"/>
            <draw:equation draw:name="f23" draw:formula="?f13 / ?f6"/>
            <draw:equation draw:name="f24" draw:formula="?f16 / ?f6"/>
            <draw:equation draw:name="f25" draw:formula="?f15 / ?f6"/>
          </draw:enhanced-geometry>
        </draw:custom-shape>
      </draw:page>
      <draw:page draw:name="Slide2" draw:style-name="a396" draw:master-page-name="Master1-Layout2-obj-Title-and-Content" presentation:presentation-page-layout-name="Master1-PPL2" draw:id="Slide-257">
        <draw:frame draw:id="id83" presentation:style-name="a399" draw:name="Title 1" svg:x="0.91667in" svg:y="0.39931in" svg:width="11.5in" svg:height="1.44965in" presentation:class="title" presentation:placeholder="false">
          <draw:text-box>
            <text:p text:style-name="a398" text:class-names="" text:cond-style-name=""><text:span text:style-name="a397" text:class-names="">PSUEDOCODE FOR PROJECT 1</text:span></text:p>
          </draw:text-box>
          <svg:title/>
          <svg:desc/>
        </draw:frame>
        <draw:frame draw:id="id84" presentation:style-name="a439" draw:name="Content Placeholder 2" svg:x="0.91667in" svg:y="1.99653in" svg:width="11.5in" svg:height="4.75868in" presentation:class="outline" presentation:placeholder="false">
          <draw:text-box>
            <text:list text:style-name="a402">
              <text:list-item>
                <text:p text:style-name="a401" text:class-names="" text:cond-style-name=""><text:span text:style-name="a400" text:class-names="">INPUT starting position to (0,0)</text:span></text:p>
              </text:list-item>
            </text:list>
            <text:list text:style-name="a405">
              <text:list-item>
                <text:p text:style-name="a404" text:class-names="" text:cond-style-name=""><text:span text:style-name="a403" text:class-names="">SET Aminat to starting position<text:s text:c="1"/></text:span></text:p>
              </text:list-item>
            </text:list>
            <text:list text:style-name="a408">
              <text:list-item>
                <text:p text:style-name="a407" text:class-names="" text:cond-style-name=""><text:span text:style-name="a406" text:class-names="">MOVE to (1,0)</text:span></text:p>
              </text:list-item>
            </text:list>
            <text:list text:style-name="a411">
              <text:list-item>
                <text:p text:style-name="a410" text:class-names="" text:cond-style-name=""><text:span text:style-name="a409" text:class-names="">MOVE to (2,0)</text:span></text:p>
              </text:list-item>
            </text:list>
            <text:list text:style-name="a414">
              <text:list-item>
                <text:p text:style-name="a413" text:class-names="" text:cond-style-name=""><text:span text:style-name="a412" text:class-names="">MOVE to (3,0)</text:span></text:p>
              </text:list-item>
            </text:list>
            <text:list text:style-name="a417">
              <text:list-item>
                <text:p text:style-name="a416" text:class-names="" text:cond-style-name=""><text:span text:style-name="a415" text:class-names="">PICK the flower</text:span></text:p>
              </text:list-item>
            </text:list>
            <text:list text:style-name="a420">
              <text:list-item>
                <text:p text:style-name="a419" text:class-names="" text:cond-style-name=""><text:span text:style-name="a418" text:class-names="">MOVE to (3,1)</text:span></text:p>
              </text:list-item>
            </text:list>
            <text:list text:style-name="a423">
              <text:list-item>
                <text:p text:style-name="a422" text:class-names="" text:cond-style-name=""><text:span text:style-name="a421" text:class-names="">MOVE to (3,2)</text:span></text:p>
              </text:list-item>
            </text:list>
            <text:list text:style-name="a426">
              <text:list-item>
                <text:p text:style-name="a425" text:class-names="" text:cond-style-name=""><text:span text:style-name="a424" text:class-names="">FACE east</text:span></text:p>
              </text:list-item>
            </text:list>
            <text:list text:style-name="a429">
              <text:list-item>
                <text:p text:style-name="a428" text:class-names="" text:cond-style-name=""><text:span text:style-name="a427" text:class-names=""/></text:p>
              </text:list-item>
            </text:list>
            <text:list text:style-name="a432">
              <text:list-item>
                <text:p text:style-name="a431" text:class-names="" text:cond-style-name=""><text:span text:style-name="a430" text:class-names=""/></text:p>
              </text:list-item>
            </text:list>
            <text:list text:style-name="a435">
              <text:list-item>
                <text:p text:style-name="a434" text:class-names="" text:cond-style-name=""><text:span text:style-name="a433" text:class-names=""/></text:p>
              </text:list-item>
            </text:list>
            <text:list text:style-name="a438">
              <text:list-item>
                <text:p text:style-name="a437" text:class-names="" text:cond-style-name=""><text:span text:style-name="a436" text:class-names=""/></text:p>
              </text:list-item>
            </text:list>
          </draw:text-box>
          <svg:title/>
          <svg:desc/>
        </draw:frame>
      </draw:page>
      <draw:page draw:name="Slide3" draw:style-name="a440" draw:master-page-name="Master1-Layout7-blank-Blank" presentation:presentation-page-layout-name="Master1-PPL7" draw:id="Slide-258">
        <draw:custom-shape svg:x="0.64286in" svg:y="0.61429in" svg:width="1.52857in" svg:height="0.67in" draw:id="id85" draw:style-name="a443" draw:name="Flowchart: Alternate Process 3">
          <svg:title/>
          <svg:desc/>
          <text:p text:style-name="a442" text:class-names="" text:cond-style-name=""><text:span text:style-name="a441" text:class-names="">START</text:span></text:p>
          <draw:enhanced-geometry xmlns:dr3d="urn:oasis:names:tc:opendocument:xmlns:dr3d:1.0" draw:path-stretchpoint-x="21600" draw:path-stretchpoint-y="21600" draw:type="non-primitive" svg:viewBox="0 0 21600 21600" draw:enhanced-path="M ?f11 ?f22 A ?f69 ?f70 ?f71 ?f72 ?f11 ?f22 ?f66 ?f68  W ?f73 ?f74 ?f75 ?f76 ?f11 ?f22 ?f66 ?f68 L ?f23 ?f11 A ?f112 ?f113 ?f114 ?f115 ?f23 ?f11 ?f109 ?f111  W ?f116 ?f117 ?f118 ?f119 ?f23 ?f11 ?f109 ?f111 L ?f17 ?f24 A ?f155 ?f156 ?f157 ?f158 ?f17 ?f24 ?f152 ?f154  W ?f159 ?f160 ?f161 ?f162 ?f17 ?f24 ?f152 ?f154 L ?f22 ?f18 A ?f198 ?f199 ?f200 ?f201 ?f22 ?f18 ?f195 ?f197  W ?f202 ?f203 ?f204 ?f205 ?f22 ?f18 ?f195 ?f197 Z N" draw:text-areas="?f27 ?f27 ?f28 ?f29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?f8 / 21600"/>
            <draw:equation draw:name="f13" draw:formula="?f7 / 21600"/>
            <draw:equation draw:name="f14" draw:formula="21600 * ?f8"/>
            <draw:equation draw:name="f15" draw:formula="21600 * ?f7"/>
            <draw:equation draw:name="f16" draw:formula="min(?f13, ?f12)"/>
            <draw:equation draw:name="f17" draw:formula="?f14 / ?f9"/>
            <draw:equation draw:name="f18" draw:formula="?f15 / ?f9"/>
            <draw:equation draw:name="f19" draw:formula="?f18 - ?f11"/>
            <draw:equation draw:name="f20" draw:formula="?f17 - ?f11"/>
            <draw:equation draw:name="f21" draw:formula="min(?f20, ?f19)"/>
            <draw:equation draw:name="f22" draw:formula="?f21 / 6"/>
            <draw:equation draw:name="f23" draw:formula="?f17 - ?f22"/>
            <draw:equation draw:name="f24" draw:formula="?f18 - ?f22"/>
            <draw:equation draw:name="f25" draw:formula="?f22 * 29289"/>
            <draw:equation draw:name="f26" draw:formula="?f22 * ?f16"/>
            <draw:equation draw:name="f27" draw:formula="?f25 / 100000"/>
            <draw:equation draw:name="f28" draw:formula="?f17 - ?f27"/>
            <draw:equation draw:name="f29" draw:formula="?f18 - ?f27"/>
            <draw:equation draw:name="f30" draw:formula="21550000 - ?f2"/>
            <draw:equation draw:name="f31" draw:formula="if(?f30, ?f2, 21550000)"/>
            <draw:equation draw:name="f32" draw:formula="-21550000 - ?f31"/>
            <draw:equation draw:name="f33" draw:formula="if(?f32, -21550000, ?f31)"/>
            <draw:equation draw:name="f34" draw:formula="?f1 + ?f33"/>
            <draw:equation draw:name="f35" draw:formula="?f1 + ?f2"/>
            <draw:equation draw:name="f36" draw:formula="?f35 * ?f10 / ?f1"/>
            <draw:equation draw:name="f37" draw:formula="0 - ?f36"/>
            <draw:equation draw:name="f38" draw:formula="cos(?f37)"/>
            <draw:equation draw:name="f39" draw:formula="0 - ?f38"/>
            <draw:equation draw:name="f40" draw:formula="?f39 * ?f26"/>
            <draw:equation draw:name="f41" draw:formula="sin(?f37)"/>
            <draw:equation draw:name="f42" draw:formula="0 - ?f41"/>
            <draw:equation draw:name="f43" draw:formula="?f42 * ?f26"/>
            <draw:equation draw:name="f44" draw:formula="sqrt(?f40 * ?f40 + ?f43 * ?f43 + 0 * 0)"/>
            <draw:equation draw:name="f45" draw:formula="?f26 * ?f26 / ?f44"/>
            <draw:equation draw:name="f46" draw:formula="?f42 * ?f45"/>
            <draw:equation draw:name="f47" draw:formula="?f11 - ?f46"/>
            <draw:equation draw:name="f48" draw:formula="?f39 * ?f45"/>
            <draw:equation draw:name="f49" draw:formula="?f22 - ?f48"/>
            <draw:equation draw:name="f50" draw:formula="?f47 - ?f26"/>
            <draw:equation draw:name="f51" draw:formula="?f49 - ?f26"/>
            <draw:equation draw:name="f52" draw:formula="?f47 + ?f26"/>
            <draw:equation draw:name="f53" draw:formula="?f49 + ?f26"/>
            <draw:equation draw:name="f54" draw:formula="?f34 + ?f2"/>
            <draw:equation draw:name="f55" draw:formula="?f54 * ?f10 / ?f1"/>
            <draw:equation draw:name="f56" draw:formula="0 - ?f55"/>
            <draw:equation draw:name="f57" draw:formula="cos(?f56)"/>
            <draw:equation draw:name="f58" draw:formula="0 - ?f57"/>
            <draw:equation draw:name="f59" draw:formula="?f58 * ?f26"/>
            <draw:equation draw:name="f60" draw:formula="sin(?f56)"/>
            <draw:equation draw:name="f61" draw:formula="0 - ?f60"/>
            <draw:equation draw:name="f62" draw:formula="?f61 * ?f26"/>
            <draw:equation draw:name="f63" draw:formula="sqrt(?f59 * ?f59 + ?f62 * ?f62 + 0 * 0)"/>
            <draw:equation draw:name="f64" draw:formula="?f26 * ?f26 / ?f63"/>
            <draw:equation draw:name="f65" draw:formula="?f61 * ?f64"/>
            <draw:equation draw:name="f66" draw:formula="?f47 + ?f65"/>
            <draw:equation draw:name="f67" draw:formula="?f58 * ?f64"/>
            <draw:equation draw:name="f68" draw:formula="?f49 + ?f67"/>
            <draw:equation draw:name="f69" draw:formula="if(?f33, ?f11, ?f50)"/>
            <draw:equation draw:name="f70" draw:formula="if(?f33, ?f22, ?f51)"/>
            <draw:equation draw:name="f71" draw:formula="if(?f33, ?f11, ?f52)"/>
            <draw:equation draw:name="f72" draw:formula="if(?f33, ?f22, ?f53)"/>
            <draw:equation draw:name="f73" draw:formula="if(?f33, ?f50, ?f66)"/>
            <draw:equation draw:name="f74" draw:formula="if(?f33, ?f51, ?f68)"/>
            <draw:equation draw:name="f75" draw:formula="if(?f33, ?f52, ?f66)"/>
            <draw:equation draw:name="f76" draw:formula="if(?f33, ?f53, ?f68)"/>
            <draw:equation draw:name="f77" draw:formula="?f0 + ?f33"/>
            <draw:equation draw:name="f78" draw:formula="?f0 + ?f2"/>
            <draw:equation draw:name="f79" draw:formula="?f78 * ?f10 / ?f1"/>
            <draw:equation draw:name="f80" draw:formula="0 - ?f79"/>
            <draw:equation draw:name="f81" draw:formula="cos(?f80)"/>
            <draw:equation draw:name="f82" draw:formula="0 - ?f81"/>
            <draw:equation draw:name="f83" draw:formula="?f82 * ?f26"/>
            <draw:equation draw:name="f84" draw:formula="sin(?f80)"/>
            <draw:equation draw:name="f85" draw:formula="0 - ?f84"/>
            <draw:equation draw:name="f86" draw:formula="?f85 * ?f26"/>
            <draw:equation draw:name="f87" draw:formula="sqrt(?f83 * ?f83 + ?f86 * ?f86 + 0 * 0)"/>
            <draw:equation draw:name="f88" draw:formula="?f26 * ?f26 / ?f87"/>
            <draw:equation draw:name="f89" draw:formula="?f85 * ?f88"/>
            <draw:equation draw:name="f90" draw:formula="?f23 - ?f89"/>
            <draw:equation draw:name="f91" draw:formula="?f82 * ?f88"/>
            <draw:equation draw:name="f92" draw:formula="?f11 - ?f91"/>
            <draw:equation draw:name="f93" draw:formula="?f90 - ?f26"/>
            <draw:equation draw:name="f94" draw:formula="?f92 - ?f26"/>
            <draw:equation draw:name="f95" draw:formula="?f90 + ?f26"/>
            <draw:equation draw:name="f96" draw:formula="?f92 + ?f26"/>
            <draw:equation draw:name="f97" draw:formula="?f77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26"/>
            <draw:equation draw:name="f103" draw:formula="sin(?f99)"/>
            <draw:equation draw:name="f104" draw:formula="0 - ?f103"/>
            <draw:equation draw:name="f105" draw:formula="?f104 * ?f26"/>
            <draw:equation draw:name="f106" draw:formula="sqrt(?f102 * ?f102 + ?f105 * ?f105 + 0 * 0)"/>
            <draw:equation draw:name="f107" draw:formula="?f26 * ?f26 / ?f106"/>
            <draw:equation draw:name="f108" draw:formula="?f104 * ?f107"/>
            <draw:equation draw:name="f109" draw:formula="?f90 + ?f108"/>
            <draw:equation draw:name="f110" draw:formula="?f101 * ?f107"/>
            <draw:equation draw:name="f111" draw:formula="?f92 + ?f110"/>
            <draw:equation draw:name="f112" draw:formula="if(?f33, ?f23, ?f93)"/>
            <draw:equation draw:name="f113" draw:formula="if(?f33, ?f11, ?f94)"/>
            <draw:equation draw:name="f114" draw:formula="if(?f33, ?f23, ?f95)"/>
            <draw:equation draw:name="f115" draw:formula="if(?f33, ?f11, ?f96)"/>
            <draw:equation draw:name="f116" draw:formula="if(?f33, ?f93, ?f109)"/>
            <draw:equation draw:name="f117" draw:formula="if(?f33, ?f94, ?f111)"/>
            <draw:equation draw:name="f118" draw:formula="if(?f33, ?f95, ?f109)"/>
            <draw:equation draw:name="f119" draw:formula="if(?f33, ?f96, ?f111)"/>
            <draw:equation draw:name="f120" draw:formula="?f11 + ?f33"/>
            <draw:equation draw:name="f121" draw:formula="?f11 + ?f2"/>
            <draw:equation draw:name="f122" draw:formula="?f121 * ?f10 / ?f1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26"/>
            <draw:equation draw:name="f127" draw:formula="sin(?f123)"/>
            <draw:equation draw:name="f128" draw:formula="0 - ?f127"/>
            <draw:equation draw:name="f129" draw:formula="?f128 * ?f26"/>
            <draw:equation draw:name="f130" draw:formula="sqrt(?f126 * ?f126 + ?f129 * ?f129 + 0 * 0)"/>
            <draw:equation draw:name="f131" draw:formula="?f26 * ?f26 / ?f130"/>
            <draw:equation draw:name="f132" draw:formula="?f128 * ?f131"/>
            <draw:equation draw:name="f133" draw:formula="?f17 - ?f132"/>
            <draw:equation draw:name="f134" draw:formula="?f125 * ?f131"/>
            <draw:equation draw:name="f135" draw:formula="?f24 - ?f134"/>
            <draw:equation draw:name="f136" draw:formula="?f133 - ?f26"/>
            <draw:equation draw:name="f137" draw:formula="?f135 - ?f26"/>
            <draw:equation draw:name="f138" draw:formula="?f133 + ?f26"/>
            <draw:equation draw:name="f139" draw:formula="?f135 + ?f26"/>
            <draw:equation draw:name="f140" draw:formula="?f120 + ?f2"/>
            <draw:equation draw:name="f141" draw:formula="?f140 * ?f10 / ?f1"/>
            <draw:equation draw:name="f142" draw:formula="0 - ?f141"/>
            <draw:equation draw:name="f143" draw:formula="cos(?f142)"/>
            <draw:equation draw:name="f144" draw:formula="0 - ?f143"/>
            <draw:equation draw:name="f145" draw:formula="?f144 * ?f26"/>
            <draw:equation draw:name="f146" draw:formula="sin(?f142)"/>
            <draw:equation draw:name="f147" draw:formula="0 - ?f146"/>
            <draw:equation draw:name="f148" draw:formula="?f147 * ?f26"/>
            <draw:equation draw:name="f149" draw:formula="sqrt(?f145 * ?f145 + ?f148 * ?f148 + 0 * 0)"/>
            <draw:equation draw:name="f150" draw:formula="?f26 * ?f26 / ?f149"/>
            <draw:equation draw:name="f151" draw:formula="?f147 * ?f150"/>
            <draw:equation draw:name="f152" draw:formula="?f133 + ?f151"/>
            <draw:equation draw:name="f153" draw:formula="?f144 * ?f150"/>
            <draw:equation draw:name="f154" draw:formula="?f135 + ?f153"/>
            <draw:equation draw:name="f155" draw:formula="if(?f33, ?f17, ?f136)"/>
            <draw:equation draw:name="f156" draw:formula="if(?f33, ?f24, ?f137)"/>
            <draw:equation draw:name="f157" draw:formula="if(?f33, ?f17, ?f138)"/>
            <draw:equation draw:name="f158" draw:formula="if(?f33, ?f24, ?f139)"/>
            <draw:equation draw:name="f159" draw:formula="if(?f33, ?f136, ?f152)"/>
            <draw:equation draw:name="f160" draw:formula="if(?f33, ?f137, ?f154)"/>
            <draw:equation draw:name="f161" draw:formula="if(?f33, ?f138, ?f152)"/>
            <draw:equation draw:name="f162" draw:formula="if(?f33, ?f139, ?f154)"/>
            <draw:equation draw:name="f163" draw:formula="?f2 + ?f33"/>
            <draw:equation draw:name="f164" draw:formula="?f2 + ?f2"/>
            <draw:equation draw:name="f165" draw:formula="?f164 * ?f10 / ?f1"/>
            <draw:equation draw:name="f166" draw:formula="0 - ?f165"/>
            <draw:equation draw:name="f167" draw:formula="cos(?f166)"/>
            <draw:equation draw:name="f168" draw:formula="0 - ?f167"/>
            <draw:equation draw:name="f169" draw:formula="?f168 * ?f26"/>
            <draw:equation draw:name="f170" draw:formula="sin(?f166)"/>
            <draw:equation draw:name="f171" draw:formula="0 - ?f170"/>
            <draw:equation draw:name="f172" draw:formula="?f171 * ?f26"/>
            <draw:equation draw:name="f173" draw:formula="sqrt(?f169 * ?f169 + ?f172 * ?f172 + 0 * 0)"/>
            <draw:equation draw:name="f174" draw:formula="?f26 * ?f26 / ?f173"/>
            <draw:equation draw:name="f175" draw:formula="?f171 * ?f174"/>
            <draw:equation draw:name="f176" draw:formula="?f22 - ?f175"/>
            <draw:equation draw:name="f177" draw:formula="?f168 * ?f174"/>
            <draw:equation draw:name="f178" draw:formula="?f18 - ?f177"/>
            <draw:equation draw:name="f179" draw:formula="?f176 - ?f26"/>
            <draw:equation draw:name="f180" draw:formula="?f178 - ?f26"/>
            <draw:equation draw:name="f181" draw:formula="?f176 + ?f26"/>
            <draw:equation draw:name="f182" draw:formula="?f178 + ?f26"/>
            <draw:equation draw:name="f183" draw:formula="?f163 + ?f2"/>
            <draw:equation draw:name="f184" draw:formula="?f183 * ?f10 / ?f1"/>
            <draw:equation draw:name="f185" draw:formula="0 - ?f184"/>
            <draw:equation draw:name="f186" draw:formula="cos(?f185)"/>
            <draw:equation draw:name="f187" draw:formula="0 - ?f186"/>
            <draw:equation draw:name="f188" draw:formula="?f187 * ?f26"/>
            <draw:equation draw:name="f189" draw:formula="sin(?f185)"/>
            <draw:equation draw:name="f190" draw:formula="0 - ?f189"/>
            <draw:equation draw:name="f191" draw:formula="?f190 * ?f26"/>
            <draw:equation draw:name="f192" draw:formula="sqrt(?f188 * ?f188 + ?f191 * ?f191 + 0 * 0)"/>
            <draw:equation draw:name="f193" draw:formula="?f26 * ?f26 / ?f192"/>
            <draw:equation draw:name="f194" draw:formula="?f190 * ?f193"/>
            <draw:equation draw:name="f195" draw:formula="?f176 + ?f194"/>
            <draw:equation draw:name="f196" draw:formula="?f187 * ?f193"/>
            <draw:equation draw:name="f197" draw:formula="?f178 + ?f196"/>
            <draw:equation draw:name="f198" draw:formula="if(?f33, ?f22, ?f179)"/>
            <draw:equation draw:name="f199" draw:formula="if(?f33, ?f18, ?f180)"/>
            <draw:equation draw:name="f200" draw:formula="if(?f33, ?f22, ?f181)"/>
            <draw:equation draw:name="f201" draw:formula="if(?f33, ?f18, ?f182)"/>
            <draw:equation draw:name="f202" draw:formula="if(?f33, ?f179, ?f195)"/>
            <draw:equation draw:name="f203" draw:formula="if(?f33, ?f180, ?f197)"/>
            <draw:equation draw:name="f204" draw:formula="if(?f33, ?f181, ?f195)"/>
            <draw:equation draw:name="f205" draw:formula="if(?f33, ?f182, ?f197)"/>
          </draw:enhanced-geometry>
        </draw:custom-shape>
        <draw:custom-shape svg:x="2.17143in" svg:y="0.89929in" svg:width="0.71428in" svg:height="0.05in" draw:id="id86" draw:style-name="a446" draw:name="Arrow: Right 4">
          <svg:title/>
          <svg:desc/>
          <text:p text:style-name="a445" text:class-names="" text:cond-style-name=""><text:span text:style-name="a444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20844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4.96366in" svg:y="0.59538in" svg:width="1.52857in" svg:height="1.155in" draw:id="id87" draw:style-name="a449" draw:name="Flowchart: Process 5">
          <svg:title/>
          <svg:desc/>
          <text:p text:style-name="a448" text:class-names="" text:cond-style-name=""><text:span text:style-name="a447" text:class-names="">PRINT WELCOME TO MRS JANE &amp;ENTERPRISES</text:span></text:p>
          <draw:enhanced-geometry xmlns:dr3d="urn:oasis:names:tc:opendocument:xmlns:dr3d:1.0" draw:type="non-primitive" svg:viewBox="0 0 1 1" draw:enhanced-path="M ?f0 ?f0 L ?f1 ?f0 ?f1 ?f1 ?f0 ?f1 Z N" draw:text-areas="?f3 ?f3 ?f4 ?f4">
            <draw:equation draw:name="f0" draw:formula="0"/>
            <draw:equation draw:name="f1" draw:formula="1"/>
            <draw:equation draw:name="f2" draw:formula="?f1 - ?f0"/>
            <draw:equation draw:name="f3" draw:formula="?f0 / ?f2"/>
            <draw:equation draw:name="f4" draw:formula="?f1 / ?f2"/>
          </draw:enhanced-geometry>
        </draw:custom-shape>
        <draw:custom-shape svg:x="7.60539in" svg:y="0.23608in" svg:width="2.02857in" svg:height="1.6in" draw:id="id88" draw:style-name="a452" draw:name="Flowchart: Decision 6">
          <svg:title/>
          <svg:desc/>
          <text:p text:style-name="a451" text:class-names="" text:cond-style-name=""><text:span text:style-name="a450" text:class-names="">ARE YOU A WROKER?</text:span></text:p>
          <draw:enhanced-geometry xmlns:dr3d="urn:oasis:names:tc:opendocument:xmlns:dr3d:1.0" draw:type="non-primitive" svg:viewBox="0 0 2 2" draw:enhanced-path="M ?f0 ?f2 L ?f2 ?f0 ?f1 ?f2 ?f2 ?f1 Z N" draw:text-areas="?f8 ?f8 ?f9 ?f9">
            <draw:equation draw:name="f0" draw:formula="0"/>
            <draw:equation draw:name="f1" draw:formula="2"/>
            <draw:equation draw:name="f2" draw:formula="1"/>
            <draw:equation draw:name="f3" draw:formula="?f1 - ?f0"/>
            <draw:equation draw:name="f4" draw:formula="?f3 / 2"/>
            <draw:equation draw:name="f5" draw:formula="?f3 / 4"/>
            <draw:equation draw:name="f6" draw:formula="?f3 * 3"/>
            <draw:equation draw:name="f7" draw:formula="?f6 / 4"/>
            <draw:equation draw:name="f8" draw:formula="?f5 / ?f4"/>
            <draw:equation draw:name="f9" draw:formula="?f7 / ?f4"/>
          </draw:enhanced-geometry>
        </draw:custom-shape>
        <draw:custom-shape svg:x="6.44944in" svg:y="0.99732in" svg:width="1.07143in" svg:height="0.10143in" draw:id="id89" draw:style-name="a455" draw:name="Arrow: Right 7">
          <svg:title/>
          <svg:desc/>
          <text:p text:style-name="a454" text:class-names="" text:cond-style-name=""><text:span text:style-name="a453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20578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9.71848in" svg:y="0.94929in" svg:width="1.2465in" svg:height="0.22767in" draw:id="id90" draw:style-name="a458" draw:name="Arrow: Right 8">
          <svg:title/>
          <svg:desc/>
          <text:p text:style-name="a457" text:class-names="" text:cond-style-name=""><text:span text:style-name="a456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9627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8.61968in" svg:y="1.885in" svg:width="0.05in" svg:height="1.865in" draw:id="id91" draw:style-name="a461" draw:name="Arrow: Down 9">
          <svg:title/>
          <svg:desc/>
          <text:p text:style-name="a460" text:class-names="" text:cond-style-name=""><text:span text:style-name="a459" text:class-names=""/></text:p>
          <draw:enhanced-geometry xmlns:dr3d="urn:oasis:names:tc:opendocument:xmlns:dr3d:1.0" draw:type="non-primitive" svg:viewBox="0 0 21600 21600" draw:enhanced-path="M ?f12 ?f8 L ?f12 ?f13 ?f8 ?f13 ?f10 ?f9 ?f9 ?f13 ?f15 ?f13 ?f15 ?f8 Z N" draw:text-areas="?f12 ?f20 ?f15 ?f23" draw:glue-points="?f20 ?f13 ?f21 ?f13" draw:glue-point-leaving-directions="-270, -90" draw:modifiers="21310 540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21600 * ?f14"/>
            <draw:equation draw:name="f19" draw:formula="?f16 * ?f12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3 + ?f22"/>
            <draw:equation draw:name="f24" draw:formula="$1 / ?f6"/>
            <draw:equation draw:name="f25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92" draw:style-name="a464" draw:name="TextBox 10" svg:x="9.71088in" svg:y="0.49538in" svg:width="0.56063in" svg:height="0.40391in">
          <draw:text-box>
            <text:p text:style-name="a463" text:class-names="" text:cond-style-name=""><text:span text:style-name="a462" text:class-names="">YES</text:span></text:p>
          </draw:text-box>
          <svg:title/>
          <svg:desc/>
        </draw:frame>
        <draw:custom-shape svg:x="2.43857in" svg:y="0.59538in" svg:width="1.97571in" svg:height="0.88141in" draw:id="id93" draw:style-name="a467" draw:name="Parallelogram 11">
          <svg:title/>
          <svg:desc/>
          <text:p text:style-name="a466" text:class-names="" text:cond-style-name=""><text:span text:style-name="a465" text:class-names="">ENTER APP</text:span></text:p>
          <draw:enhanced-geometry xmlns:dr3d="urn:oasis:names:tc:opendocument:xmlns:dr3d:1.0" draw:path-stretchpoint-x="21600" draw:path-stretchpoint-y="21600" draw:type="non-primitive" svg:viewBox="0 0 21600 21600" draw:enhanced-path="M ?f7 ?f13 L ?f25 ?f7 ?f12 ?f7 ?f29 ?f13 Z N" draw:text-areas="?f36 ?f37 ?f38 ?f39" draw:glue-points="?f21 ?f34 ?f35 ?f7 ?f28 ?f20 ?f32 ?f13 ?f21 ?f31 ?f24 ?f20" draw:glue-point-leaving-directions="-360, -360, -90, -180, -180, -27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76429"/>
            <draw:equation draw:name="f9" draw:formula="5 * ?f8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4 / 2"/>
            <draw:equation draw:name="f17" draw:formula="?f15 / 2"/>
            <draw:equation draw:name="f18" draw:formula="min(?f15, ?f14)"/>
            <draw:equation draw:name="f19" draw:formula="100000 * ?f15"/>
            <draw:equation draw:name="f20" draw:formula="?f7 + ?f16"/>
            <draw:equation draw:name="f21" draw:formula="?f7 + ?f17"/>
            <draw:equation draw:name="f22" draw:formula="?f19 / ?f18"/>
            <draw:equation draw:name="f23" draw:formula="?f18 * ?f8"/>
            <draw:equation draw:name="f24" draw:formula="?f23 / 200000"/>
            <draw:equation draw:name="f25" draw:formula="?f23 / 100000"/>
            <draw:equation draw:name="f26" draw:formula="?f9 / ?f22"/>
            <draw:equation draw:name="f27" draw:formula="?f14 * ?f21"/>
            <draw:equation draw:name="f28" draw:formula="?f12 - ?f24"/>
            <draw:equation draw:name="f29" draw:formula="?f12 - ?f25"/>
            <draw:equation draw:name="f30" draw:formula="1 + ?f26"/>
            <draw:equation draw:name="f31" draw:formula="?f27 / ?f25"/>
            <draw:equation draw:name="f32" draw:formula="?f29 / 2"/>
            <draw:equation draw:name="f33" draw:formula="?f30 / 12"/>
            <draw:equation draw:name="f34" draw:formula="?f13 - ?f31"/>
            <draw:equation draw:name="f35" draw:formula="?f12 - ?f32"/>
            <draw:equation draw:name="f36" draw:formula="?f33 * ?f15"/>
            <draw:equation draw:name="f37" draw:formula="?f33 * ?f14"/>
            <draw:equation draw:name="f38" draw:formula="?f12 - ?f36"/>
            <draw:equation draw:name="f39" draw:formula="?f13 - ?f37"/>
          </draw:enhanced-geometry>
        </draw:custom-shape>
        <draw:custom-shape svg:width="0.81461in" svg:height="0.21303in" draw:id="id94" draw:style-name="a470" draw:transform="translate(-0.4073in -0.10651in) rotate(-3.14159) translate(4.55632in 1.12704in)" draw:name="Arrow: Left 12">
          <svg:title/>
          <svg:desc/>
          <text:p text:style-name="a469" text:class-names="" text:cond-style-name=""><text:span text:style-name="a468" text:class-names=""/></text:p>
          <draw:enhanced-geometry xmlns:dr3d="urn:oasis:names:tc:opendocument:xmlns:dr3d:1.0" draw:type="non-primitive" svg:viewBox="0 0 21600 21600" draw:enhanced-path="M ?f9 ?f13 L ?f12 ?f13 ?f12 ?f8 ?f8 ?f10 ?f12 ?f9 ?f12 ?f15 ?f9 ?f15 Z N" draw:text-areas="?f22 ?f13 ?f21 ?f15" draw:glue-points="?f12 ?f20 ?f12 ?f21" draw:glue-point-leaving-directions="-0, 180" draw:modifiers="3374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?f12 * ?f13"/>
            <draw:equation draw:name="f17" draw:formula="21600 * ?f14"/>
            <draw:equation draw:name="f18" draw:formula="0 * ?f14"/>
            <draw:equation draw:name="f19" draw:formula="?f16 / 10800"/>
            <draw:equation draw:name="f20" draw:formula="?f18 / ?f14"/>
            <draw:equation draw:name="f21" draw:formula="?f17 / ?f14"/>
            <draw:equation draw:name="f22" draw:formula="?f12 - ?f19"/>
            <draw:equation draw:name="f23" draw:formula="$0 / ?f6"/>
            <draw:equation draw:name="f24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95" draw:style-name="a473" draw:name="TextBox 13" svg:x="8.08815in" svg:y="2.29412in" svg:width="0.53153in" svg:height="0.40391in">
          <draw:text-box>
            <text:p text:style-name="a472" text:class-names="" text:cond-style-name=""><text:span text:style-name="a471" text:class-names="">NO</text:span></text:p>
          </draw:text-box>
          <svg:title/>
          <svg:desc/>
        </draw:frame>
        <draw:custom-shape svg:x="2.17143in" svg:y="3.59697in" svg:width="2.02367in" svg:height="0.15086in" draw:id="id96" draw:style-name="a476" draw:name="Arrow: Left 14">
          <svg:title/>
          <svg:desc/>
          <text:p text:style-name="a475" text:class-names="" text:cond-style-name=""><text:span text:style-name="a474" text:class-names=""/></text:p>
          <draw:enhanced-geometry xmlns:dr3d="urn:oasis:names:tc:opendocument:xmlns:dr3d:1.0" draw:type="non-primitive" svg:viewBox="0 0 21600 21600" draw:enhanced-path="M ?f9 ?f13 L ?f12 ?f13 ?f12 ?f8 ?f8 ?f10 ?f12 ?f9 ?f12 ?f15 ?f9 ?f15 Z N" draw:text-areas="?f22 ?f13 ?f21 ?f15" draw:glue-points="?f12 ?f20 ?f12 ?f21" draw:glue-point-leaving-directions="-0, 180" draw:modifiers="1655 7692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?f12 * ?f13"/>
            <draw:equation draw:name="f17" draw:formula="21600 * ?f14"/>
            <draw:equation draw:name="f18" draw:formula="0 * ?f14"/>
            <draw:equation draw:name="f19" draw:formula="?f16 / 10800"/>
            <draw:equation draw:name="f20" draw:formula="?f18 / ?f14"/>
            <draw:equation draw:name="f21" draw:formula="?f17 / ?f14"/>
            <draw:equation draw:name="f22" draw:formula="?f12 - ?f19"/>
            <draw:equation draw:name="f23" draw:formula="$0 / ?f6"/>
            <draw:equation draw:name="f24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0.85in" svg:y="3.36848in" svg:width="1.27143in" svg:height="0.67in" draw:id="id97" draw:style-name="a479" draw:name="Rectangle: Rounded Corners 15">
          <svg:title/>
          <svg:desc/>
          <text:p text:style-name="a478" text:class-names="" text:cond-style-name=""><text:span text:style-name="a477" text:class-names="">STOP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0.96498in" svg:y="0.59538in" svg:width="1.49581in" svg:height="1.10196in" draw:id="id98" draw:style-name="a482" draw:name="Rectangle 16">
          <svg:title/>
          <svg:desc/>
          <text:p text:style-name="a481" text:class-names="" text:cond-style-name=""><text:span text:style-name="a480" text:class-names="">PRINT LIS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1.71429in" svg:y="1.75038in" svg:width="0.12143in" svg:height="1.10196in" draw:id="id99" draw:style-name="a485" draw:name="Arrow: Down 17">
          <svg:title/>
          <svg:desc/>
          <text:p text:style-name="a484" text:class-names="" text:cond-style-name=""><text:span text:style-name="a483" text:class-names=""/></text:p>
          <draw:enhanced-geometry xmlns:dr3d="urn:oasis:names:tc:opendocument:xmlns:dr3d:1.0" draw:type="non-primitive" svg:viewBox="0 0 21600 21600" draw:enhanced-path="M ?f12 ?f8 L ?f12 ?f13 ?f8 ?f13 ?f10 ?f9 ?f9 ?f13 ?f15 ?f13 ?f15 ?f8 Z N" draw:text-areas="?f12 ?f20 ?f15 ?f23" draw:glue-points="?f20 ?f13 ?f21 ?f13" draw:glue-point-leaving-directions="-270, -90" draw:modifiers="2041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21600 * ?f14"/>
            <draw:equation draw:name="f19" draw:formula="?f16 * ?f12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3 + ?f22"/>
            <draw:equation draw:name="f24" draw:formula="$1 / ?f6"/>
            <draw:equation draw:name="f25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10.68277in" svg:y="2.85233in" svg:width="2.06359in" svg:height="1.865in" draw:id="id100" draw:style-name="a488" draw:name="Flowchart: Decision 18">
          <svg:title/>
          <svg:desc/>
          <text:p text:style-name="a487" text:class-names="" text:cond-style-name=""><text:span text:style-name="a486" text:class-names="">IS YOUR NAME ON THE LIST?</text:span></text:p>
          <draw:enhanced-geometry xmlns:dr3d="urn:oasis:names:tc:opendocument:xmlns:dr3d:1.0" draw:type="non-primitive" svg:viewBox="0 0 2 2" draw:enhanced-path="M ?f0 ?f2 L ?f2 ?f0 ?f1 ?f2 ?f2 ?f1 Z N" draw:text-areas="?f8 ?f8 ?f9 ?f9">
            <draw:equation draw:name="f0" draw:formula="0"/>
            <draw:equation draw:name="f1" draw:formula="2"/>
            <draw:equation draw:name="f2" draw:formula="1"/>
            <draw:equation draw:name="f3" draw:formula="?f1 - ?f0"/>
            <draw:equation draw:name="f4" draw:formula="?f3 / 2"/>
            <draw:equation draw:name="f5" draw:formula="?f3 / 4"/>
            <draw:equation draw:name="f6" draw:formula="?f3 * 3"/>
            <draw:equation draw:name="f7" draw:formula="?f6 / 4"/>
            <draw:equation draw:name="f8" draw:formula="?f5 / ?f4"/>
            <draw:equation draw:name="f9" draw:formula="?f7 / ?f4"/>
          </draw:enhanced-geometry>
        </draw:custom-shape>
        <draw:custom-shape svg:x="8.6091in" svg:y="3.63616in" svg:width="2.07367in" svg:height="0.11384in" draw:id="id101" draw:style-name="a491" draw:name="Arrow: Left 19">
          <svg:title/>
          <svg:desc/>
          <text:p text:style-name="a490" text:class-names="" text:cond-style-name=""><text:span text:style-name="a489" text:class-names=""/></text:p>
          <draw:enhanced-geometry xmlns:dr3d="urn:oasis:names:tc:opendocument:xmlns:dr3d:1.0" draw:type="non-primitive" svg:viewBox="0 0 21600 21600" draw:enhanced-path="M ?f9 ?f13 L ?f12 ?f13 ?f12 ?f8 ?f8 ?f10 ?f12 ?f9 ?f12 ?f15 ?f9 ?f15 Z N" draw:text-areas="?f22 ?f13 ?f21 ?f15" draw:glue-points="?f12 ?f20 ?f12 ?f21" draw:glue-point-leaving-directions="-0, 180" draw:modifiers="59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?f12 * ?f13"/>
            <draw:equation draw:name="f17" draw:formula="21600 * ?f14"/>
            <draw:equation draw:name="f18" draw:formula="0 * ?f14"/>
            <draw:equation draw:name="f19" draw:formula="?f16 / 10800"/>
            <draw:equation draw:name="f20" draw:formula="?f18 / ?f14"/>
            <draw:equation draw:name="f21" draw:formula="?f17 / ?f14"/>
            <draw:equation draw:name="f22" draw:formula="?f12 - ?f19"/>
            <draw:equation draw:name="f23" draw:formula="$0 / ?f6"/>
            <draw:equation draw:name="f24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102" draw:style-name="a494" draw:name="TextBox 20" svg:x="9.15121in" svg:y="3.21266in" svg:width="0.53153in" svg:height="0.40391in">
          <draw:text-box>
            <text:p text:style-name="a493" text:class-names="" text:cond-style-name=""><text:span text:style-name="a492" text:class-names="">NO</text:span></text:p>
          </draw:text-box>
          <svg:title/>
          <svg:desc/>
        </draw:frame>
        <draw:custom-shape svg:x="11.66863in" svg:y="4.71733in" svg:width="0.05in" svg:height="1.10196in" draw:id="id103" draw:style-name="a497" draw:name="Arrow: Down 21">
          <svg:title/>
          <svg:desc/>
          <text:p text:style-name="a496" text:class-names="" text:cond-style-name=""><text:span text:style-name="a495" text:class-names=""/></text:p>
          <draw:enhanced-geometry xmlns:dr3d="urn:oasis:names:tc:opendocument:xmlns:dr3d:1.0" draw:type="non-primitive" svg:viewBox="0 0 21600 21600" draw:enhanced-path="M ?f12 ?f8 L ?f12 ?f13 ?f8 ?f13 ?f10 ?f9 ?f9 ?f13 ?f15 ?f13 ?f15 ?f8 Z N" draw:text-areas="?f12 ?f20 ?f15 ?f23" draw:glue-points="?f20 ?f13 ?f21 ?f13" draw:glue-point-leaving-directions="-270, -90" draw:modifiers="2111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21600 * ?f14"/>
            <draw:equation draw:name="f19" draw:formula="?f16 * ?f12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3 + ?f22"/>
            <draw:equation draw:name="f24" draw:formula="$1 / ?f6"/>
            <draw:equation draw:name="f25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104" draw:style-name="a500" draw:name="TextBox 22" svg:x="11.18571in" svg:y="5.25714in" svg:width="0.56063in" svg:height="0.40391in">
          <draw:text-box>
            <text:p text:style-name="a499" text:class-names="" text:cond-style-name=""><text:span text:style-name="a498" text:class-names="">YES</text:span></text:p>
          </draw:text-box>
          <svg:title/>
          <svg:desc/>
        </draw:frame>
        <draw:custom-shape svg:x="10.68277in" svg:y="5.88643in" svg:width="1.81044in" svg:height="0.94748in" draw:id="id105" draw:style-name="a503" draw:name="Flowchart: Process 23">
          <svg:title/>
          <svg:desc/>
          <text:p text:style-name="a502" text:class-names="" text:cond-style-name=""><text:span text:style-name="a501" text:class-names="">PRINT YOU ARE WELCOME</text:span></text:p>
          <draw:enhanced-geometry xmlns:dr3d="urn:oasis:names:tc:opendocument:xmlns:dr3d:1.0" draw:type="non-primitive" svg:viewBox="0 0 1 1" draw:enhanced-path="M ?f0 ?f0 L ?f1 ?f0 ?f1 ?f1 ?f0 ?f1 Z N" draw:text-areas="?f3 ?f3 ?f4 ?f4">
            <draw:equation draw:name="f0" draw:formula="0"/>
            <draw:equation draw:name="f1" draw:formula="1"/>
            <draw:equation draw:name="f2" draw:formula="?f1 - ?f0"/>
            <draw:equation draw:name="f3" draw:formula="?f0 / ?f2"/>
            <draw:equation draw:name="f4" draw:formula="?f1 / ?f2"/>
          </draw:enhanced-geometry>
        </draw:custom-shape>
        <draw:custom-shape svg:x="1.21429in" svg:y="6.26424in" svg:width="9.46848in" svg:height="0.16433in" draw:id="id106" draw:style-name="a506" draw:name="Arrow: Left 24">
          <svg:title/>
          <svg:desc/>
          <text:p text:style-name="a505" text:class-names="" text:cond-style-name=""><text:span text:style-name="a504" text:class-names=""/></text:p>
          <draw:enhanced-geometry xmlns:dr3d="urn:oasis:names:tc:opendocument:xmlns:dr3d:1.0" draw:type="non-primitive" svg:viewBox="0 0 21600 21600" draw:enhanced-path="M ?f9 ?f13 L ?f12 ?f13 ?f12 ?f8 ?f8 ?f10 ?f12 ?f9 ?f12 ?f15 ?f9 ?f15 Z N" draw:text-areas="?f22 ?f13 ?f21 ?f15" draw:glue-points="?f12 ?f20 ?f12 ?f21" draw:glue-point-leaving-directions="-0, 180" draw:modifiers="187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?f12 * ?f13"/>
            <draw:equation draw:name="f17" draw:formula="21600 * ?f14"/>
            <draw:equation draw:name="f18" draw:formula="0 * ?f14"/>
            <draw:equation draw:name="f19" draw:formula="?f16 / 10800"/>
            <draw:equation draw:name="f20" draw:formula="?f18 / ?f14"/>
            <draw:equation draw:name="f21" draw:formula="?f17 / ?f14"/>
            <draw:equation draw:name="f22" draw:formula="?f12 - ?f19"/>
            <draw:equation draw:name="f23" draw:formula="$0 / ?f6"/>
            <draw:equation draw:name="f24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1.21429in" svg:y="4.19947in" svg:width="0.05in" svg:height="2.06478in" draw:id="id107" draw:style-name="a509" draw:name="Arrow: Up 25">
          <svg:title/>
          <svg:desc/>
          <text:p text:style-name="a508" text:class-names="" text:cond-style-name=""><text:span text:style-name="a507" text:class-names=""/></text:p>
          <draw:enhanced-geometry xmlns:dr3d="urn:oasis:names:tc:opendocument:xmlns:dr3d:1.0" draw:type="non-primitive" svg:viewBox="0 0 21600 21600" draw:enhanced-path="M ?f12 ?f9 L ?f12 ?f13 ?f8 ?f13 ?f10 ?f8 ?f9 ?f13 ?f15 ?f13 ?f15 ?f9 Z N" draw:text-areas="?f12 ?f22 ?f15 ?f21" draw:glue-points="?f20 ?f13 ?f21 ?f13" draw:glue-point-leaving-directions="-270, -90" draw:modifiers="262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?f13 * ?f12"/>
            <draw:equation draw:name="f17" draw:formula="21600 * ?f14"/>
            <draw:equation draw:name="f18" draw:formula="0 * ?f14"/>
            <draw:equation draw:name="f19" draw:formula="?f16 / 10800"/>
            <draw:equation draw:name="f20" draw:formula="?f18 / ?f14"/>
            <draw:equation draw:name="f21" draw:formula="?f17 / ?f14"/>
            <draw:equation draw:name="f22" draw:formula="?f13 - ?f19"/>
            <draw:equation draw:name="f23" draw:formula="$1 / ?f6"/>
            <draw:equation draw:name="f24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108" draw:style-name="a512" draw:name="TextBox 26" svg:x="2.55714in" svg:y="2.69802in" svg:width="3.10468in" svg:height="0.40391in">
          <draw:text-box>
            <text:p text:style-name="a511" text:class-names="" text:cond-style-name=""><text:span text:style-name="a510" text:class-names="">FLOWCHART FOR PROJECT 2</text:span></text:p>
          </draw:text-box>
          <svg:title/>
          <svg:desc/>
        </draw:frame>
        <draw:custom-shape svg:x="4.22829in" svg:y="3.28706in" svg:width="2.62857in" svg:height="0.83098in" draw:id="id109" draw:style-name="a515" draw:name="Flowchart: Process 27">
          <svg:title/>
          <svg:desc/>
          <text:p text:style-name="a514" text:class-names="" text:cond-style-name=""><text:span text:style-name="a513" text:class-names="">KINDLY GET OUT<text:s text:c="1"/></text:span></text:p>
          <draw:enhanced-geometry xmlns:dr3d="urn:oasis:names:tc:opendocument:xmlns:dr3d:1.0" draw:type="non-primitive" svg:viewBox="0 0 1 1" draw:enhanced-path="M ?f0 ?f0 L ?f1 ?f0 ?f1 ?f1 ?f0 ?f1 Z N" draw:text-areas="?f3 ?f3 ?f4 ?f4">
            <draw:equation draw:name="f0" draw:formula="0"/>
            <draw:equation draw:name="f1" draw:formula="1"/>
            <draw:equation draw:name="f2" draw:formula="?f1 - ?f0"/>
            <draw:equation draw:name="f3" draw:formula="?f0 / ?f2"/>
            <draw:equation draw:name="f4" draw:formula="?f1 / ?f2"/>
          </draw:enhanced-geometry>
        </draw:custom-shape>
        <draw:custom-shape svg:x="7.02143in" svg:y="3.63616in" svg:width="1.58767in" svg:height="0.06639in" draw:id="id110" draw:style-name="a518" draw:name="Arrow: Left 28">
          <svg:title/>
          <svg:desc/>
          <text:p text:style-name="a517" text:class-names="" text:cond-style-name=""><text:span text:style-name="a516" text:class-names=""/></text:p>
          <draw:enhanced-geometry xmlns:dr3d="urn:oasis:names:tc:opendocument:xmlns:dr3d:1.0" draw:type="non-primitive" svg:viewBox="0 0 21600 21600" draw:enhanced-path="M ?f9 ?f13 L ?f12 ?f13 ?f12 ?f8 ?f8 ?f10 ?f12 ?f9 ?f12 ?f15 ?f9 ?f15 Z N" draw:text-areas="?f22 ?f13 ?f21 ?f15" draw:glue-points="?f12 ?f20 ?f12 ?f21" draw:glue-point-leaving-directions="-0, 180" draw:modifiers="452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?f12 * ?f13"/>
            <draw:equation draw:name="f17" draw:formula="21600 * ?f14"/>
            <draw:equation draw:name="f18" draw:formula="0 * ?f14"/>
            <draw:equation draw:name="f19" draw:formula="?f16 / 10800"/>
            <draw:equation draw:name="f20" draw:formula="?f18 / ?f14"/>
            <draw:equation draw:name="f21" draw:formula="?f17 / ?f14"/>
            <draw:equation draw:name="f22" draw:formula="?f12 - ?f19"/>
            <draw:equation draw:name="f23" draw:formula="$0 / ?f6"/>
            <draw:equation draw:name="f24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Slide4" draw:style-name="a519" draw:master-page-name="Master1-Layout7-blank-Blank" presentation:presentation-page-layout-name="Master1-PPL7" draw:id="Slide-259">
        <draw:frame draw:id="id111" presentation:style-name="a522" draw:name="Title 1" svg:x="0in" svg:y="0.39931in" svg:width="11.5in" svg:height="1.44965in" presentation:class="title" presentation:placeholder="false">
          <draw:text-box>
            <text:p text:style-name="a521" text:class-names="" text:cond-style-name=""><text:span text:style-name="a520" text:class-names="">PSUEDOCODE FOR PROJECT 2</text:span></text:p>
          </draw:text-box>
          <svg:title/>
          <svg:desc/>
        </draw:frame>
        <draw:frame draw:id="id112" presentation:style-name="a559" draw:name="Content Placeholder 2" svg:x="0in" svg:y="1.99653in" svg:width="11.5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ENTER app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PRINT welcome to mrs Jane &amp; enterprise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INPUT are you a worker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IF no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PRINT kindly get out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IF yes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PRINT is your name on the list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IF YES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PRINT you are welcome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>ELSE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>PRINT kindly get out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/></text:p>
              </text:list-item>
            </text:list>
          </draw:text-box>
          <svg:title/>
          <svg:desc/>
        </draw:frame>
      </draw:page>
      <draw:page draw:name="Slide5" draw:style-name="a560" draw:master-page-name="Master1-Layout7-blank-Blank" presentation:presentation-page-layout-name="Master1-PPL7" draw:id="Slide-260">
        <draw:custom-shape svg:x="0.4in" svg:y="0.57143in" svg:width="1.38571in" svg:height="0.85714in" draw:id="id113" draw:style-name="a563" draw:name="Flowchart: Alternate Process 1">
          <svg:title/>
          <svg:desc/>
          <text:p text:style-name="a562" text:class-names="" text:cond-style-name=""><text:span text:style-name="a561" text:class-names="">START</text:span></text:p>
          <draw:enhanced-geometry xmlns:dr3d="urn:oasis:names:tc:opendocument:xmlns:dr3d:1.0" draw:path-stretchpoint-x="21600" draw:path-stretchpoint-y="21600" draw:type="non-primitive" svg:viewBox="0 0 21600 21600" draw:enhanced-path="M ?f11 ?f22 A ?f69 ?f70 ?f71 ?f72 ?f11 ?f22 ?f66 ?f68  W ?f73 ?f74 ?f75 ?f76 ?f11 ?f22 ?f66 ?f68 L ?f23 ?f11 A ?f112 ?f113 ?f114 ?f115 ?f23 ?f11 ?f109 ?f111  W ?f116 ?f117 ?f118 ?f119 ?f23 ?f11 ?f109 ?f111 L ?f17 ?f24 A ?f155 ?f156 ?f157 ?f158 ?f17 ?f24 ?f152 ?f154  W ?f159 ?f160 ?f161 ?f162 ?f17 ?f24 ?f152 ?f154 L ?f22 ?f18 A ?f198 ?f199 ?f200 ?f201 ?f22 ?f18 ?f195 ?f197  W ?f202 ?f203 ?f204 ?f205 ?f22 ?f18 ?f195 ?f197 Z N" draw:text-areas="?f27 ?f27 ?f28 ?f29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?f8 / 21600"/>
            <draw:equation draw:name="f13" draw:formula="?f7 / 21600"/>
            <draw:equation draw:name="f14" draw:formula="21600 * ?f8"/>
            <draw:equation draw:name="f15" draw:formula="21600 * ?f7"/>
            <draw:equation draw:name="f16" draw:formula="min(?f13, ?f12)"/>
            <draw:equation draw:name="f17" draw:formula="?f14 / ?f9"/>
            <draw:equation draw:name="f18" draw:formula="?f15 / ?f9"/>
            <draw:equation draw:name="f19" draw:formula="?f18 - ?f11"/>
            <draw:equation draw:name="f20" draw:formula="?f17 - ?f11"/>
            <draw:equation draw:name="f21" draw:formula="min(?f20, ?f19)"/>
            <draw:equation draw:name="f22" draw:formula="?f21 / 6"/>
            <draw:equation draw:name="f23" draw:formula="?f17 - ?f22"/>
            <draw:equation draw:name="f24" draw:formula="?f18 - ?f22"/>
            <draw:equation draw:name="f25" draw:formula="?f22 * 29289"/>
            <draw:equation draw:name="f26" draw:formula="?f22 * ?f16"/>
            <draw:equation draw:name="f27" draw:formula="?f25 / 100000"/>
            <draw:equation draw:name="f28" draw:formula="?f17 - ?f27"/>
            <draw:equation draw:name="f29" draw:formula="?f18 - ?f27"/>
            <draw:equation draw:name="f30" draw:formula="21550000 - ?f2"/>
            <draw:equation draw:name="f31" draw:formula="if(?f30, ?f2, 21550000)"/>
            <draw:equation draw:name="f32" draw:formula="-21550000 - ?f31"/>
            <draw:equation draw:name="f33" draw:formula="if(?f32, -21550000, ?f31)"/>
            <draw:equation draw:name="f34" draw:formula="?f1 + ?f33"/>
            <draw:equation draw:name="f35" draw:formula="?f1 + ?f2"/>
            <draw:equation draw:name="f36" draw:formula="?f35 * ?f10 / ?f1"/>
            <draw:equation draw:name="f37" draw:formula="0 - ?f36"/>
            <draw:equation draw:name="f38" draw:formula="cos(?f37)"/>
            <draw:equation draw:name="f39" draw:formula="0 - ?f38"/>
            <draw:equation draw:name="f40" draw:formula="?f39 * ?f26"/>
            <draw:equation draw:name="f41" draw:formula="sin(?f37)"/>
            <draw:equation draw:name="f42" draw:formula="0 - ?f41"/>
            <draw:equation draw:name="f43" draw:formula="?f42 * ?f26"/>
            <draw:equation draw:name="f44" draw:formula="sqrt(?f40 * ?f40 + ?f43 * ?f43 + 0 * 0)"/>
            <draw:equation draw:name="f45" draw:formula="?f26 * ?f26 / ?f44"/>
            <draw:equation draw:name="f46" draw:formula="?f42 * ?f45"/>
            <draw:equation draw:name="f47" draw:formula="?f11 - ?f46"/>
            <draw:equation draw:name="f48" draw:formula="?f39 * ?f45"/>
            <draw:equation draw:name="f49" draw:formula="?f22 - ?f48"/>
            <draw:equation draw:name="f50" draw:formula="?f47 - ?f26"/>
            <draw:equation draw:name="f51" draw:formula="?f49 - ?f26"/>
            <draw:equation draw:name="f52" draw:formula="?f47 + ?f26"/>
            <draw:equation draw:name="f53" draw:formula="?f49 + ?f26"/>
            <draw:equation draw:name="f54" draw:formula="?f34 + ?f2"/>
            <draw:equation draw:name="f55" draw:formula="?f54 * ?f10 / ?f1"/>
            <draw:equation draw:name="f56" draw:formula="0 - ?f55"/>
            <draw:equation draw:name="f57" draw:formula="cos(?f56)"/>
            <draw:equation draw:name="f58" draw:formula="0 - ?f57"/>
            <draw:equation draw:name="f59" draw:formula="?f58 * ?f26"/>
            <draw:equation draw:name="f60" draw:formula="sin(?f56)"/>
            <draw:equation draw:name="f61" draw:formula="0 - ?f60"/>
            <draw:equation draw:name="f62" draw:formula="?f61 * ?f26"/>
            <draw:equation draw:name="f63" draw:formula="sqrt(?f59 * ?f59 + ?f62 * ?f62 + 0 * 0)"/>
            <draw:equation draw:name="f64" draw:formula="?f26 * ?f26 / ?f63"/>
            <draw:equation draw:name="f65" draw:formula="?f61 * ?f64"/>
            <draw:equation draw:name="f66" draw:formula="?f47 + ?f65"/>
            <draw:equation draw:name="f67" draw:formula="?f58 * ?f64"/>
            <draw:equation draw:name="f68" draw:formula="?f49 + ?f67"/>
            <draw:equation draw:name="f69" draw:formula="if(?f33, ?f11, ?f50)"/>
            <draw:equation draw:name="f70" draw:formula="if(?f33, ?f22, ?f51)"/>
            <draw:equation draw:name="f71" draw:formula="if(?f33, ?f11, ?f52)"/>
            <draw:equation draw:name="f72" draw:formula="if(?f33, ?f22, ?f53)"/>
            <draw:equation draw:name="f73" draw:formula="if(?f33, ?f50, ?f66)"/>
            <draw:equation draw:name="f74" draw:formula="if(?f33, ?f51, ?f68)"/>
            <draw:equation draw:name="f75" draw:formula="if(?f33, ?f52, ?f66)"/>
            <draw:equation draw:name="f76" draw:formula="if(?f33, ?f53, ?f68)"/>
            <draw:equation draw:name="f77" draw:formula="?f0 + ?f33"/>
            <draw:equation draw:name="f78" draw:formula="?f0 + ?f2"/>
            <draw:equation draw:name="f79" draw:formula="?f78 * ?f10 / ?f1"/>
            <draw:equation draw:name="f80" draw:formula="0 - ?f79"/>
            <draw:equation draw:name="f81" draw:formula="cos(?f80)"/>
            <draw:equation draw:name="f82" draw:formula="0 - ?f81"/>
            <draw:equation draw:name="f83" draw:formula="?f82 * ?f26"/>
            <draw:equation draw:name="f84" draw:formula="sin(?f80)"/>
            <draw:equation draw:name="f85" draw:formula="0 - ?f84"/>
            <draw:equation draw:name="f86" draw:formula="?f85 * ?f26"/>
            <draw:equation draw:name="f87" draw:formula="sqrt(?f83 * ?f83 + ?f86 * ?f86 + 0 * 0)"/>
            <draw:equation draw:name="f88" draw:formula="?f26 * ?f26 / ?f87"/>
            <draw:equation draw:name="f89" draw:formula="?f85 * ?f88"/>
            <draw:equation draw:name="f90" draw:formula="?f23 - ?f89"/>
            <draw:equation draw:name="f91" draw:formula="?f82 * ?f88"/>
            <draw:equation draw:name="f92" draw:formula="?f11 - ?f91"/>
            <draw:equation draw:name="f93" draw:formula="?f90 - ?f26"/>
            <draw:equation draw:name="f94" draw:formula="?f92 - ?f26"/>
            <draw:equation draw:name="f95" draw:formula="?f90 + ?f26"/>
            <draw:equation draw:name="f96" draw:formula="?f92 + ?f26"/>
            <draw:equation draw:name="f97" draw:formula="?f77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26"/>
            <draw:equation draw:name="f103" draw:formula="sin(?f99)"/>
            <draw:equation draw:name="f104" draw:formula="0 - ?f103"/>
            <draw:equation draw:name="f105" draw:formula="?f104 * ?f26"/>
            <draw:equation draw:name="f106" draw:formula="sqrt(?f102 * ?f102 + ?f105 * ?f105 + 0 * 0)"/>
            <draw:equation draw:name="f107" draw:formula="?f26 * ?f26 / ?f106"/>
            <draw:equation draw:name="f108" draw:formula="?f104 * ?f107"/>
            <draw:equation draw:name="f109" draw:formula="?f90 + ?f108"/>
            <draw:equation draw:name="f110" draw:formula="?f101 * ?f107"/>
            <draw:equation draw:name="f111" draw:formula="?f92 + ?f110"/>
            <draw:equation draw:name="f112" draw:formula="if(?f33, ?f23, ?f93)"/>
            <draw:equation draw:name="f113" draw:formula="if(?f33, ?f11, ?f94)"/>
            <draw:equation draw:name="f114" draw:formula="if(?f33, ?f23, ?f95)"/>
            <draw:equation draw:name="f115" draw:formula="if(?f33, ?f11, ?f96)"/>
            <draw:equation draw:name="f116" draw:formula="if(?f33, ?f93, ?f109)"/>
            <draw:equation draw:name="f117" draw:formula="if(?f33, ?f94, ?f111)"/>
            <draw:equation draw:name="f118" draw:formula="if(?f33, ?f95, ?f109)"/>
            <draw:equation draw:name="f119" draw:formula="if(?f33, ?f96, ?f111)"/>
            <draw:equation draw:name="f120" draw:formula="?f11 + ?f33"/>
            <draw:equation draw:name="f121" draw:formula="?f11 + ?f2"/>
            <draw:equation draw:name="f122" draw:formula="?f121 * ?f10 / ?f1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26"/>
            <draw:equation draw:name="f127" draw:formula="sin(?f123)"/>
            <draw:equation draw:name="f128" draw:formula="0 - ?f127"/>
            <draw:equation draw:name="f129" draw:formula="?f128 * ?f26"/>
            <draw:equation draw:name="f130" draw:formula="sqrt(?f126 * ?f126 + ?f129 * ?f129 + 0 * 0)"/>
            <draw:equation draw:name="f131" draw:formula="?f26 * ?f26 / ?f130"/>
            <draw:equation draw:name="f132" draw:formula="?f128 * ?f131"/>
            <draw:equation draw:name="f133" draw:formula="?f17 - ?f132"/>
            <draw:equation draw:name="f134" draw:formula="?f125 * ?f131"/>
            <draw:equation draw:name="f135" draw:formula="?f24 - ?f134"/>
            <draw:equation draw:name="f136" draw:formula="?f133 - ?f26"/>
            <draw:equation draw:name="f137" draw:formula="?f135 - ?f26"/>
            <draw:equation draw:name="f138" draw:formula="?f133 + ?f26"/>
            <draw:equation draw:name="f139" draw:formula="?f135 + ?f26"/>
            <draw:equation draw:name="f140" draw:formula="?f120 + ?f2"/>
            <draw:equation draw:name="f141" draw:formula="?f140 * ?f10 / ?f1"/>
            <draw:equation draw:name="f142" draw:formula="0 - ?f141"/>
            <draw:equation draw:name="f143" draw:formula="cos(?f142)"/>
            <draw:equation draw:name="f144" draw:formula="0 - ?f143"/>
            <draw:equation draw:name="f145" draw:formula="?f144 * ?f26"/>
            <draw:equation draw:name="f146" draw:formula="sin(?f142)"/>
            <draw:equation draw:name="f147" draw:formula="0 - ?f146"/>
            <draw:equation draw:name="f148" draw:formula="?f147 * ?f26"/>
            <draw:equation draw:name="f149" draw:formula="sqrt(?f145 * ?f145 + ?f148 * ?f148 + 0 * 0)"/>
            <draw:equation draw:name="f150" draw:formula="?f26 * ?f26 / ?f149"/>
            <draw:equation draw:name="f151" draw:formula="?f147 * ?f150"/>
            <draw:equation draw:name="f152" draw:formula="?f133 + ?f151"/>
            <draw:equation draw:name="f153" draw:formula="?f144 * ?f150"/>
            <draw:equation draw:name="f154" draw:formula="?f135 + ?f153"/>
            <draw:equation draw:name="f155" draw:formula="if(?f33, ?f17, ?f136)"/>
            <draw:equation draw:name="f156" draw:formula="if(?f33, ?f24, ?f137)"/>
            <draw:equation draw:name="f157" draw:formula="if(?f33, ?f17, ?f138)"/>
            <draw:equation draw:name="f158" draw:formula="if(?f33, ?f24, ?f139)"/>
            <draw:equation draw:name="f159" draw:formula="if(?f33, ?f136, ?f152)"/>
            <draw:equation draw:name="f160" draw:formula="if(?f33, ?f137, ?f154)"/>
            <draw:equation draw:name="f161" draw:formula="if(?f33, ?f138, ?f152)"/>
            <draw:equation draw:name="f162" draw:formula="if(?f33, ?f139, ?f154)"/>
            <draw:equation draw:name="f163" draw:formula="?f2 + ?f33"/>
            <draw:equation draw:name="f164" draw:formula="?f2 + ?f2"/>
            <draw:equation draw:name="f165" draw:formula="?f164 * ?f10 / ?f1"/>
            <draw:equation draw:name="f166" draw:formula="0 - ?f165"/>
            <draw:equation draw:name="f167" draw:formula="cos(?f166)"/>
            <draw:equation draw:name="f168" draw:formula="0 - ?f167"/>
            <draw:equation draw:name="f169" draw:formula="?f168 * ?f26"/>
            <draw:equation draw:name="f170" draw:formula="sin(?f166)"/>
            <draw:equation draw:name="f171" draw:formula="0 - ?f170"/>
            <draw:equation draw:name="f172" draw:formula="?f171 * ?f26"/>
            <draw:equation draw:name="f173" draw:formula="sqrt(?f169 * ?f169 + ?f172 * ?f172 + 0 * 0)"/>
            <draw:equation draw:name="f174" draw:formula="?f26 * ?f26 / ?f173"/>
            <draw:equation draw:name="f175" draw:formula="?f171 * ?f174"/>
            <draw:equation draw:name="f176" draw:formula="?f22 - ?f175"/>
            <draw:equation draw:name="f177" draw:formula="?f168 * ?f174"/>
            <draw:equation draw:name="f178" draw:formula="?f18 - ?f177"/>
            <draw:equation draw:name="f179" draw:formula="?f176 - ?f26"/>
            <draw:equation draw:name="f180" draw:formula="?f178 - ?f26"/>
            <draw:equation draw:name="f181" draw:formula="?f176 + ?f26"/>
            <draw:equation draw:name="f182" draw:formula="?f178 + ?f26"/>
            <draw:equation draw:name="f183" draw:formula="?f163 + ?f2"/>
            <draw:equation draw:name="f184" draw:formula="?f183 * ?f10 / ?f1"/>
            <draw:equation draw:name="f185" draw:formula="0 - ?f184"/>
            <draw:equation draw:name="f186" draw:formula="cos(?f185)"/>
            <draw:equation draw:name="f187" draw:formula="0 - ?f186"/>
            <draw:equation draw:name="f188" draw:formula="?f187 * ?f26"/>
            <draw:equation draw:name="f189" draw:formula="sin(?f185)"/>
            <draw:equation draw:name="f190" draw:formula="0 - ?f189"/>
            <draw:equation draw:name="f191" draw:formula="?f190 * ?f26"/>
            <draw:equation draw:name="f192" draw:formula="sqrt(?f188 * ?f188 + ?f191 * ?f191 + 0 * 0)"/>
            <draw:equation draw:name="f193" draw:formula="?f26 * ?f26 / ?f192"/>
            <draw:equation draw:name="f194" draw:formula="?f190 * ?f193"/>
            <draw:equation draw:name="f195" draw:formula="?f176 + ?f194"/>
            <draw:equation draw:name="f196" draw:formula="?f187 * ?f193"/>
            <draw:equation draw:name="f197" draw:formula="?f178 + ?f196"/>
            <draw:equation draw:name="f198" draw:formula="if(?f33, ?f22, ?f179)"/>
            <draw:equation draw:name="f199" draw:formula="if(?f33, ?f18, ?f180)"/>
            <draw:equation draw:name="f200" draw:formula="if(?f33, ?f22, ?f181)"/>
            <draw:equation draw:name="f201" draw:formula="if(?f33, ?f18, ?f182)"/>
            <draw:equation draw:name="f202" draw:formula="if(?f33, ?f179, ?f195)"/>
            <draw:equation draw:name="f203" draw:formula="if(?f33, ?f180, ?f197)"/>
            <draw:equation draw:name="f204" draw:formula="if(?f33, ?f181, ?f195)"/>
            <draw:equation draw:name="f205" draw:formula="if(?f33, ?f182, ?f197)"/>
          </draw:enhanced-geometry>
        </draw:custom-shape>
        <draw:custom-shape svg:x="1.78571in" svg:y="0.97857in" svg:width="0.97143in" svg:height="0.07143in" draw:id="id114" draw:style-name="a566" draw:name="Arrow: Right 2">
          <svg:title/>
          <svg:desc/>
          <text:p text:style-name="a565" text:class-names="" text:cond-style-name=""><text:span text:style-name="a564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20806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2.75714in" svg:y="0.68571in" svg:width="1.78571in" svg:height="0.72857in" draw:id="id115" draw:style-name="a569" draw:name="Parallelogram 3">
          <svg:title/>
          <svg:desc/>
          <text:p text:style-name="a568" text:class-names="" text:cond-style-name=""><text:span text:style-name="a567" text:class-names="">ENTER WEBSITE</text:span></text:p>
          <draw:enhanced-geometry xmlns:dr3d="urn:oasis:names:tc:opendocument:xmlns:dr3d:1.0" draw:path-stretchpoint-x="21600" draw:path-stretchpoint-y="21600" draw:type="non-primitive" svg:viewBox="0 0 21600 21600" draw:enhanced-path="M ?f7 ?f13 L ?f25 ?f7 ?f12 ?f7 ?f29 ?f13 Z N" draw:text-areas="?f36 ?f37 ?f38 ?f39" draw:glue-points="?f21 ?f34 ?f35 ?f7 ?f28 ?f20 ?f32 ?f13 ?f21 ?f31 ?f24 ?f20" draw:glue-point-leaving-directions="-360, -360, -90, -180, -180, -27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5 * ?f8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4 / 2"/>
            <draw:equation draw:name="f17" draw:formula="?f15 / 2"/>
            <draw:equation draw:name="f18" draw:formula="min(?f15, ?f14)"/>
            <draw:equation draw:name="f19" draw:formula="100000 * ?f15"/>
            <draw:equation draw:name="f20" draw:formula="?f7 + ?f16"/>
            <draw:equation draw:name="f21" draw:formula="?f7 + ?f17"/>
            <draw:equation draw:name="f22" draw:formula="?f19 / ?f18"/>
            <draw:equation draw:name="f23" draw:formula="?f18 * ?f8"/>
            <draw:equation draw:name="f24" draw:formula="?f23 / 200000"/>
            <draw:equation draw:name="f25" draw:formula="?f23 / 100000"/>
            <draw:equation draw:name="f26" draw:formula="?f9 / ?f22"/>
            <draw:equation draw:name="f27" draw:formula="?f14 * ?f21"/>
            <draw:equation draw:name="f28" draw:formula="?f12 - ?f24"/>
            <draw:equation draw:name="f29" draw:formula="?f12 - ?f25"/>
            <draw:equation draw:name="f30" draw:formula="1 + ?f26"/>
            <draw:equation draw:name="f31" draw:formula="?f27 / ?f25"/>
            <draw:equation draw:name="f32" draw:formula="?f29 / 2"/>
            <draw:equation draw:name="f33" draw:formula="?f30 / 12"/>
            <draw:equation draw:name="f34" draw:formula="?f13 - ?f31"/>
            <draw:equation draw:name="f35" draw:formula="?f12 - ?f32"/>
            <draw:equation draw:name="f36" draw:formula="?f33 * ?f15"/>
            <draw:equation draw:name="f37" draw:formula="?f33 * ?f14"/>
            <draw:equation draw:name="f38" draw:formula="?f12 - ?f36"/>
            <draw:equation draw:name="f39" draw:formula="?f13 - ?f37"/>
          </draw:enhanced-geometry>
        </draw:custom-shape>
        <draw:custom-shape svg:x="4.54286in" svg:y="1.05238in" svg:width="0.97143in" svg:height="0.07143in" draw:id="id116" draw:style-name="a572" draw:name="Arrow: Right 4">
          <svg:title/>
          <svg:desc/>
          <text:p text:style-name="a571" text:class-names="" text:cond-style-name=""><text:span text:style-name="a570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20806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5.51428in" svg:y="0.68571in" svg:width="1.78571in" svg:height="0.85714in" draw:id="id117" draw:style-name="a575" draw:name="Flowchart: Process 5">
          <svg:title/>
          <svg:desc/>
          <text:p text:style-name="a574" text:class-names="" text:cond-style-name=""><text:span text:style-name="a573" text:class-names="">PRINT WELCOME</text:span></text:p>
          <draw:enhanced-geometry xmlns:dr3d="urn:oasis:names:tc:opendocument:xmlns:dr3d:1.0" draw:type="non-primitive" svg:viewBox="0 0 1 1" draw:enhanced-path="M ?f0 ?f0 L ?f1 ?f0 ?f1 ?f1 ?f0 ?f1 Z N" draw:text-areas="?f3 ?f3 ?f4 ?f4">
            <draw:equation draw:name="f0" draw:formula="0"/>
            <draw:equation draw:name="f1" draw:formula="1"/>
            <draw:equation draw:name="f2" draw:formula="?f1 - ?f0"/>
            <draw:equation draw:name="f3" draw:formula="?f0 / ?f2"/>
            <draw:equation draw:name="f4" draw:formula="?f1 / ?f2"/>
          </draw:enhanced-geometry>
        </draw:custom-shape>
        <draw:custom-shape svg:x="7.3in" svg:y="1.00238in" svg:width="0.97143in" svg:height="0.07143in" draw:id="id118" draw:style-name="a578" draw:name="Arrow: Right 6">
          <svg:title/>
          <svg:desc/>
          <text:p text:style-name="a577" text:class-names="" text:cond-style-name=""><text:span text:style-name="a576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20806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8.27143in" svg:y="0.74286in" svg:width="2.11429in" svg:height="0.68571in" draw:id="id119" draw:style-name="a581" draw:name="Flowchart: Stored Data 8">
          <svg:title/>
          <svg:desc/>
          <text:p text:style-name="a580" text:class-names="" text:cond-style-name=""><text:span text:style-name="a579" text:class-names="">X=PAU/EPE</text:span></text:p>
          <draw:enhanced-geometry xmlns:dr3d="urn:oasis:names:tc:opendocument:xmlns:dr3d:1.0" draw:type="non-primitive" svg:viewBox="0 0 1933304 627017" draw:enhanced-path="M ?f8 ?f4 L ?f5 ?f4 A ?f60 ?f61 ?f62 ?f63 ?f5 ?f4 ?f57 ?f59  W ?f64 ?f65 ?f66 ?f67 ?f5 ?f4 ?f57 ?f59 L ?f8 ?f6 A ?f107 ?f108 ?f109 ?f110 ?f8 ?f6 ?f104 ?f106  W ?f111 ?f112 ?f113 ?f114 ?f8 ?f6 ?f104 ?f106 Z N" draw:text-areas="?f20 ?f15 ?f19 ?f18" draw:glue-points="?f14 ?f15 ?f16 ?f17 ?f14 ?f18 ?f19 ?f17" draw:glue-point-leaving-directions="-360, -270, -180, -90">
            <draw:equation draw:name="f0" draw:formula="16200000"/>
            <draw:equation draw:name="f1" draw:formula="10800000"/>
            <draw:equation draw:name="f2" draw:formula="5400000"/>
            <draw:equation draw:name="f3" draw:formula="5419351 / 1725033"/>
            <draw:equation draw:name="f4" draw:formula="0"/>
            <draw:equation draw:name="f5" draw:formula="1933304"/>
            <draw:equation draw:name="f6" draw:formula="627017"/>
            <draw:equation draw:name="f7" draw:formula="0 - 10800000"/>
            <draw:equation draw:name="f8" draw:formula="322217"/>
            <draw:equation draw:name="f9" draw:formula="313509"/>
            <draw:equation draw:name="f10" draw:formula="?f6 - ?f4"/>
            <draw:equation draw:name="f11" draw:formula="?f5 - ?f4"/>
            <draw:equation draw:name="f12" draw:formula="?f11 / 1933304"/>
            <draw:equation draw:name="f13" draw:formula="?f10 / 627017"/>
            <draw:equation draw:name="f14" draw:formula="966652 / ?f12"/>
            <draw:equation draw:name="f15" draw:formula="0 / ?f13"/>
            <draw:equation draw:name="f16" draw:formula="0 / ?f12"/>
            <draw:equation draw:name="f17" draw:formula="313509 / ?f13"/>
            <draw:equation draw:name="f18" draw:formula="627017 / ?f13"/>
            <draw:equation draw:name="f19" draw:formula="1611087 / ?f12"/>
            <draw:equation draw:name="f20" draw:formula="322217 / ?f12"/>
            <draw:equation draw:name="f21" draw:formula="21550000 - ?f7"/>
            <draw:equation draw:name="f22" draw:formula="if(?f21, ?f7, 21550000)"/>
            <draw:equation draw:name="f23" draw:formula="-21550000 - ?f22"/>
            <draw:equation draw:name="f24" draw:formula="if(?f23, -21550000, ?f22)"/>
            <draw:equation draw:name="f25" draw:formula="?f0 + ?f24"/>
            <draw:equation draw:name="f26" draw:formula="?f0 + ?f2"/>
            <draw:equation draw:name="f27" draw:formula="?f26 * ?f3 / ?f1"/>
            <draw:equation draw:name="f28" draw:formula="0 - ?f27"/>
            <draw:equation draw:name="f29" draw:formula="cos(?f28)"/>
            <draw:equation draw:name="f30" draw:formula="0 - ?f29"/>
            <draw:equation draw:name="f31" draw:formula="?f30 * ?f8"/>
            <draw:equation draw:name="f32" draw:formula="sin(?f28)"/>
            <draw:equation draw:name="f33" draw:formula="0 - ?f32"/>
            <draw:equation draw:name="f34" draw:formula="?f33 * ?f9"/>
            <draw:equation draw:name="f35" draw:formula="sqrt(?f31 * ?f31 + ?f34 * ?f34 + 0 * 0)"/>
            <draw:equation draw:name="f36" draw:formula="?f8 * ?f9 / ?f35"/>
            <draw:equation draw:name="f37" draw:formula="?f33 * ?f36"/>
            <draw:equation draw:name="f38" draw:formula="?f5 - ?f37"/>
            <draw:equation draw:name="f39" draw:formula="?f30 * ?f36"/>
            <draw:equation draw:name="f40" draw:formula="?f4 - ?f39"/>
            <draw:equation draw:name="f41" draw:formula="?f38 - ?f8"/>
            <draw:equation draw:name="f42" draw:formula="?f40 - ?f9"/>
            <draw:equation draw:name="f43" draw:formula="?f38 + ?f8"/>
            <draw:equation draw:name="f44" draw:formula="?f40 + ?f9"/>
            <draw:equation draw:name="f45" draw:formula="?f25 + ?f2"/>
            <draw:equation draw:name="f46" draw:formula="?f45 * ?f3 / ?f1"/>
            <draw:equation draw:name="f47" draw:formula="0 - ?f46"/>
            <draw:equation draw:name="f48" draw:formula="cos(?f47)"/>
            <draw:equation draw:name="f49" draw:formula="0 - ?f48"/>
            <draw:equation draw:name="f50" draw:formula="?f49 * ?f8"/>
            <draw:equation draw:name="f51" draw:formula="sin(?f47)"/>
            <draw:equation draw:name="f52" draw:formula="0 - ?f51"/>
            <draw:equation draw:name="f53" draw:formula="?f52 * ?f9"/>
            <draw:equation draw:name="f54" draw:formula="sqrt(?f50 * ?f50 + ?f53 * ?f53 + 0 * 0)"/>
            <draw:equation draw:name="f55" draw:formula="?f8 * ?f9 / ?f54"/>
            <draw:equation draw:name="f56" draw:formula="?f52 * ?f55"/>
            <draw:equation draw:name="f57" draw:formula="?f38 + ?f56"/>
            <draw:equation draw:name="f58" draw:formula="?f49 * ?f55"/>
            <draw:equation draw:name="f59" draw:formula="?f40 + ?f58"/>
            <draw:equation draw:name="f60" draw:formula="if(?f24, ?f5, ?f41)"/>
            <draw:equation draw:name="f61" draw:formula="if(?f24, ?f4, ?f42)"/>
            <draw:equation draw:name="f62" draw:formula="if(?f24, ?f5, ?f43)"/>
            <draw:equation draw:name="f63" draw:formula="if(?f24, ?f4, ?f44)"/>
            <draw:equation draw:name="f64" draw:formula="if(?f24, ?f41, ?f57)"/>
            <draw:equation draw:name="f65" draw:formula="if(?f24, ?f42, ?f59)"/>
            <draw:equation draw:name="f66" draw:formula="if(?f24, ?f43, ?f57)"/>
            <draw:equation draw:name="f67" draw:formula="if(?f24, ?f44, ?f59)"/>
            <draw:equation draw:name="f68" draw:formula="21550000 - ?f1"/>
            <draw:equation draw:name="f69" draw:formula="if(?f68, ?f1, 21550000)"/>
            <draw:equation draw:name="f70" draw:formula="-21550000 - ?f69"/>
            <draw:equation draw:name="f71" draw:formula="if(?f70, -21550000, ?f69)"/>
            <draw:equation draw:name="f72" draw:formula="?f2 + ?f71"/>
            <draw:equation draw:name="f73" draw:formula="?f2 + ?f2"/>
            <draw:equation draw:name="f74" draw:formula="?f73 * ?f3 / ?f1"/>
            <draw:equation draw:name="f75" draw:formula="0 - ?f74"/>
            <draw:equation draw:name="f76" draw:formula="cos(?f75)"/>
            <draw:equation draw:name="f77" draw:formula="0 - ?f76"/>
            <draw:equation draw:name="f78" draw:formula="?f77 * ?f8"/>
            <draw:equation draw:name="f79" draw:formula="sin(?f75)"/>
            <draw:equation draw:name="f80" draw:formula="0 - ?f79"/>
            <draw:equation draw:name="f81" draw:formula="?f80 * ?f9"/>
            <draw:equation draw:name="f82" draw:formula="sqrt(?f78 * ?f78 + ?f81 * ?f81 + 0 * 0)"/>
            <draw:equation draw:name="f83" draw:formula="?f8 * ?f9 / ?f82"/>
            <draw:equation draw:name="f84" draw:formula="?f80 * ?f83"/>
            <draw:equation draw:name="f85" draw:formula="?f8 - ?f84"/>
            <draw:equation draw:name="f86" draw:formula="?f77 * ?f83"/>
            <draw:equation draw:name="f87" draw:formula="?f6 - ?f86"/>
            <draw:equation draw:name="f88" draw:formula="?f85 - ?f8"/>
            <draw:equation draw:name="f89" draw:formula="?f87 - ?f9"/>
            <draw:equation draw:name="f90" draw:formula="?f85 + ?f8"/>
            <draw:equation draw:name="f91" draw:formula="?f87 + ?f9"/>
            <draw:equation draw:name="f92" draw:formula="?f72 + ?f2"/>
            <draw:equation draw:name="f93" draw:formula="?f92 * ?f3 / ?f1"/>
            <draw:equation draw:name="f94" draw:formula="0 - ?f93"/>
            <draw:equation draw:name="f95" draw:formula="cos(?f94)"/>
            <draw:equation draw:name="f96" draw:formula="0 - ?f95"/>
            <draw:equation draw:name="f97" draw:formula="?f96 * ?f8"/>
            <draw:equation draw:name="f98" draw:formula="sin(?f94)"/>
            <draw:equation draw:name="f99" draw:formula="0 - ?f98"/>
            <draw:equation draw:name="f100" draw:formula="?f99 * ?f9"/>
            <draw:equation draw:name="f101" draw:formula="sqrt(?f97 * ?f97 + ?f100 * ?f100 + 0 * 0)"/>
            <draw:equation draw:name="f102" draw:formula="?f8 * ?f9 / ?f101"/>
            <draw:equation draw:name="f103" draw:formula="?f99 * ?f102"/>
            <draw:equation draw:name="f104" draw:formula="?f85 + ?f103"/>
            <draw:equation draw:name="f105" draw:formula="?f96 * ?f102"/>
            <draw:equation draw:name="f106" draw:formula="?f87 + ?f105"/>
            <draw:equation draw:name="f107" draw:formula="if(?f71, ?f8, ?f88)"/>
            <draw:equation draw:name="f108" draw:formula="if(?f71, ?f6, ?f89)"/>
            <draw:equation draw:name="f109" draw:formula="if(?f71, ?f8, ?f90)"/>
            <draw:equation draw:name="f110" draw:formula="if(?f71, ?f6, ?f91)"/>
            <draw:equation draw:name="f111" draw:formula="if(?f71, ?f88, ?f104)"/>
            <draw:equation draw:name="f112" draw:formula="if(?f71, ?f89, ?f106)"/>
            <draw:equation draw:name="f113" draw:formula="if(?f71, ?f90, ?f104)"/>
            <draw:equation draw:name="f114" draw:formula="if(?f71, ?f91, ?f106)"/>
          </draw:enhanced-geometry>
        </draw:custom-shape>
        <draw:custom-shape svg:x="10.26667in" svg:y="1.08809in" svg:width="0.97143in" svg:height="0.07143in" draw:id="id120" draw:style-name="a584" draw:name="Arrow: Right 9">
          <svg:title/>
          <svg:desc/>
          <text:p text:style-name="a583" text:class-names="" text:cond-style-name=""><text:span text:style-name="a582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20806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11.12381in" svg:y="2.30714in" svg:width="1.69524in" svg:height="1.48571in" draw:id="id121" draw:style-name="a587" draw:name="Flowchart: Decision 10">
          <svg:title/>
          <svg:desc/>
          <text:p text:style-name="a586" text:class-names="" text:cond-style-name=""><text:span text:style-name="a585" text:class-names="">IS LOCATION IN X</text:span></text:p>
          <draw:enhanced-geometry xmlns:dr3d="urn:oasis:names:tc:opendocument:xmlns:dr3d:1.0" draw:type="non-primitive" svg:viewBox="0 0 2 2" draw:enhanced-path="M ?f0 ?f2 L ?f2 ?f0 ?f1 ?f2 ?f2 ?f1 Z N" draw:text-areas="?f8 ?f8 ?f9 ?f9">
            <draw:equation draw:name="f0" draw:formula="0"/>
            <draw:equation draw:name="f1" draw:formula="2"/>
            <draw:equation draw:name="f2" draw:formula="1"/>
            <draw:equation draw:name="f3" draw:formula="?f1 - ?f0"/>
            <draw:equation draw:name="f4" draw:formula="?f3 / 2"/>
            <draw:equation draw:name="f5" draw:formula="?f3 / 4"/>
            <draw:equation draw:name="f6" draw:formula="?f3 * 3"/>
            <draw:equation draw:name="f7" draw:formula="?f6 / 4"/>
            <draw:equation draw:name="f8" draw:formula="?f5 / ?f4"/>
            <draw:equation draw:name="f9" draw:formula="?f7 / ?f4"/>
          </draw:enhanced-geometry>
        </draw:custom-shape>
        <draw:custom-shape svg:x="11.11904in" svg:y="0.81666in" svg:width="2.21429in" svg:height="0.85714in" draw:id="id122" draw:style-name="a590" draw:name="Flowchart: Data 11">
          <svg:title/>
          <svg:desc/>
          <text:p text:style-name="a589" text:class-names="" text:cond-style-name=""><text:span text:style-name="a588" text:class-names="">INPUT LOCATION</text:span></text:p>
          <draw:enhanced-geometry xmlns:dr3d="urn:oasis:names:tc:opendocument:xmlns:dr3d:1.0" draw:type="non-primitive" svg:viewBox="0 0 5 5" draw:enhanced-path="M ?f0 ?f1 L ?f2 ?f0 ?f1 ?f0 ?f3 ?f1 Z N" draw:text-areas="?f20 ?f17 ?f25 ?f19" draw:glue-points="?f21 ?f17 ?f18 ?f22 ?f23 ?f19 ?f24 ?f22" draw:glue-point-leaving-directions="-360, -270, -180, -90">
            <draw:equation draw:name="f0" draw:formula="0"/>
            <draw:equation draw:name="f1" draw:formula="5"/>
            <draw:equation draw:name="f2" draw:formula="1"/>
            <draw:equation draw:name="f3" draw:formula="4"/>
            <draw:equation draw:name="f4" draw:formula="?f1 - ?f0"/>
            <draw:equation draw:name="f5" draw:formula="?f4 / 2"/>
            <draw:equation draw:name="f6" draw:formula="?f4 / 5"/>
            <draw:equation draw:name="f7" draw:formula="?f4 / 10"/>
            <draw:equation draw:name="f8" draw:formula="?f4 * 2"/>
            <draw:equation draw:name="f9" draw:formula="?f4 * 3"/>
            <draw:equation draw:name="f10" draw:formula="?f4 * 4"/>
            <draw:equation draw:name="f11" draw:formula="?f4 * 9"/>
            <draw:equation draw:name="f12" draw:formula="?f0 + ?f5"/>
            <draw:equation draw:name="f13" draw:formula="?f8 / 5"/>
            <draw:equation draw:name="f14" draw:formula="?f9 / 5"/>
            <draw:equation draw:name="f15" draw:formula="?f10 / 5"/>
            <draw:equation draw:name="f16" draw:formula="?f11 / 10"/>
            <draw:equation draw:name="f17" draw:formula="?f0 / ?f6"/>
            <draw:equation draw:name="f18" draw:formula="?f7 / ?f6"/>
            <draw:equation draw:name="f19" draw:formula="?f1 / ?f6"/>
            <draw:equation draw:name="f20" draw:formula="?f6 / ?f6"/>
            <draw:equation draw:name="f21" draw:formula="?f14 / ?f6"/>
            <draw:equation draw:name="f22" draw:formula="?f12 / ?f6"/>
            <draw:equation draw:name="f23" draw:formula="?f13 / ?f6"/>
            <draw:equation draw:name="f24" draw:formula="?f16 / ?f6"/>
            <draw:equation draw:name="f25" draw:formula="?f15 / ?f6"/>
          </draw:enhanced-geometry>
        </draw:custom-shape>
        <draw:custom-shape svg:width="0.47143in" svg:height="0.05952in" draw:id="id123" draw:style-name="a593" draw:transform="translate(-0.23571in -0.02976in) rotate(-1.5708) translate(11.97143in 1.99047in)" draw:name="Arrow: Right 12">
          <svg:title/>
          <svg:desc/>
          <text:p text:style-name="a592" text:class-names="" text:cond-style-name=""><text:span text:style-name="a591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20236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1.69524in" svg:height="0.07143in" draw:id="id124" draw:style-name="a596" draw:transform="translate(-0.84762in -0.03571in) rotate(-3.14159) translate(10.26667in 3.14283in)" draw:name="Arrow: Right 13">
          <svg:title/>
          <svg:desc/>
          <text:p text:style-name="a595" text:class-names="" text:cond-style-name=""><text:span text:style-name="a594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21145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7.47143in" svg:y="2.70953in" svg:width="1.84286in" svg:height="0.86667in" draw:id="id125" draw:style-name="a599" draw:name="Flowchart: Process 14">
          <svg:title/>
          <svg:desc/>
          <text:p text:style-name="a598" text:class-names="" text:cond-style-name=""><text:span text:style-name="a597" text:class-names="">PRINT SORRY WE DON’T DELIVER THERE</text:span></text:p>
          <draw:enhanced-geometry xmlns:dr3d="urn:oasis:names:tc:opendocument:xmlns:dr3d:1.0" draw:type="non-primitive" svg:viewBox="0 0 1 1" draw:enhanced-path="M ?f0 ?f0 L ?f1 ?f0 ?f1 ?f1 ?f0 ?f1 Z N" draw:text-areas="?f3 ?f3 ?f4 ?f4">
            <draw:equation draw:name="f0" draw:formula="0"/>
            <draw:equation draw:name="f1" draw:formula="1"/>
            <draw:equation draw:name="f2" draw:formula="?f1 - ?f0"/>
            <draw:equation draw:name="f3" draw:formula="?f0 / ?f2"/>
            <draw:equation draw:name="f4" draw:formula="?f1 / ?f2"/>
          </draw:enhanced-geometry>
        </draw:custom-shape>
        <draw:frame draw:id="id126" draw:style-name="a602" draw:name="TextBox 15" svg:x="9.85714in" svg:y="2.70953in" svg:width="0.53153in" svg:height="0.40391in">
          <draw:text-box>
            <text:p text:style-name="a601" text:class-names="" text:cond-style-name=""><text:span text:style-name="a600" text:class-names="">NO</text:span></text:p>
          </draw:text-box>
          <svg:title/>
          <svg:desc/>
        </draw:frame>
        <draw:custom-shape svg:width="5.95714in" svg:height="0.07143in" draw:id="id127" draw:style-name="a605" draw:transform="translate(-2.97857in -0.03571in) rotate(-3.14159) translate(4.49286in 3.26664in)" draw:name="Arrow: Right 16">
          <svg:title/>
          <svg:desc/>
          <text:p text:style-name="a604" text:class-names="" text:cond-style-name=""><text:span text:style-name="a603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21471 540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0.09581in" svg:y="2.75in" svg:width="1.38571in" svg:height="0.85714in" draw:id="id128" draw:style-name="a608" draw:name="Rectangle: Rounded Corners 17">
          <svg:title/>
          <svg:desc/>
          <text:p text:style-name="a607" text:class-names="" text:cond-style-name=""><text:span text:style-name="a606" text:class-names="">STOP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684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width="0.77619in" svg:height="0.05952in" draw:id="id129" draw:style-name="a611" draw:transform="translate(-0.38809in -0.02976in) rotate(-4.71239) translate(11.97143in 4.21191in)" draw:name="Arrow: Right 18">
          <svg:title/>
          <svg:desc/>
          <text:p text:style-name="a610" text:class-names="" text:cond-style-name=""><text:span text:style-name="a609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20772 540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130" draw:style-name="a614" draw:name="TextBox 19" svg:x="12.01658in" svg:y="4.00995in" svg:width="0.56063in" svg:height="0.40391in">
          <draw:text-box>
            <text:p text:style-name="a613" text:class-names="" text:cond-style-name=""><text:span text:style-name="a612" text:class-names="">YES</text:span></text:p>
          </draw:text-box>
          <svg:title/>
          <svg:desc/>
        </draw:frame>
        <draw:custom-shape svg:x="6.84524in" svg:y="4.66312in" svg:width="6.01897in" svg:height="1.02022in" draw:id="id131" draw:style-name="a617" draw:name="Rectangle 21">
          <svg:title/>
          <svg:desc/>
          <text:p text:style-name="a616" text:class-names="" text:cond-style-name=""><text:span text:style-name="a615" text:class-names="">PRINT F0R 10KGAND ABOVE IN PAU PRICE IS #2000 AND #1500 IF LOWER THAN 10KG. IN EPE 10KG ABOVE COST #5000 AND 10KG BELOW COST #4000.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26785in" svg:height="0.07143in" draw:id="id132" draw:style-name="a620" draw:transform="translate(-0.13392in -0.03571in) rotate(-3.14159) translate(6.622in 5.20891in)" draw:name="Arrow: Right 22">
          <svg:title/>
          <svg:desc/>
          <text:p text:style-name="a619" text:class-names="" text:cond-style-name=""><text:span text:style-name="a618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872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4.225in" svg:y="4.34666in" svg:width="2.2631in" svg:height="1.796in" draw:id="id133" draw:style-name="a623" draw:name="Flowchart: Decision 23">
          <svg:title/>
          <svg:desc/>
          <text:p text:style-name="a622" text:class-names="" text:cond-style-name=""><text:span text:style-name="a621" text:class-names="">DO YOU WISH TO CONTINUE?</text:span></text:p>
          <draw:enhanced-geometry xmlns:dr3d="urn:oasis:names:tc:opendocument:xmlns:dr3d:1.0" draw:type="non-primitive" svg:viewBox="0 0 2 2" draw:enhanced-path="M ?f0 ?f2 L ?f2 ?f0 ?f1 ?f2 ?f2 ?f1 Z N" draw:text-areas="?f8 ?f8 ?f9 ?f9">
            <draw:equation draw:name="f0" draw:formula="0"/>
            <draw:equation draw:name="f1" draw:formula="2"/>
            <draw:equation draw:name="f2" draw:formula="1"/>
            <draw:equation draw:name="f3" draw:formula="?f1 - ?f0"/>
            <draw:equation draw:name="f4" draw:formula="?f3 / 2"/>
            <draw:equation draw:name="f5" draw:formula="?f3 / 4"/>
            <draw:equation draw:name="f6" draw:formula="?f3 * 3"/>
            <draw:equation draw:name="f7" draw:formula="?f6 / 4"/>
            <draw:equation draw:name="f8" draw:formula="?f5 / ?f4"/>
            <draw:equation draw:name="f9" draw:formula="?f7 / ?f4"/>
          </draw:enhanced-geometry>
        </draw:custom-shape>
        <draw:custom-shape svg:width="3.75587in" svg:height="0.05in" draw:id="id134" draw:style-name="a626" draw:transform="translate(-1.87793in -0.025in) rotate(-3.14159) translate(2.34704in 5.2582in)" draw:name="Arrow: Right 24">
          <svg:title/>
          <svg:desc/>
          <text:p text:style-name="a625" text:class-names="" text:cond-style-name=""><text:span text:style-name="a624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21456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1.38513in" svg:height="0.13096in" draw:id="id135" draw:style-name="a629" draw:transform="translate(-0.69256in -0.06548in) rotate(-4.71239) translate(0.60238in 4.34663in)" draw:name="Arrow: Right 25">
          <svg:title/>
          <svg:desc/>
          <text:p text:style-name="a628" text:class-names="" text:cond-style-name=""><text:span text:style-name="a627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20579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0.30496in" svg:height="0.17143in" draw:id="id136" draw:style-name="a632" draw:transform="translate(-0.15248in -0.08571in) rotate(-4.71239) translate(5.35653in 6.29514in)" draw:name="Arrow: Right 26">
          <svg:title/>
          <svg:desc/>
          <text:p text:style-name="a631" text:class-names="" text:cond-style-name=""><text:span text:style-name="a630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5529 540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3.65in" svg:y="6.47465in" svg:width="3.24643in" svg:height="1.02022in" draw:id="id137" draw:style-name="a635" draw:name="Flowchart: Data 27">
          <svg:title/>
          <svg:desc/>
          <text:p text:style-name="a634" text:class-names="" text:cond-style-name=""><text:span text:style-name="a633" text:class-names="">INPUT YOUR CARD DETAILS AND PAY</text:span></text:p>
          <draw:enhanced-geometry xmlns:dr3d="urn:oasis:names:tc:opendocument:xmlns:dr3d:1.0" draw:type="non-primitive" svg:viewBox="0 0 5 5" draw:enhanced-path="M ?f0 ?f1 L ?f2 ?f0 ?f1 ?f0 ?f3 ?f1 Z N" draw:text-areas="?f20 ?f17 ?f25 ?f19" draw:glue-points="?f21 ?f17 ?f18 ?f22 ?f23 ?f19 ?f24 ?f22" draw:glue-point-leaving-directions="-360, -270, -180, -90">
            <draw:equation draw:name="f0" draw:formula="0"/>
            <draw:equation draw:name="f1" draw:formula="5"/>
            <draw:equation draw:name="f2" draw:formula="1"/>
            <draw:equation draw:name="f3" draw:formula="4"/>
            <draw:equation draw:name="f4" draw:formula="?f1 - ?f0"/>
            <draw:equation draw:name="f5" draw:formula="?f4 / 2"/>
            <draw:equation draw:name="f6" draw:formula="?f4 / 5"/>
            <draw:equation draw:name="f7" draw:formula="?f4 / 10"/>
            <draw:equation draw:name="f8" draw:formula="?f4 * 2"/>
            <draw:equation draw:name="f9" draw:formula="?f4 * 3"/>
            <draw:equation draw:name="f10" draw:formula="?f4 * 4"/>
            <draw:equation draw:name="f11" draw:formula="?f4 * 9"/>
            <draw:equation draw:name="f12" draw:formula="?f0 + ?f5"/>
            <draw:equation draw:name="f13" draw:formula="?f8 / 5"/>
            <draw:equation draw:name="f14" draw:formula="?f9 / 5"/>
            <draw:equation draw:name="f15" draw:formula="?f10 / 5"/>
            <draw:equation draw:name="f16" draw:formula="?f11 / 10"/>
            <draw:equation draw:name="f17" draw:formula="?f0 / ?f6"/>
            <draw:equation draw:name="f18" draw:formula="?f7 / ?f6"/>
            <draw:equation draw:name="f19" draw:formula="?f1 / ?f6"/>
            <draw:equation draw:name="f20" draw:formula="?f6 / ?f6"/>
            <draw:equation draw:name="f21" draw:formula="?f14 / ?f6"/>
            <draw:equation draw:name="f22" draw:formula="?f12 / ?f6"/>
            <draw:equation draw:name="f23" draw:formula="?f13 / ?f6"/>
            <draw:equation draw:name="f24" draw:formula="?f16 / ?f6"/>
            <draw:equation draw:name="f25" draw:formula="?f15 / ?f6"/>
          </draw:enhanced-geometry>
        </draw:custom-shape>
        <draw:custom-shape svg:x="0.09581in" svg:y="6.64027in" svg:width="2.34762in" svg:height="0.92022in" draw:id="id138" draw:style-name="a638" draw:name="Rectangle 28">
          <svg:title/>
          <svg:desc/>
          <text:p text:style-name="a637" text:class-names="" text:cond-style-name=""><text:span text:style-name="a636" text:class-names="">PRINT THANK YOU FOR PATRONIZING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.69524in" svg:height="0.07143in" draw:id="id139" draw:style-name="a641" draw:transform="translate(-0.84762in -0.03571in) rotate(-3.14159) translate(3.19468in 6.98473in)" draw:name="Arrow: Right 29">
          <svg:title/>
          <svg:desc/>
          <text:p text:style-name="a640" text:class-names="" text:cond-style-name=""><text:span text:style-name="a639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21145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1.05536in" svg:height="0.0851in" draw:id="id140" draw:style-name="a644" draw:transform="translate(-0.52768in -0.04255in) rotate(-1.5708) translate(0.5369in 6.07683in)" draw:name="Arrow: Right 30">
          <svg:title/>
          <svg:desc/>
          <text:p text:style-name="a643" text:class-names="" text:cond-style-name=""><text:span text:style-name="a642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20729 540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Slide6" draw:style-name="a645" draw:master-page-name="Master1-Layout2-obj-Title-and-Content" presentation:presentation-page-layout-name="Master1-PPL2" draw:id="Slide-261">
        <draw:frame draw:id="id141" presentation:style-name="a648" draw:name="Title 1" svg:x="0.91667in" svg:y="0.39931in" svg:width="11.5in" svg:height="1.44965in" presentation:class="title" presentation:placeholder="false">
          <draw:text-box>
            <text:p text:style-name="a647" text:class-names="" text:cond-style-name=""><text:span text:style-name="a646" text:class-names="">PSUEDOCODE FOR PROJECT 3 <text:s text:c="1"/></text:span></text:p>
          </draw:text-box>
          <svg:title/>
          <svg:desc/>
        </draw:frame>
        <draw:frame draw:id="id142" presentation:style-name="a676" draw:name="Content Placeholder 2" svg:x="0.91667in" svg:y="1.99653in" svg:width="11.5in" svg:height="4.75868in" presentation:class="outline" presentation:placeholder="false">
          <draw:text-box>
            <text:list text:style-name="a651">
              <text:list-item>
                <text:p text:style-name="a650" text:class-names="" text:cond-style-name=""><text:span text:style-name="a649" text:class-names="">ENTER website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PRINT welcome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INPUT location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>IS location available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IF no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>PRINT sorry we don’t deliver here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>IF yes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>PRINT for 10KG and above in pau price is #2000 and #1500 if lower than 10KG. In Epe 10KG above cost #5000 and 10KG below cost #4000.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/></text:p>
              </text:list-item>
            </text:list>
          </draw:text-box>
          <svg:title/>
          <svg:desc/>
        </draw:frame>
      </draw:page>
      <draw:page draw:name="Slide7" draw:style-name="a677" draw:master-page-name="Master1-Layout7-blank-Blank" presentation:presentation-page-layout-name="Master1-PPL7" draw:id="Slide-262">
        <draw:custom-shape svg:x="4.52845in" svg:y="0.35772in" svg:width="1.27642in" svg:height="0.55285in" draw:id="id143" draw:style-name="a680" draw:name="Rectangle: Rounded Corners 3">
          <svg:title/>
          <svg:desc/>
          <text:p text:style-name="a679" text:class-names="" text:cond-style-name=""><text:span text:style-name="a678" text:class-names="">START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5.13821in" svg:y="0.92276in" svg:width="0.06504in" svg:height="0.18699in" draw:id="id144" draw:style-name="a683" draw:name="Arrow: Down 4">
          <svg:title/>
          <svg:desc/>
          <text:p text:style-name="a682" text:class-names="" text:cond-style-name=""><text:span text:style-name="a681" text:class-names=""/></text:p>
          <draw:enhanced-geometry xmlns:dr3d="urn:oasis:names:tc:opendocument:xmlns:dr3d:1.0" draw:type="non-primitive" svg:viewBox="0 0 21600 21600" draw:enhanced-path="M ?f11 ?f8 L ?f11 ?f12 ?f8 ?f12 ?f10 ?f9 ?f9 ?f12 ?f15 ?f12 ?f15 ?f8 Z N" draw:text-areas="?f11 ?f21 ?f15 ?f23" draw:glue-points="?f21 ?f12 ?f22 ?f12" draw:glue-point-leaving-directions="-270, -90" draw:modifiers="1784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?f9 - ?f8"/>
            <draw:equation draw:name="f14" draw:formula="?f13 / 21600"/>
            <draw:equation draw:name="f15" draw:formula="21600 - ?f11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1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2 + ?f20"/>
            <draw:equation draw:name="f24" draw:formula="$1 / ?f6"/>
            <draw:equation draw:name="f25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4.4251in" svg:y="1.10976in" svg:width="1.42623in" svg:height="0.63881in" draw:id="id145" draw:style-name="a686" draw:name="Flowchart: Data 5">
          <svg:title/>
          <svg:desc/>
          <text:p text:style-name="a685" text:class-names="" text:cond-style-name=""><text:span text:style-name="a684" text:class-names="">INPUT YOUR NAME</text:span></text:p>
          <draw:enhanced-geometry xmlns:dr3d="urn:oasis:names:tc:opendocument:xmlns:dr3d:1.0" draw:type="non-primitive" svg:viewBox="0 0 5 5" draw:enhanced-path="M ?f0 ?f1 L ?f2 ?f0 ?f1 ?f0 ?f3 ?f1 Z N" draw:text-areas="?f20 ?f17 ?f25 ?f19" draw:glue-points="?f21 ?f17 ?f18 ?f22 ?f23 ?f19 ?f24 ?f22" draw:glue-point-leaving-directions="-360, -270, -180, -90">
            <draw:equation draw:name="f0" draw:formula="0"/>
            <draw:equation draw:name="f1" draw:formula="5"/>
            <draw:equation draw:name="f2" draw:formula="1"/>
            <draw:equation draw:name="f3" draw:formula="4"/>
            <draw:equation draw:name="f4" draw:formula="?f1 - ?f0"/>
            <draw:equation draw:name="f5" draw:formula="?f4 / 2"/>
            <draw:equation draw:name="f6" draw:formula="?f4 / 5"/>
            <draw:equation draw:name="f7" draw:formula="?f4 / 10"/>
            <draw:equation draw:name="f8" draw:formula="?f4 * 2"/>
            <draw:equation draw:name="f9" draw:formula="?f4 * 3"/>
            <draw:equation draw:name="f10" draw:formula="?f4 * 4"/>
            <draw:equation draw:name="f11" draw:formula="?f4 * 9"/>
            <draw:equation draw:name="f12" draw:formula="?f0 + ?f5"/>
            <draw:equation draw:name="f13" draw:formula="?f8 / 5"/>
            <draw:equation draw:name="f14" draw:formula="?f9 / 5"/>
            <draw:equation draw:name="f15" draw:formula="?f10 / 5"/>
            <draw:equation draw:name="f16" draw:formula="?f11 / 10"/>
            <draw:equation draw:name="f17" draw:formula="?f0 / ?f6"/>
            <draw:equation draw:name="f18" draw:formula="?f7 / ?f6"/>
            <draw:equation draw:name="f19" draw:formula="?f1 / ?f6"/>
            <draw:equation draw:name="f20" draw:formula="?f6 / ?f6"/>
            <draw:equation draw:name="f21" draw:formula="?f14 / ?f6"/>
            <draw:equation draw:name="f22" draw:formula="?f12 / ?f6"/>
            <draw:equation draw:name="f23" draw:formula="?f13 / ?f6"/>
            <draw:equation draw:name="f24" draw:formula="?f16 / ?f6"/>
            <draw:equation draw:name="f25" draw:formula="?f15 / ?f6"/>
          </draw:enhanced-geometry>
        </draw:custom-shape>
        <draw:custom-shape svg:x="5.12242in" svg:y="1.74857in" svg:width="0.05in" svg:height="0.19919in" draw:id="id146" draw:style-name="a689" draw:name="Arrow: Down 6">
          <svg:title/>
          <svg:desc/>
          <text:p text:style-name="a688" text:class-names="" text:cond-style-name=""><text:span text:style-name="a687" text:class-names=""/></text:p>
          <draw:enhanced-geometry xmlns:dr3d="urn:oasis:names:tc:opendocument:xmlns:dr3d:1.0" draw:type="non-primitive" svg:viewBox="0 0 21600 21600" draw:enhanced-path="M ?f11 ?f8 L ?f11 ?f12 ?f8 ?f12 ?f10 ?f9 ?f9 ?f12 ?f15 ?f12 ?f15 ?f8 Z N" draw:text-areas="?f11 ?f21 ?f15 ?f23" draw:glue-points="?f21 ?f12 ?f22 ?f12" draw:glue-point-leaving-directions="-270, -90" draw:modifiers="18889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?f9 - ?f8"/>
            <draw:equation draw:name="f14" draw:formula="?f13 / 21600"/>
            <draw:equation draw:name="f15" draw:formula="21600 - ?f11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1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2 + ?f20"/>
            <draw:equation draw:name="f24" draw:formula="$1 / ?f6"/>
            <draw:equation draw:name="f25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4.4251in" svg:y="1.94776in" svg:width="1.42623in" svg:height="0.63881in" draw:id="id147" draw:style-name="a692" draw:name="Rectangle 8">
          <svg:title/>
          <svg:desc/>
          <text:p text:style-name="a691" text:class-names="" text:cond-style-name=""><text:span text:style-name="a690" text:class-names="">PRINT WELCOME TO PAU YOU HAVE CHOSEN <text:s text:c="1"/>COMPUTER SCIENCE DEPT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08286in" svg:y="2.58657in" svg:width="0.07913in" svg:height="0.30687in" draw:id="id148" draw:style-name="a695" draw:name="Arrow: Down 9">
          <svg:title/>
          <svg:desc/>
          <text:p text:style-name="a694" text:class-names="" text:cond-style-name=""><text:span text:style-name="a693" text:class-names=""/></text:p>
          <draw:enhanced-geometry xmlns:dr3d="urn:oasis:names:tc:opendocument:xmlns:dr3d:1.0" draw:type="non-primitive" svg:viewBox="0 0 21600 21600" draw:enhanced-path="M ?f11 ?f8 L ?f11 ?f12 ?f8 ?f12 ?f10 ?f9 ?f9 ?f12 ?f15 ?f12 ?f15 ?f8 Z N" draw:text-areas="?f11 ?f21 ?f15 ?f23" draw:glue-points="?f21 ?f12 ?f22 ?f12" draw:glue-point-leaving-directions="-270, -90" draw:modifiers="18815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?f9 - ?f8"/>
            <draw:equation draw:name="f14" draw:formula="?f13 / 21600"/>
            <draw:equation draw:name="f15" draw:formula="21600 - ?f11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1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2 + ?f20"/>
            <draw:equation draw:name="f24" draw:formula="$1 / ?f6"/>
            <draw:equation draw:name="f25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4.45762in" svg:y="2.89344in" svg:width="1.42623in" svg:height="0.7459in" draw:id="id149" draw:style-name="a698" draw:name="Flowchart: Data 10">
          <svg:title/>
          <svg:desc/>
          <text:p text:style-name="a697" text:class-names="" text:cond-style-name=""><text:span text:style-name="a696" text:class-names="">INPUT JAMB SCORE</text:span></text:p>
          <draw:enhanced-geometry xmlns:dr3d="urn:oasis:names:tc:opendocument:xmlns:dr3d:1.0" draw:type="non-primitive" svg:viewBox="0 0 5 5" draw:enhanced-path="M ?f0 ?f1 L ?f2 ?f0 ?f1 ?f0 ?f3 ?f1 Z N" draw:text-areas="?f20 ?f17 ?f25 ?f19" draw:glue-points="?f21 ?f17 ?f18 ?f22 ?f23 ?f19 ?f24 ?f22" draw:glue-point-leaving-directions="-360, -270, -180, -90">
            <draw:equation draw:name="f0" draw:formula="0"/>
            <draw:equation draw:name="f1" draw:formula="5"/>
            <draw:equation draw:name="f2" draw:formula="1"/>
            <draw:equation draw:name="f3" draw:formula="4"/>
            <draw:equation draw:name="f4" draw:formula="?f1 - ?f0"/>
            <draw:equation draw:name="f5" draw:formula="?f4 / 2"/>
            <draw:equation draw:name="f6" draw:formula="?f4 / 5"/>
            <draw:equation draw:name="f7" draw:formula="?f4 / 10"/>
            <draw:equation draw:name="f8" draw:formula="?f4 * 2"/>
            <draw:equation draw:name="f9" draw:formula="?f4 * 3"/>
            <draw:equation draw:name="f10" draw:formula="?f4 * 4"/>
            <draw:equation draw:name="f11" draw:formula="?f4 * 9"/>
            <draw:equation draw:name="f12" draw:formula="?f0 + ?f5"/>
            <draw:equation draw:name="f13" draw:formula="?f8 / 5"/>
            <draw:equation draw:name="f14" draw:formula="?f9 / 5"/>
            <draw:equation draw:name="f15" draw:formula="?f10 / 5"/>
            <draw:equation draw:name="f16" draw:formula="?f11 / 10"/>
            <draw:equation draw:name="f17" draw:formula="?f0 / ?f6"/>
            <draw:equation draw:name="f18" draw:formula="?f7 / ?f6"/>
            <draw:equation draw:name="f19" draw:formula="?f1 / ?f6"/>
            <draw:equation draw:name="f20" draw:formula="?f6 / ?f6"/>
            <draw:equation draw:name="f21" draw:formula="?f14 / ?f6"/>
            <draw:equation draw:name="f22" draw:formula="?f12 / ?f6"/>
            <draw:equation draw:name="f23" draw:formula="?f13 / ?f6"/>
            <draw:equation draw:name="f24" draw:formula="?f16 / ?f6"/>
            <draw:equation draw:name="f25" draw:formula="?f15 / ?f6"/>
          </draw:enhanced-geometry>
        </draw:custom-shape>
        <draw:custom-shape svg:x="5.0899in" svg:y="3.63934in" svg:width="0.05in" svg:height="0.30687in" draw:id="id150" draw:style-name="a701" draw:name="Arrow: Down 11">
          <svg:title/>
          <svg:desc/>
          <text:p text:style-name="a700" text:class-names="" text:cond-style-name=""><text:span text:style-name="a699" text:class-names=""/></text:p>
          <draw:enhanced-geometry xmlns:dr3d="urn:oasis:names:tc:opendocument:xmlns:dr3d:1.0" draw:type="non-primitive" svg:viewBox="0 0 21600 21600" draw:enhanced-path="M ?f11 ?f8 L ?f11 ?f12 ?f8 ?f12 ?f10 ?f9 ?f9 ?f12 ?f15 ?f12 ?f15 ?f8 Z N" draw:text-areas="?f11 ?f21 ?f15 ?f23" draw:glue-points="?f21 ?f12 ?f22 ?f12" draw:glue-point-leaving-directions="-270, -90" draw:modifiers="1984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?f9 - ?f8"/>
            <draw:equation draw:name="f14" draw:formula="?f13 / 21600"/>
            <draw:equation draw:name="f15" draw:formula="21600 - ?f11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1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2 + ?f20"/>
            <draw:equation draw:name="f24" draw:formula="$1 / ?f6"/>
            <draw:equation draw:name="f25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4.13257in" svg:y="3.94621in" svg:width="2.05092in" svg:height="1.21893in" draw:id="id151" draw:style-name="a705" draw:name="Flowchart: Decision 9">
          <svg:title/>
          <svg:desc/>
          <text:p text:style-name="a704" text:class-names="" text:cond-style-name=""><text:span text:style-name="a702" text:class-names="">IS JAMB SCORE HIGHER OR EQUAL TO<text:s text:c="1"/></text:span><text:span text:style-name="a703" text:class-names="">230?</text:span></text:p>
          <draw:enhanced-geometry xmlns:dr3d="urn:oasis:names:tc:opendocument:xmlns:dr3d:1.0" draw:type="non-primitive" svg:viewBox="0 0 2 2" draw:enhanced-path="M ?f0 ?f2 L ?f2 ?f0 ?f1 ?f2 ?f2 ?f1 Z N" draw:text-areas="?f8 ?f8 ?f9 ?f9">
            <draw:equation draw:name="f0" draw:formula="0"/>
            <draw:equation draw:name="f1" draw:formula="2"/>
            <draw:equation draw:name="f2" draw:formula="1"/>
            <draw:equation draw:name="f3" draw:formula="?f1 - ?f0"/>
            <draw:equation draw:name="f4" draw:formula="?f3 / 2"/>
            <draw:equation draw:name="f5" draw:formula="?f3 / 4"/>
            <draw:equation draw:name="f6" draw:formula="?f3 * 3"/>
            <draw:equation draw:name="f7" draw:formula="?f6 / 4"/>
            <draw:equation draw:name="f8" draw:formula="?f5 / ?f4"/>
            <draw:equation draw:name="f9" draw:formula="?f7 / ?f4"/>
          </draw:enhanced-geometry>
        </draw:custom-shape>
        <draw:custom-shape svg:x="6.18349in" svg:y="4.54128in" svg:width="0.88073in" svg:height="0.05in" draw:id="id152" draw:style-name="a708" draw:name="Arrow: Right 10">
          <svg:title/>
          <svg:desc/>
          <text:p text:style-name="a707" text:class-names="" text:cond-style-name=""><text:span text:style-name="a706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20987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0.30687in" svg:height="0.05in" draw:id="id153" draw:style-name="a711" draw:transform="translate(-0.15343in -0.025in) rotate(-1.5708) translate(5.15802in 5.31857in)" draw:name="Arrow: Right 11">
          <svg:title/>
          <svg:desc/>
          <text:p text:style-name="a710" text:class-names="" text:cond-style-name=""><text:span text:style-name="a709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984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7.06422in" svg:y="4.18205in" svg:width="1.86239in" svg:height="0.74724in" draw:id="id154" draw:style-name="a714" draw:name="Rectangle 12">
          <svg:title/>
          <svg:desc/>
          <text:p text:style-name="a713" text:class-names="" text:cond-style-name=""><text:span text:style-name="a712" text:class-names="">PRINT SORRY YOU CAN’T ENROLL HER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91796in" svg:y="4.92929in" svg:width="0.05in" svg:height="0.3542in" draw:id="id155" draw:style-name="a717" draw:name="Arrow: Down 14">
          <svg:title/>
          <svg:desc/>
          <text:p text:style-name="a716" text:class-names="" text:cond-style-name=""><text:span text:style-name="a715" text:class-names=""/></text:p>
          <draw:enhanced-geometry xmlns:dr3d="urn:oasis:names:tc:opendocument:xmlns:dr3d:1.0" draw:type="non-primitive" svg:viewBox="0 0 21600 21600" draw:enhanced-path="M ?f11 ?f8 L ?f11 ?f12 ?f8 ?f12 ?f10 ?f9 ?f9 ?f12 ?f13 ?f12 ?f13 ?f8 Z N" draw:text-areas="?f11 ?f25 ?f13 ?f20" draw:glue-points="?f23 ?f12 ?f24 ?f12" draw:glue-point-leaving-directions="-270, -90" draw:modifiers="20075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21600 - ?f11"/>
            <draw:equation draw:name="f14" draw:formula="0 * ?f7"/>
            <draw:equation draw:name="f15" draw:formula="0 * ?f6"/>
            <draw:equation draw:name="f16" draw:formula="21600 * ?f6"/>
            <draw:equation draw:name="f17" draw:formula="21600 - ?f12"/>
            <draw:equation draw:name="f18" draw:formula="?f17 * ?f11"/>
            <draw:equation draw:name="f19" draw:formula="?f18 / 10800"/>
            <draw:equation draw:name="f20" draw:formula="?f12 + ?f19"/>
            <draw:equation draw:name="f21" draw:formula="$1 / ?f6"/>
            <draw:equation draw:name="f22" draw:formula="$0 / ?f7"/>
            <draw:equation draw:name="f23" draw:formula="?f15 / ?f6"/>
            <draw:equation draw:name="f24" draw:formula="?f16 / ?f6"/>
            <draw:equation draw:name="f25" draw:formula="?f14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6.66667in" svg:y="5.30051in" svg:width="2.33132in" svg:height="0.67in" draw:id="id156" draw:style-name="a720" draw:name="Flowchart: Data 15">
          <svg:title/>
          <svg:desc/>
          <text:p text:style-name="a719" text:class-names="" text:cond-style-name=""><text:span text:style-name="a718" text:class-names="">EXIT</text:span></text:p>
          <draw:enhanced-geometry xmlns:dr3d="urn:oasis:names:tc:opendocument:xmlns:dr3d:1.0" draw:type="non-primitive" svg:viewBox="0 0 5 5" draw:enhanced-path="M ?f0 ?f1 L ?f2 ?f0 ?f1 ?f0 ?f3 ?f1 Z N" draw:text-areas="?f20 ?f17 ?f25 ?f19" draw:glue-points="?f21 ?f17 ?f18 ?f22 ?f23 ?f19 ?f24 ?f22" draw:glue-point-leaving-directions="-360, -270, -180, -90">
            <draw:equation draw:name="f0" draw:formula="0"/>
            <draw:equation draw:name="f1" draw:formula="5"/>
            <draw:equation draw:name="f2" draw:formula="1"/>
            <draw:equation draw:name="f3" draw:formula="4"/>
            <draw:equation draw:name="f4" draw:formula="?f1 - ?f0"/>
            <draw:equation draw:name="f5" draw:formula="?f4 / 2"/>
            <draw:equation draw:name="f6" draw:formula="?f4 / 5"/>
            <draw:equation draw:name="f7" draw:formula="?f4 / 10"/>
            <draw:equation draw:name="f8" draw:formula="?f4 * 2"/>
            <draw:equation draw:name="f9" draw:formula="?f4 * 3"/>
            <draw:equation draw:name="f10" draw:formula="?f4 * 4"/>
            <draw:equation draw:name="f11" draw:formula="?f4 * 9"/>
            <draw:equation draw:name="f12" draw:formula="?f0 + ?f5"/>
            <draw:equation draw:name="f13" draw:formula="?f8 / 5"/>
            <draw:equation draw:name="f14" draw:formula="?f9 / 5"/>
            <draw:equation draw:name="f15" draw:formula="?f10 / 5"/>
            <draw:equation draw:name="f16" draw:formula="?f11 / 10"/>
            <draw:equation draw:name="f17" draw:formula="?f0 / ?f6"/>
            <draw:equation draw:name="f18" draw:formula="?f7 / ?f6"/>
            <draw:equation draw:name="f19" draw:formula="?f1 / ?f6"/>
            <draw:equation draw:name="f20" draw:formula="?f6 / ?f6"/>
            <draw:equation draw:name="f21" draw:formula="?f14 / ?f6"/>
            <draw:equation draw:name="f22" draw:formula="?f12 / ?f6"/>
            <draw:equation draw:name="f23" draw:formula="?f13 / ?f6"/>
            <draw:equation draw:name="f24" draw:formula="?f16 / ?f6"/>
            <draw:equation draw:name="f25" draw:formula="?f15 / ?f6"/>
          </draw:enhanced-geometry>
        </draw:custom-shape>
        <draw:custom-shape svg:x="7.80733in" svg:y="5.98752in" svg:width="0.05in" svg:height="0.47491in" draw:id="id157" draw:style-name="a723" draw:name="Arrow: Down 16">
          <svg:title/>
          <svg:desc/>
          <text:p text:style-name="a722" text:class-names="" text:cond-style-name=""><text:span text:style-name="a721" text:class-names=""/></text:p>
          <draw:enhanced-geometry xmlns:dr3d="urn:oasis:names:tc:opendocument:xmlns:dr3d:1.0" draw:type="non-primitive" svg:viewBox="0 0 21600 21600" draw:enhanced-path="M ?f11 ?f8 L ?f11 ?f12 ?f8 ?f12 ?f10 ?f9 ?f9 ?f12 ?f13 ?f12 ?f13 ?f8 Z N" draw:text-areas="?f11 ?f25 ?f13 ?f20" draw:glue-points="?f23 ?f12 ?f24 ?f12" draw:glue-point-leaving-directions="-270, -90" draw:modifiers="20463 540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21600 - ?f11"/>
            <draw:equation draw:name="f14" draw:formula="0 * ?f7"/>
            <draw:equation draw:name="f15" draw:formula="0 * ?f6"/>
            <draw:equation draw:name="f16" draw:formula="21600 * ?f6"/>
            <draw:equation draw:name="f17" draw:formula="21600 - ?f12"/>
            <draw:equation draw:name="f18" draw:formula="?f17 * ?f11"/>
            <draw:equation draw:name="f19" draw:formula="?f18 / 10800"/>
            <draw:equation draw:name="f20" draw:formula="?f12 + ?f19"/>
            <draw:equation draw:name="f21" draw:formula="$1 / ?f6"/>
            <draw:equation draw:name="f22" draw:formula="$0 / ?f7"/>
            <draw:equation draw:name="f23" draw:formula="?f15 / ?f6"/>
            <draw:equation draw:name="f24" draw:formula="?f16 / ?f6"/>
            <draw:equation draw:name="f25" draw:formula="?f14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7.08444in" svg:y="6.46243in" svg:width="1.44578in" svg:height="0.67in" draw:id="id158" draw:style-name="a726" draw:name="Rectangle: Rounded Corners 17">
          <svg:title/>
          <svg:desc/>
          <text:p text:style-name="a725" text:class-names="" text:cond-style-name=""><text:span text:style-name="a724" text:class-names="">STOP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43117in" svg:y="5.46937in" svg:width="1.45372in" svg:height="0.94173in" draw:id="id159" draw:style-name="a729" draw:name="Flowchart: Decision 18">
          <svg:title/>
          <svg:desc/>
          <text:p text:style-name="a728" text:class-names="" text:cond-style-name=""><text:span text:style-name="a727" text:class-names="">DO YOU HAVE MIRE THAN 5 CREDITS?</text:span></text:p>
          <draw:enhanced-geometry xmlns:dr3d="urn:oasis:names:tc:opendocument:xmlns:dr3d:1.0" draw:type="non-primitive" svg:viewBox="0 0 2 2" draw:enhanced-path="M ?f0 ?f2 L ?f2 ?f0 ?f1 ?f2 ?f2 ?f1 Z N" draw:text-areas="?f8 ?f8 ?f9 ?f9">
            <draw:equation draw:name="f0" draw:formula="0"/>
            <draw:equation draw:name="f1" draw:formula="2"/>
            <draw:equation draw:name="f2" draw:formula="1"/>
            <draw:equation draw:name="f3" draw:formula="?f1 - ?f0"/>
            <draw:equation draw:name="f4" draw:formula="?f3 / 2"/>
            <draw:equation draw:name="f5" draw:formula="?f3 / 4"/>
            <draw:equation draw:name="f6" draw:formula="?f3 * 3"/>
            <draw:equation draw:name="f7" draw:formula="?f6 / 4"/>
            <draw:equation draw:name="f8" draw:formula="?f5 / ?f4"/>
            <draw:equation draw:name="f9" draw:formula="?f7 / ?f4"/>
          </draw:enhanced-geometry>
        </draw:custom-shape>
        <draw:custom-shape svg:x="5.88385in" svg:y="5.92051in" svg:width="0.64627in" svg:height="0.05in" draw:id="id160" draw:style-name="a732" draw:name="Arrow: Right 19">
          <svg:title/>
          <svg:desc/>
          <text:p text:style-name="a731" text:class-names="" text:cond-style-name=""><text:span text:style-name="a730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20764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6.48012in" svg:y="4.59128in" svg:width="0.05in" svg:height="1.32923in" draw:id="id161" draw:style-name="a735" draw:name="Arrow: Up 20">
          <svg:title/>
          <svg:desc/>
          <text:p text:style-name="a734" text:class-names="" text:cond-style-name=""><text:span text:style-name="a733" text:class-names=""/></text:p>
          <draw:enhanced-geometry xmlns:dr3d="urn:oasis:names:tc:opendocument:xmlns:dr3d:1.0" draw:type="non-primitive" svg:viewBox="0 0 21600 21600" draw:enhanced-path="M ?f11 ?f9 L ?f11 ?f12 ?f8 ?f12 ?f10 ?f8 ?f9 ?f12 ?f13 ?f12 ?f13 ?f9 Z N" draw:text-areas="?f11 ?f19 ?f13 ?f24" draw:glue-points="?f22 ?f12 ?f23 ?f12" draw:glue-point-leaving-directions="-270, -90" draw:modifiers="406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21600 - ?f11"/>
            <draw:equation draw:name="f14" draw:formula="21600 * ?f7"/>
            <draw:equation draw:name="f15" draw:formula="0 * ?f6"/>
            <draw:equation draw:name="f16" draw:formula="21600 * ?f6"/>
            <draw:equation draw:name="f17" draw:formula="?f12 * ?f11"/>
            <draw:equation draw:name="f18" draw:formula="?f17 / 10800"/>
            <draw:equation draw:name="f19" draw:formula="?f12 - ?f18"/>
            <draw:equation draw:name="f20" draw:formula="$1 / ?f6"/>
            <draw:equation draw:name="f21" draw:formula="$0 / ?f7"/>
            <draw:equation draw:name="f22" draw:formula="?f15 / ?f6"/>
            <draw:equation draw:name="f23" draw:formula="?f16 / ?f6"/>
            <draw:equation draw:name="f24" draw:formula="?f14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5.04552in" svg:y="6.4111in" svg:width="0.05in" svg:height="0.2285in" draw:id="id162" draw:style-name="a738" draw:name="Arrow: Down 21">
          <svg:title/>
          <svg:desc/>
          <text:p text:style-name="a737" text:class-names="" text:cond-style-name=""><text:span text:style-name="a736" text:class-names=""/></text:p>
          <draw:enhanced-geometry xmlns:dr3d="urn:oasis:names:tc:opendocument:xmlns:dr3d:1.0" draw:type="non-primitive" svg:viewBox="0 0 21600 21600" draw:enhanced-path="M ?f11 ?f8 L ?f11 ?f12 ?f8 ?f12 ?f10 ?f9 ?f9 ?f12 ?f13 ?f12 ?f13 ?f8 Z N" draw:text-areas="?f11 ?f25 ?f13 ?f20" draw:glue-points="?f23 ?f12 ?f24 ?f12" draw:glue-point-leaving-directions="-270, -90" draw:modifiers="19237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21600 - ?f11"/>
            <draw:equation draw:name="f14" draw:formula="0 * ?f7"/>
            <draw:equation draw:name="f15" draw:formula="0 * ?f6"/>
            <draw:equation draw:name="f16" draw:formula="21600 * ?f6"/>
            <draw:equation draw:name="f17" draw:formula="21600 - ?f12"/>
            <draw:equation draw:name="f18" draw:formula="?f17 * ?f11"/>
            <draw:equation draw:name="f19" draw:formula="?f18 / 10800"/>
            <draw:equation draw:name="f20" draw:formula="?f12 + ?f19"/>
            <draw:equation draw:name="f21" draw:formula="$1 / ?f6"/>
            <draw:equation draw:name="f22" draw:formula="$0 / ?f7"/>
            <draw:equation draw:name="f23" draw:formula="?f15 / ?f6"/>
            <draw:equation draw:name="f24" draw:formula="?f16 / ?f6"/>
            <draw:equation draw:name="f25" draw:formula="?f14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3.84813in" svg:y="6.6396in" svg:width="1.61843in" svg:height="0.4415in" draw:id="id163" draw:style-name="a741" draw:name="Rectangle 22">
          <svg:title/>
          <svg:desc/>
          <text:p text:style-name="a740" text:class-names="" text:cond-style-name=""><text:span text:style-name="a739" text:class-names="">PRINT CONGRATULATION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46656in" svg:y="6.84337in" svg:width="0.33831in" svg:height="0.05in" draw:id="id164" draw:style-name="a744" draw:name="Arrow: Right 23">
          <svg:title/>
          <svg:desc/>
          <text:p text:style-name="a743" text:class-names="" text:cond-style-name=""><text:span text:style-name="a742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20004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5.70987in" svg:y="6.60493in" svg:width="1.05938in" svg:height="0.52689in" draw:id="id165" draw:style-name="a747" draw:name="Flowchart: Data 24">
          <svg:title/>
          <svg:desc/>
          <text:p text:style-name="a746" text:class-names="" text:cond-style-name=""><text:span text:style-name="a745" text:class-names="">EXIT</text:span></text:p>
          <draw:enhanced-geometry xmlns:dr3d="urn:oasis:names:tc:opendocument:xmlns:dr3d:1.0" draw:type="non-primitive" svg:viewBox="0 0 5 5" draw:enhanced-path="M ?f0 ?f1 L ?f2 ?f0 ?f1 ?f0 ?f3 ?f1 Z N" draw:text-areas="?f20 ?f17 ?f25 ?f19" draw:glue-points="?f21 ?f17 ?f18 ?f22 ?f23 ?f19 ?f24 ?f22" draw:glue-point-leaving-directions="-360, -270, -180, -90">
            <draw:equation draw:name="f0" draw:formula="0"/>
            <draw:equation draw:name="f1" draw:formula="5"/>
            <draw:equation draw:name="f2" draw:formula="1"/>
            <draw:equation draw:name="f3" draw:formula="4"/>
            <draw:equation draw:name="f4" draw:formula="?f1 - ?f0"/>
            <draw:equation draw:name="f5" draw:formula="?f4 / 2"/>
            <draw:equation draw:name="f6" draw:formula="?f4 / 5"/>
            <draw:equation draw:name="f7" draw:formula="?f4 / 10"/>
            <draw:equation draw:name="f8" draw:formula="?f4 * 2"/>
            <draw:equation draw:name="f9" draw:formula="?f4 * 3"/>
            <draw:equation draw:name="f10" draw:formula="?f4 * 4"/>
            <draw:equation draw:name="f11" draw:formula="?f4 * 9"/>
            <draw:equation draw:name="f12" draw:formula="?f0 + ?f5"/>
            <draw:equation draw:name="f13" draw:formula="?f8 / 5"/>
            <draw:equation draw:name="f14" draw:formula="?f9 / 5"/>
            <draw:equation draw:name="f15" draw:formula="?f10 / 5"/>
            <draw:equation draw:name="f16" draw:formula="?f11 / 10"/>
            <draw:equation draw:name="f17" draw:formula="?f0 / ?f6"/>
            <draw:equation draw:name="f18" draw:formula="?f7 / ?f6"/>
            <draw:equation draw:name="f19" draw:formula="?f1 / ?f6"/>
            <draw:equation draw:name="f20" draw:formula="?f6 / ?f6"/>
            <draw:equation draw:name="f21" draw:formula="?f14 / ?f6"/>
            <draw:equation draw:name="f22" draw:formula="?f12 / ?f6"/>
            <draw:equation draw:name="f23" draw:formula="?f13 / ?f6"/>
            <draw:equation draw:name="f24" draw:formula="?f16 / ?f6"/>
            <draw:equation draw:name="f25" draw:formula="?f15 / ?f6"/>
          </draw:enhanced-geometry>
        </draw:custom-shape>
        <draw:custom-shape svg:x="6.66667in" svg:y="6.84337in" svg:width="0.34589in" svg:height="0.05in" draw:id="id166" draw:style-name="a750" draw:name="Arrow: Right 25">
          <svg:title/>
          <svg:desc/>
          <text:p text:style-name="a749" text:class-names="" text:cond-style-name=""><text:span text:style-name="a748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20039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167" draw:style-name="a753" draw:name="TextBox 26" svg:x="7.37349in" svg:y="1.74857in" svg:width="3.10468in" svg:height="0.40391in">
          <draw:text-box>
            <text:p text:style-name="a752" text:class-names="" text:cond-style-name=""><text:span text:style-name="a751" text:class-names="">FLOWCHART FOR PROJECT 4</text:span></text:p>
          </draw:text-box>
          <svg:title/>
          <svg:desc/>
        </draw:frame>
      </draw:page>
      <draw:page draw:name="Slide8" draw:style-name="a754" draw:master-page-name="Master1-Layout2-obj-Title-and-Content" presentation:presentation-page-layout-name="Master1-PPL2" draw:id="Slide-263">
        <draw:frame draw:id="id168" presentation:style-name="a757" draw:name="Title 1" svg:x="0.91667in" svg:y="0.39931in" svg:width="11.5in" svg:height="1.44965in" presentation:class="title" presentation:placeholder="false">
          <draw:text-box>
            <text:p text:style-name="a756" text:class-names="" text:cond-style-name=""><text:span text:style-name="a755" text:class-names="">PSUEDOCODE FOR PROJECT 4</text:span></text:p>
          </draw:text-box>
          <svg:title/>
          <svg:desc/>
        </draw:frame>
        <draw:frame draw:id="id169" presentation:style-name="a803" draw:name="Content Placeholder 2" svg:x="0.91667in" svg:y="1.99653in" svg:width="11.5in" svg:height="4.75868in" presentation:class="outline" presentation:placeholder="false">
          <draw:text-box>
            <text:list text:style-name="a760">
              <text:list-item>
                <text:p text:style-name="a759" text:class-names="" text:cond-style-name=""><text:span text:style-name="a758" text:class-names="">INPUT your name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>PRINT welcome to PAU you have chosen computer science dept.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>INPUT jamb score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>IS jamb score higher or equal to 230?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>IF no<text:s text:c="1"/>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PRINT sorry you can’t enroll in PAU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>IF yes<text:s text:c="1"/>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>DO you have more than 5 credit?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IF no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>PRINT sorry you can’t enroll in PAU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>IF yes<text:s text:c="1"/>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>PRINT congratulations<text:s text:c="1"/>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/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/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4/7/2022</text:date></text:span></text:p>
        </draw:text-box>
        <svg:title/>
        <svg:desc/>
      </draw:frame>
      <draw:frame draw:id="id3" presentation:style-name="a26" draw:name="Footer Placehold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0">
      <draw:frame draw:id="id5" presentation:style-name="a33" draw:name="Titl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Click to edit Master title style</text:span></text:p>
        </draw:text-box>
        <svg:title/>
        <svg:desc/>
      </draw:frame>
      <draw:frame draw:id="id6" presentation:style-name="a36" draw:name="Subtitl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Click to edit Master subtitle style</text:span></text:p>
        </draw:text-box>
        <svg:title/>
        <svg:desc/>
      </draw:frame>
      <draw:frame draw:id="id7" presentation:style-name="a40" draw:name="Date Placehold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4/7/2022</text:date></text:span></text:p>
        </draw:text-box>
        <svg:title/>
        <svg:desc/>
      </draw:frame>
      <draw:frame draw:id="id8" presentation:style-name="a43" draw:name="Footer Placehold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lide Number Placehold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47">
      <draw:frame draw:id="id10" presentation:style-name="a50" draw:name="Titl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1" presentation:style-name="a66" draw:name="Content Placehold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ck to edit Master text styles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cond le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hird le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e Placehold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4/7/2022</text:date></text:span></text:p>
        </draw:text-box>
        <svg:title/>
        <svg:desc/>
      </draw:frame>
      <draw:frame draw:id="id13" presentation:style-name="a73" draw:name="Footer Placehold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lide Number Placehold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77">
      <draw:frame draw:id="id15" presentation:style-name="a80" draw:name="Titl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Click to edit Master title style</text:span></text:p>
        </draw:text-box>
        <svg:title/>
        <svg:desc/>
      </draw:frame>
      <draw:frame draw:id="id16" presentation:style-name="a84" draw:name="Text Placehold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ck to edit Master text styles</text:span></text:p>
            </text:list-item>
          </text:list>
        </draw:text-box>
        <svg:title/>
        <svg:desc/>
      </draw:frame>
      <draw:frame draw:id="id17" presentation:style-name="a88" draw:name="Date Placehold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4/7/2022</text:date></text:span></text:p>
        </draw:text-box>
        <svg:title/>
        <svg:desc/>
      </draw:frame>
      <draw:frame draw:id="id18" presentation:style-name="a91" draw:name="Footer Placehold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Slide Number Placehold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95">
      <draw:frame draw:id="id20" presentation:style-name="a98" draw:name="Titl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Click to edit Master title style</text:span></text:p>
        </draw:text-box>
        <svg:title/>
        <svg:desc/>
      </draw:frame>
      <draw:frame draw:id="id21" presentation:style-name="a114" draw:name="Content Placehold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ck to edit Master text styles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 le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Content Placehold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e Placehold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4/7/2022</text:date></text:span></text:p>
        </draw:text-box>
        <svg:title/>
        <svg:desc/>
      </draw:frame>
      <draw:frame draw:id="id24" presentation:style-name="a137" draw:name="Footer Placehold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lide Number Placehold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1">
      <draw:frame draw:id="id26" presentation:style-name="a144" draw:name="Titl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Click to edit Master title style</text:span></text:p>
        </draw:text-box>
        <svg:title/>
        <svg:desc/>
      </draw:frame>
      <draw:frame draw:id="id27" presentation:style-name="a148" draw:name="Text Placehold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ck to edit Master text styles</text:span></text:p>
            </text:list-item>
          </text:list>
        </draw:text-box>
        <svg:title/>
        <svg:desc/>
      </draw:frame>
      <draw:frame draw:id="id28" presentation:style-name="a164" draw:name="Content Placehold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ck to edit Master text styles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 le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 Placehold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ck to edit Master text styles</text:span></text:p>
            </text:list-item>
          </text:list>
        </draw:text-box>
        <svg:title/>
        <svg:desc/>
      </draw:frame>
      <draw:frame draw:id="id30" presentation:style-name="a184" draw:name="Content Placehold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edit Master text styles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 le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hird le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e Placehold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4/7/2022</text:date></text:span></text:p>
        </draw:text-box>
        <svg:title/>
        <svg:desc/>
      </draw:frame>
      <draw:frame draw:id="id32" presentation:style-name="a191" draw:name="Footer Placehold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Slide Number Placehold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195">
      <draw:frame draw:id="id34" presentation:style-name="a198" draw:name="Titl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35" presentation:style-name="a202" draw:name="Date Placehold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4/7/2022</text:date></text:span></text:p>
        </draw:text-box>
        <svg:title/>
        <svg:desc/>
      </draw:frame>
      <draw:frame draw:id="id36" presentation:style-name="a205" draw:name="Footer Placehold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Slide Number Placehold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09">
      <draw:frame draw:id="id38" presentation:style-name="a213" draw:name="Date Placehold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4/7/2022</text:date></text:span></text:p>
        </draw:text-box>
        <svg:title/>
        <svg:desc/>
      </draw:frame>
      <draw:frame draw:id="id39" presentation:style-name="a216" draw:name="Footer Placehold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Slide Number Placehold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20">
      <draw:frame draw:id="id41" presentation:style-name="a223" draw:name="Titl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Click to edit Master title style</text:span></text:p>
        </draw:text-box>
        <svg:title/>
        <svg:desc/>
      </draw:frame>
      <draw:frame draw:id="id42" presentation:style-name="a239" draw:name="Content Placehold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ck to edit Master text styles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cond le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hird le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 Placehold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</draw:text-box>
        <svg:title/>
        <svg:desc/>
      </draw:frame>
      <draw:frame draw:id="id44" presentation:style-name="a247" draw:name="Date Placehold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4/7/2022</text:date></text:span></text:p>
        </draw:text-box>
        <svg:title/>
        <svg:desc/>
      </draw:frame>
      <draw:frame draw:id="id45" presentation:style-name="a250" draw:name="Footer Placehold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Slide Number Placehold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54">
      <draw:frame draw:id="id47" presentation:style-name="a257" draw:name="Titl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Click to edit Master title style</text:span></text:p>
        </draw:text-box>
        <svg:title/>
        <svg:desc/>
      </draw:frame>
      <draw:frame draw:id="id48" presentation:style-name="a260" draw:name="Picture Placehold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 Placehold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ck to edit Master text styles</text:span></text:p>
            </text:list-item>
          </text:list>
        </draw:text-box>
        <svg:title/>
        <svg:desc/>
      </draw:frame>
      <draw:frame draw:id="id50" presentation:style-name="a268" draw:name="Date Placehold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4/7/2022</text:date></text:span></text:p>
        </draw:text-box>
        <svg:title/>
        <svg:desc/>
      </draw:frame>
      <draw:frame draw:id="id51" presentation:style-name="a271" draw:name="Footer Placehold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Slide Number Placehold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75">
      <draw:frame draw:id="id53" presentation:style-name="a278" draw:name="Titl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Click to edit Master title style</text:span></text:p>
        </draw:text-box>
        <svg:title/>
        <svg:desc/>
      </draw:frame>
      <draw:frame draw:id="id54" presentation:style-name="a294" draw:name="Vertical Text Placehold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e Placehold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4/7/2022</text:date></text:span></text:p>
        </draw:text-box>
        <svg:title/>
        <svg:desc/>
      </draw:frame>
      <draw:frame draw:id="id56" presentation:style-name="a301" draw:name="Footer Placehold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Slide Number Placehold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05">
      <draw:frame draw:id="id58" presentation:style-name="a308" draw:name="Vertical Title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Click to edit Master title style</text:span></text:p>
        </draw:text-box>
        <svg:title/>
        <svg:desc/>
      </draw:frame>
      <draw:frame draw:id="id59" presentation:style-name="a324" draw:name="Vertical Text Placehold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ck to 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e Placehold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4/7/2022</text:date></text:span></text:p>
        </draw:text-box>
        <svg:title/>
        <svg:desc/>
      </draw:frame>
      <draw:frame draw:id="id61" presentation:style-name="a331" draw:name="Footer Placehold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Slide Number Placehold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austine ejola</meta:initial-creator>
    <dc:creator>austine ejola</dc:creator>
    <meta:creation-date>2022-03-31T14:28:14Z</meta:creation-date>
    <dc:date>2022-04-07T14:30:59Z</dc:date>
    <meta:editing-cycles>4</meta:editing-cycles>
    <meta:editing-duration>PT10860S</meta:editing-duration>
    <meta:document-statistic meta:paragraph-count="98" meta:word-count="414"/>
  </office:meta>
</office:document-meta>
</file>